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2502a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8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Normal_1._32_DM_32_PERSONAL_32_TRAVEL_32_a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2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3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8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2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4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8" style:family="table-cell" style:parent-style-name="Normal_32_2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_32_2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_32_2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55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56" style:family="table-cell" style:parent-style-name="Normal_32_3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71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7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0" style:family="table-cell" style:parent-style-name="Normal_1._32_DM_32_PERSONAL_32_TRAVEL_32_a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Normal_TRA2502a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8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92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3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5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3.5pt" style:use-optimal-row-height="false" fo:break-before="auto"/>
    </style:style>
    <style:style style:name="ro13" style:family="table-row">
      <style:table-row-properties style:row-height="12.95pt" style:use-optimal-row-height="false" fo:break-before="auto"/>
    </style:style>
    <style:style style:name="ro14" style:family="table-row">
      <style:table-row-properties style:row-height="14.1pt" style:use-optimal-row-height="fals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206_(2017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23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7</text:p>
          </table:table-cell>
          <table:table-cell table:number-columns-repeated="3" table:style-name="ce6"/>
          <table:table-cell table:number-columns-repeated="3" table:style-name="ce7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15">
            <text:p>Cars and taxis</text:p>
          </table:table-cell>
          <table:table-cell office:value-type="string" table:style-name="ce15">
            <text:p>Light Commercial Vehicles<text:s/><text:span text:style-name="T1">1</text:span></text:p>
          </table:table-cell>
          <table:table-cell office:value-type="string" table:style-name="ce15">
            <text:p>Heavy Goods Vehicles<text:s/><text:span text:style-name="T1">2</text:span>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15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16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5" table:style-name="ce18">
            <text:p>15.5</text:p>
          </table:table-cell>
          <table:table-cell office:value-type="float" office:value="2.8" table:style-name="ce18">
            <text:p>2.8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office:value-type="float" office:value="19.399999999999999" table:style-name="ce19">
            <text:p>19.4</text:p>
          </table:table-cell>
          <table:table-cell table:number-columns-repeated="16375" table:style-name="ce20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22">
              <text:p>5.9</text:p>
            </table:table-cell>
            <table:table-cell office:value-type="float" office:value="1" table:style-name="ce22">
              <text:p>1.0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" table:style-name="ce22">
              <text:p>0.0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7.3" table:style-name="ce23">
              <text:p>7.3</text:p>
            </table:table-cell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5" table:style-name="ce22">
              <text:p>9.5</text:p>
            </table:table-cell>
            <table:table-cell office:value-type="float" office:value="1.8" table:style-name="ce22">
              <text:p>1.8</text:p>
            </table:table-cell>
            <table:table-cell office:value-type="float" office:value="0.5" table:style-name="ce22">
              <text:p>0.5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2.1" table:style-name="ce23">
              <text:p>12.1</text:p>
            </table:table-cell>
            <table:table-cell table:number-columns-repeated="16375" table:style-name="ce20"/>
          </table:table-row>
        </table:table-row-group>
        <table:table-row table:style-name="ro9">
          <table:table-cell office:value-type="string" table:style-name="ce16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9" table:style-name="ce18">
            <text:p>44.9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56.9" table:style-name="ce19">
            <text:p>56.9</text:p>
          </table:table-cell>
          <table:table-cell table:number-columns-repeated="16375" table:style-name="ce20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3" table:style-name="ce22">
              <text:p>14.3</text:p>
            </table:table-cell>
            <table:table-cell office:value-type="float" office:value="2.6" table:style-name="ce22">
              <text:p>2.6</text:p>
            </table:table-cell>
            <table:table-cell office:value-type="float" office:value="0.8" table:style-name="ce22">
              <text:p>0.8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7.899999999999999" table:style-name="ce23">
              <text:p>17.9</text:p>
            </table:table-cell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5" table:style-name="ce22">
              <text:p>6.5</text:p>
            </table:table-cell>
            <table:table-cell office:value-type="float" office:value="1.2" table:style-name="ce22">
              <text:p>1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8" table:style-name="ce23">
              <text:p>8.0</text:p>
            </table:table-cell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4.1" table:style-name="ce22">
              <text:p>24.1</text:p>
            </table:table-cell>
            <table:table-cell office:value-type="float" office:value="4.5" table:style-name="ce22">
              <text:p>4.5</text:p>
            </table:table-cell>
            <table:table-cell office:value-type="float" office:value="2" table:style-name="ce22">
              <text:p>2.0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31" table:style-name="ce23">
              <text:p>31.0</text:p>
            </table:table-cell>
            <table:table-cell table:number-columns-repeated="16375" table:style-name="ce20"/>
          </table:table-row>
        </table:table-row-group>
        <table:table-row table:style-name="ro9">
          <table:table-cell office:value-type="string" table:style-name="ce16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3.700000000000003" table:style-name="ce18">
            <text:p>33.7</text:p>
          </table:table-cell>
          <table:table-cell office:value-type="float" office:value="6.9" table:style-name="ce18">
            <text:p>6.9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4.1" table:style-name="ce19">
            <text:p>44.1</text:p>
          </table:table-cell>
          <table:table-cell table:number-columns-repeated="16375" table:style-name="ce20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8" table:style-name="ce22">
              <text:p>7.8</text:p>
            </table:table-cell>
            <table:table-cell office:value-type="float" office:value="1.7" table:style-name="ce22">
              <text:p>1.7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10.3" table:style-name="ce23">
              <text:p>10.3</text:p>
            </table:table-cell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8" table:style-name="ce22">
              <text:p>12.8</text:p>
            </table:table-cell>
            <table:table-cell office:value-type="float" office:value="2.4" table:style-name="ce22">
              <text:p>2.4</text:p>
            </table:table-cell>
            <table:table-cell office:value-type="float" office:value="0.9" table:style-name="ce22">
              <text:p>0.9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6.399999999999999" table:style-name="ce23">
              <text:p>16.4</text:p>
            </table:table-cell>
            <table:table-cell table:number-columns-repeated="16375" table:style-name="ce20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3.1" table:style-name="ce22">
              <text:p>13.1</text:p>
            </table:table-cell>
            <table:table-cell office:value-type="float" office:value="2.7" table:style-name="ce22">
              <text:p>2.7</text:p>
            </table:table-cell>
            <table:table-cell office:value-type="float" office:value="1.2" table:style-name="ce22">
              <text:p>1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7.3" table:style-name="ce23">
              <text:p>17.3</text:p>
            </table:table-cell>
            <table:table-cell table:number-columns-repeated="16375" table:style-name="ce20"/>
          </table:table-row>
        </table:table-row-group>
        <table:table-row table:style-name="ro9">
          <table:table-cell office:value-type="string" table:style-name="ce16">
            <text:p>East Midlands</text:p>
          </table:table-cell>
          <table:table-cell table:style-name="ce17"/>
          <table:table-cell office:value-type="float" office:value="33.799999999999997" table:style-name="ce18">
            <text:p>33.8</text:p>
          </table:table-cell>
          <table:table-cell office:value-type="float" office:value="6.7" table:style-name="ce18">
            <text:p>6.7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4.2" table:style-name="ce19">
            <text:p>44.2</text:p>
          </table:table-cell>
          <table:table-cell table:number-columns-repeated="16375" table:style-name="ce20"/>
        </table:table-row>
        <table:table-row table:style-name="ro9">
          <table:table-cell office:value-type="string" table:style-name="ce16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9.5" table:style-name="ce18">
            <text:p>39.5</text:p>
          </table:table-cell>
          <table:table-cell office:value-type="float" office:value="7.3" table:style-name="ce18">
            <text:p>7.3</text:p>
          </table:table-cell>
          <table:table-cell office:value-type="float" office:value="3.2" table:style-name="ce18">
            <text:p>3.2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50.7" table:style-name="ce19">
            <text:p>50.7</text:p>
          </table:table-cell>
          <table:table-cell table:number-columns-repeated="16375" table:style-name="ce20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20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3" table:style-name="ce22">
              <text:p>13.3</text:p>
            </table:table-cell>
            <table:table-cell office:value-type="float" office:value="2.4" table:style-name="ce22">
              <text:p>2.4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6.7" table:style-name="ce23">
              <text:p>16.7</text:p>
            </table:table-cell>
            <table:table-cell table:number-columns-repeated="16375" table:style-name="ce20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6.2" table:style-name="ce22">
              <text:p>26.2</text:p>
            </table:table-cell>
            <table:table-cell office:value-type="float" office:value="4.9000000000000004" table:style-name="ce22">
              <text:p>4.9</text:p>
            </table:table-cell>
            <table:table-cell office:value-type="float" office:value="2.5" table:style-name="ce22">
              <text:p>2.5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4" table:style-name="ce22">
              <text:p>0.4</text:p>
            </table:table-cell>
            <table:table-cell office:value-type="float" office:value="34" table:style-name="ce23">
              <text:p>34.0</text:p>
            </table:table-cell>
            <table:table-cell table:number-columns-repeated="16375" table:style-name="ce20"/>
          </table:table-row>
        </table:table-row-group>
        <table:table-row table:style-name="ro9">
          <table:table-cell office:value-type="string" table:style-name="ce16">
            <text:p>East of England</text:p>
          </table:table-cell>
          <table:table-cell table:style-name="ce24"/>
          <table:table-cell office:value-type="float" office:value="47.9" table:style-name="ce18">
            <text:p>47.9</text:p>
          </table:table-cell>
          <table:table-cell office:value-type="float" office:value="10" table:style-name="ce18">
            <text:p>10.0</text:p>
          </table:table-cell>
          <table:table-cell office:value-type="float" office:value="3.5" table:style-name="ce18">
            <text:p>3.5</text:p>
          </table:table-cell>
          <table:table-cell office:value-type="float" office:value="0.5" table:style-name="ce18">
            <text:p>0.5</text:p>
          </table:table-cell>
          <table:table-cell office:value-type="float" office:value="0.3" table:style-name="ce18">
            <text:p>0.3</text:p>
          </table:table-cell>
          <table:table-cell office:value-type="float" office:value="0.9" table:style-name="ce18">
            <text:p>0.9</text:p>
          </table:table-cell>
          <table:table-cell office:value-type="float" office:value="62.3" table:style-name="ce19">
            <text:p>62.3</text:p>
          </table:table-cell>
          <table:table-cell table:style-name="ce18"/>
          <table:table-cell table:number-columns-repeated="16374"/>
        </table:table-row>
        <table:table-row table:style-name="ro9">
          <table:table-cell office:value-type="string" table:style-name="ce16">
            <text:p>London</text:p>
          </table:table-cell>
          <table:table-cell table:style-name="ce24"/>
          <table:table-cell office:value-type="float" office:value="22.6" table:style-name="ce18">
            <text:p>22.6</text:p>
          </table:table-cell>
          <table:table-cell office:value-type="float" office:value="4.8" table:style-name="ce18">
            <text:p>4.8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29.5" table:style-name="ce19">
            <text:p>29.5</text:p>
          </table:table-cell>
          <table:table-cell table:number-columns-repeated="16375" table:style-name="ce20"/>
        </table:table-row>
        <table:table-row table:style-name="ro9">
          <table:table-cell office:value-type="string" table:style-name="ce16">
            <text:p>South East</text:p>
          </table:table-cell>
          <table:table-cell table:style-name="ce24"/>
          <table:table-cell office:value-type="float" office:value="70.5" table:style-name="ce18">
            <text:p>70.5</text:p>
          </table:table-cell>
          <table:table-cell office:value-type="float" office:value="13.3" table:style-name="ce18">
            <text:p>13.3</text:p>
          </table:table-cell>
          <table:table-cell office:value-type="float" office:value="4" table:style-name="ce18">
            <text:p>4.0</text:p>
          </table:table-cell>
          <table:table-cell office:value-type="float" office:value="0.7" table:style-name="ce18">
            <text:p>0.7</text:p>
          </table:table-cell>
          <table:table-cell office:value-type="float" office:value="0.4" table:style-name="ce18">
            <text:p>0.4</text:p>
          </table:table-cell>
          <table:table-cell office:value-type="float" office:value="1.2" table:style-name="ce18">
            <text:p>1.2</text:p>
          </table:table-cell>
          <table:table-cell office:value-type="float" office:value="88.9" table:style-name="ce19">
            <text:p>88.9</text:p>
          </table:table-cell>
          <table:table-cell table:number-columns-repeated="16375" table:style-name="ce20"/>
        </table:table-row>
        <table:table-row table:style-name="ro9">
          <table:table-cell office:value-type="string" table:style-name="ce16">
            <text:p>South West</text:p>
          </table:table-cell>
          <table:table-cell table:style-name="ce24"/>
          <table:table-cell office:value-type="float" office:value="42.1" table:style-name="ce18">
            <text:p>42.1</text:p>
          </table:table-cell>
          <table:table-cell office:value-type="float" office:value="8.4" table:style-name="ce18">
            <text:p>8.4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0.5" table:style-name="ce18">
            <text:p>0.5</text:p>
          </table:table-cell>
          <table:table-cell office:value-type="float" office:value="0.3" table:style-name="ce18">
            <text:p>0.3</text:p>
          </table:table-cell>
          <table:table-cell office:value-type="float" office:value="0.9" table:style-name="ce18">
            <text:p>0.9</text:p>
          </table:table-cell>
          <table:table-cell office:value-type="float" office:value="53.6" table:style-name="ce19">
            <text:p>53.6</text:p>
          </table:table-cell>
          <table:table-cell table:number-columns-repeated="16375" table:style-name="ce20"/>
        </table:table-row>
        <table:table-row table:style-name="ro5">
          <table:table-cell office:value-type="string" table:style-name="ce16">
            <text:p>England</text:p>
          </table:table-cell>
          <table:table-cell table:style-name="ce24"/>
          <table:table-cell office:value-type="float" office:value="350.5" table:style-name="ce18">
            <text:p>350.5</text:p>
          </table:table-cell>
          <table:table-cell office:value-type="float" office:value="68.5" table:style-name="ce18">
            <text:p>68.5</text:p>
          </table:table-cell>
          <table:table-cell office:value-type="float" office:value="23.7" table:style-name="ce18">
            <text:p>23.7</text:p>
          </table:table-cell>
          <table:table-cell office:value-type="float" office:value="3.9" table:style-name="ce18">
            <text:p>3.9</text:p>
          </table:table-cell>
          <table:table-cell office:value-type="float" office:value="3.1" table:style-name="ce18">
            <text:p>3.1</text:p>
          </table:table-cell>
          <table:table-cell office:value-type="float" office:value="7" table:style-name="ce18">
            <text:p>7.0</text:p>
          </table:table-cell>
          <table:table-cell office:value-type="float" office:value="449.6" table:style-name="ce19">
            <text:p>449.6</text:p>
          </table:table-cell>
          <table:table-cell table:number-columns-repeated="16375" table:style-name="ce20"/>
        </table:table-row>
        <table:table-row table:style-name="ro9">
          <table:table-cell office:value-type="string" table:style-name="ce16">
            <text:p>Wales</text:p>
          </table:table-cell>
          <table:table-cell table:style-name="ce25"/>
          <table:table-cell office:value-type="float" office:value="22.7" table:style-name="ce18">
            <text:p>22.7</text:p>
          </table:table-cell>
          <table:table-cell office:value-type="float" office:value="4.7" table:style-name="ce18">
            <text:p>4.7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3" table:style-name="ce18">
            <text:p>0.3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29.1" table:style-name="ce19">
            <text:p>29.1</text:p>
          </table:table-cell>
          <table:table-cell table:number-columns-repeated="16375" table:style-name="ce20"/>
        </table:table-row>
        <table:table-row table:style-name="ro9">
          <table:table-cell office:value-type="string" table:style-name="ce16">
            <text:p>Scotland</text:p>
          </table:table-cell>
          <table:table-cell table:style-name="ce24"/>
          <table:table-cell office:value-type="float" office:value="36.200000000000003" table:style-name="ce18">
            <text:p>36.2</text:p>
          </table:table-cell>
          <table:table-cell office:value-type="float" office:value="8" table:style-name="ce18">
            <text:p>8.0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7.7" table:style-name="ce19">
            <text:p>47.7</text:p>
          </table:table-cell>
          <table:table-cell table:number-columns-repeated="16375" table:style-name="ce20"/>
        </table:table-row>
        <table:table-row table:style-name="ro5">
          <table:table-cell office:value-type="string" table:style-name="ce16">
            <text:p>Great Britain</text:p>
          </table:table-cell>
          <table:table-cell table:style-name="ce25"/>
          <table:table-cell office:value-type="float" office:value="409.4" table:style-name="ce18">
            <text:p>409.4</text:p>
          </table:table-cell>
          <table:table-cell office:value-type="float" office:value="81.3" table:style-name="ce18">
            <text:p>81.3</text:p>
          </table:table-cell>
          <table:table-cell office:value-type="float" office:value="27.4" table:style-name="ce18">
            <text:p>27.4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3.9" table:style-name="ce18">
            <text:p>3.9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526.4" table:style-name="ce19">
            <text:p>526.4</text:p>
          </table:table-cell>
          <table:table-cell table:number-columns-repeated="16375" table:style-name="ce20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20"/>
        </table:table-row>
        <table:table-row table:style-name="ro11">
          <table:table-cell office:value-type="string" table:style-name="ce29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style-name="ce34"/>
          <table:table-cell table:number-columns-repeated="16374" table:style-name="ce20"/>
        </table:table-row>
        <table:table-row table:style-name="ro2">
          <table:table-cell office:value-type="string" table:style-name="ce29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ly 2018</text:p>
          </table:table-cell>
          <table:table-cell table:style-name="ce34"/>
          <table:table-cell table:number-columns-repeated="16374" table:style-name="ce20"/>
        </table:table-row>
        <table:table-row table:style-name="ro2">
          <table:table-cell office:value-type="string" table:style-name="ce29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6">
            <text:p>Next update: June 2019</text:p>
          </table:table-cell>
          <table:table-cell table:style-name="ce36"/>
          <table:table-cell table:number-columns-repeated="16374" table:style-name="ce20"/>
        </table:table-row>
        <table:table-row table:style-name="ro2">
          <table:table-cell office:value-type="string" table:style-name="ce29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20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20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20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16381" table:style-name="ce20"/>
        </table:table-row>
        <table:table-row table:style-name="ro2">
          <table:table-cell office:value-type="string" table:style-name="ce39">
            <text:p>Notes &amp; definitions:</text:p>
          </table:table-cell>
          <table:table-cell table:style-name="ce40"/>
          <table:table-cell table:style-name="ce38"/>
          <table:table-cell table:number-columns-repeated="16381" table:style-name="ce20"/>
        </table:table-row>
        <table:table-row table:style-name="ro12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16381" table:style-name="ce20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206_(2017).$A$1"/>
          <table:named-expression table:name="_1981" table:expression="of:=[.#REF!]" table:base-cell-address="TRA0206_(2017).$A$1"/>
          <table:named-expression table:name="_tab13" table:expression="of:=[.#REF!]" table:base-cell-address="TRA0206_(2017).$A$1"/>
          <table:named-expression table:name="_tab14" table:expression="of:=[.#REF!]" table:base-cell-address="TRA0206_(2017).$A$1"/>
          <table:named-expression table:name="activeCell" table:expression="of:=[.#REF!]" table:base-cell-address="TRA0206_(2017).$A$1"/>
          <table:named-expression table:name="ANNUAL" table:expression="of:=[.#REF!]" table:base-cell-address="TRA0206_(2017).$A$1"/>
          <table:named-expression table:name="BARQTR" table:expression="of:=[.#REF!]" table:base-cell-address="TRA0206_(2017).$A$1"/>
          <table:named-expression table:name="BELGIUM" table:expression="of:=[.#REF!]" table:base-cell-address="TRA0206_(2017).$A$1"/>
          <table:named-expression table:name="CategoryTitle" table:expression="of:=[.#REF!]" table:base-cell-address="TRA0206_(2017).$A$1"/>
          <table:named-expression table:name="DEFLATOR" table:expression="of:=[.#REF!]" table:base-cell-address="TRA0206_(2017).$A$1"/>
          <table:named-expression table:name="dgdsfyh" table:expression="of:=[.#REF!]" table:base-cell-address="TRA0206_(2017).$A$1"/>
          <table:named-expression table:name="DK" table:expression="of:=[.#REF!]" table:base-cell-address="TRA0206_(2017).$A$1"/>
          <table:named-expression table:name="DNK_D" table:expression="of:=[.#REF!]" table:base-cell-address="TRA0206_(2017).$A$1"/>
          <table:named-expression table:name="EIRE" table:expression="of:=[.#REF!]" table:base-cell-address="TRA0206_(2017).$A$1"/>
          <table:named-expression table:name="fbegyear" table:expression="of:=[.#REF!]" table:base-cell-address="TRA0206_(2017).$A$1"/>
          <table:named-expression table:name="FL" table:expression="of:=[.#REF!]" table:base-cell-address="TRA0206_(2017).$A$1"/>
          <table:named-expression table:name="Footnotes" table:expression="of:=[.#REF!]" table:base-cell-address="TRA0206_(2017).$A$1"/>
          <table:named-expression table:name="FRANCE" table:expression="of:=[.#REF!]" table:base-cell-address="TRA0206_(2017).$A$1"/>
          <table:named-expression table:name="GERMANY" table:expression="of:=[.#REF!]" table:base-cell-address="TRA0206_(2017).$A$1"/>
          <table:named-expression table:name="GraphTitle" table:expression="of:=[.#REF!]" table:base-cell-address="TRA0206_(2017).$A$1"/>
          <table:named-expression table:name="ITALY" table:expression="of:=[.#REF!]" table:base-cell-address="TRA0206_(2017).$A$1"/>
          <table:named-expression table:name="NLS" table:expression="of:=[.#REF!]" table:base-cell-address="TRA0206_(2017).$A$1"/>
          <table:named-expression table:name="NONEC" table:expression="of:=[.#REF!]" table:base-cell-address="TRA0206_(2017).$A$1"/>
          <table:named-expression table:name="OldData" table:expression="of:=[.#REF!]" table:base-cell-address="TRA0206_(2017).$A$1"/>
          <table:named-expression table:name="OTHEREC" table:expression="of:=[.#REF!]" table:base-cell-address="TRA0206_(2017).$A$1"/>
          <table:named-expression table:name="PIE" table:expression="of:=[.#REF!]" table:base-cell-address="TRA0206_(2017).$A$1"/>
          <table:named-range table:name="Print_Area" table:cell-range-address="TRA0206_(2017).$A$1:TRA0206_(2017).$I$45" table:base-cell-address="TRA0206_(2017).$A$1"/>
          <table:named-range table:name="Print_Titles" table:cell-range-address="TRA0206_(2017).$A$3:TRA0206_(2017).$XFD$7" table:base-cell-address="TRA0206_(2017).$A$1"/>
          <table:named-expression table:name="PUBLISH_Print_Area" table:expression="of:=[.#REF!]" table:base-cell-address="TRA0206_(2017).$A$1"/>
          <table:named-expression table:name="PUBLISH1998_Print_Area" table:expression="of:=[.#REF!]" table:base-cell-address="TRA0206_(2017).$A$1"/>
          <table:named-expression table:name="qryNonEUBreakdown" table:expression="of:=[.#REF!]" table:base-cell-address="TRA0206_(2017).$A$1"/>
          <table:named-expression table:name="QUARTER" table:expression="of:=[.#REF!]" table:base-cell-address="TRA0206_(2017).$A$1"/>
          <table:named-expression table:name="SPAIN" table:expression="of:=[.#REF!]" table:base-cell-address="TRA0206_(2017).$A$1"/>
          <table:named-expression table:name="TableTitle" table:expression="of:=[.#REF!]" table:base-cell-address="TRA0206_(2017).$A$1"/>
          <table:named-expression table:name="testing" table:expression="of:=[.#REF!]" table:base-cell-address="TRA0206_(2017).$A$1"/>
          <table:named-expression table:name="ValueTitle" table:expression="of:=[.#REF!]" table:base-cell-address="TRA0206_(2017).$A$1"/>
        </table:named-expressions>
      </table:table>
      <table:table table:name="TRA0206_(2016)" table:style-name="ta1">
        <table:table-column table:style-name="co1" table:default-cell-style-name="ce57"/>
        <table:table-column table:style-name="co2" table:default-cell-style-name="ce59"/>
        <table:table-column table:style-name="co3" table:default-cell-style-name="ce58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column table:style-name="co1" table:default-cell-style-name="ce57"/>
        <table:table-column table:style-name="co2" table:default-cell-style-name="ce57"/>
        <table:table-column table:style-name="co3" table:number-columns-repeated="2" table:default-cell-style-name="ce57"/>
        <table:table-column table:style-name="co5" table:default-cell-style-name="ce57"/>
        <table:table-column table:style-name="co6" table:default-cell-style-name="ce57"/>
        <table:table-column table:style-name="co3" table:default-cell-style-name="ce57"/>
        <table:table-column table:style-name="co6" table:number-columns-repeated="2" table:default-cell-style-name="ce57"/>
        <table:table-column table:style-name="co7" table:default-cell-style-name="ce57"/>
        <table:table-column table:style-name="co8" table:number-columns-repeated="123" table:default-cell-style-name="ce57"/>
        <table:table-column table:style-name="co9" table:number-columns-repeated="123" table:default-cell-style-name="ce57"/>
        <table:table-row table:style-name="ro1">
          <table:table-cell office:value-type="string" table:style-name="ce95">
            <text:p>Department for Transport statistics</text:p>
          </table:table-cell>
          <table:table-cell table:number-columns-repeated="16383" table:style-name="ce91"/>
        </table:table-row>
        <table:table-row table:style-name="ro2">
          <table:table-cell office:value-type="string" table:number-columns-spanned="12" table:number-rows-spanned="1" table:style-name="ce4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60"/>
        </table:table-row>
        <table:table-row table:style-name="ro3">
          <table:table-cell office:value-type="string" table:style-name="ce94">
            <text:p>Table TRA0206</text:p>
          </table:table-cell>
          <table:table-cell table:number-columns-repeated="16383" table:style-name="ce91"/>
        </table:table-row>
        <table:table-row table:style-name="ro4">
          <table:table-cell office:value-type="string" table:style-name="ce94">
            <text:p>Road traffic (vehicle kilometres) by vehicle type and region and country in Great Britain, annual 2016 (revised)</text:p>
          </table:table-cell>
          <table:table-cell table:number-columns-repeated="3" table:style-name="ce92"/>
          <table:table-cell table:number-columns-repeated="3" table:style-name="ce93"/>
          <table:table-cell table:number-columns-repeated="2" table:style-name="ce92"/>
          <table:table-cell table:number-columns-repeated="16375" table:style-name="ce91"/>
        </table:table-row>
        <table:table-row table:style-name="ro5">
          <table:table-cell table:number-columns-repeated="2" table:style-name="ce90"/>
          <table:table-cell table:number-columns-repeated="6" table:style-name="ce89"/>
          <table:table-cell office:value-type="string" table:style-name="ce88">
            <text:p>Billion vehicle kilometres</text:p>
          </table:table-cell>
          <table:table-cell table:number-columns-repeated="16375" table:style-name="ce60"/>
        </table:table-row>
        <table:table-row table:style-name="ro5">
          <table:table-cell table:number-columns-repeated="2" table:style-name="ce87"/>
          <table:table-cell table:number-columns-repeated="3" table:style-name="ce85"/>
          <table:table-cell office:value-type="string" table:number-columns-spanned="3" table:number-rows-spanned="1" table:style-name="ce86">
            <text:p>Other Vehicles</text:p>
          </table:table-cell>
          <table:covered-table-cell table:number-columns-repeated="2"/>
          <table:table-cell table:style-name="ce85"/>
          <table:table-cell table:number-columns-repeated="16375" table:style-name="ce60"/>
        </table:table-row>
        <table:table-row table:style-name="ro6">
          <table:table-cell table:style-name="ce84"/>
          <table:table-cell table:style-name="ce83"/>
          <table:table-cell office:value-type="string" table:style-name="ce82">
            <text:p>Cars and taxis</text:p>
          </table:table-cell>
          <table:table-cell office:value-type="string" table:style-name="ce82">
            <text:p>Light Commercial Vehicles<text:s/><text:span text:style-name="T1">1</text:span></text:p>
          </table:table-cell>
          <table:table-cell office:value-type="string" table:style-name="ce82">
            <text:p>Heavy Goods Vehicles<text:s/><text:span text:style-name="T1">2</text:span></text:p>
          </table:table-cell>
          <table:table-cell office:value-type="string" table:style-name="ce82">
            <text:p>Motorcycles</text:p>
          </table:table-cell>
          <table:table-cell office:value-type="string" table:style-name="ce82">
            <text:p>Buses &amp; Coaches</text:p>
          </table:table-cell>
          <table:table-cell office:value-type="string" table:style-name="ce83">
            <text:p>Total<text:s/><text:span text:style-name="T1">3</text:span></text:p>
          </table:table-cell>
          <table:table-cell office:value-type="string" table:style-name="ce82">
            <text:p>All motor vehicles</text:p>
          </table:table-cell>
          <table:table-cell table:number-columns-repeated="16375" table:style-name="ce60"/>
        </table:table-row>
        <table:table-row table:style-name="ro7">
          <table:table-cell office:value-type="string" table:style-name="ce76">
            <text:p>North East</text:p>
          </table:table-cell>
          <table:table-cell office:value-type="float" office:value="4" table:style-name="ce81">
            <text:p>4</text:p>
          </table:table-cell>
          <table:table-cell office:value-type="float" office:value="15.3" table:style-name="ce74">
            <text:p>15.3</text:p>
          </table:table-cell>
          <table:table-cell office:value-type="float" office:value="2.8" table:style-name="ce74">
            <text:p>2.8</text:p>
          </table:table-cell>
          <table:table-cell office:value-type="float" office:value="0.7" table:style-name="ce74">
            <text:p>0.7</text:p>
          </table:table-cell>
          <table:table-cell office:value-type="float" office:value="0.1" table:style-name="ce74">
            <text:p>0.1</text:p>
          </table:table-cell>
          <table:table-cell office:value-type="float" office:value="0.2" table:style-name="ce74">
            <text:p>0.2</text:p>
          </table:table-cell>
          <table:table-cell office:value-type="float" office:value="0.3" table:style-name="ce74">
            <text:p>0.3</text:p>
          </table:table-cell>
          <table:table-cell office:value-type="float" office:value="19.100000000000001" table:style-name="ce73">
            <text:p>19.1</text:p>
          </table:table-cell>
          <table:table-cell table:number-columns-repeated="3" table:style-name="ce57"/>
          <table:table-cell table:number-columns-repeated="16372" table:style-name="ce1"/>
        </table:table-row>
        <table:table-row-group>
          <table:table-row table:style-name="ro8">
            <table:table-cell office:value-type="string" table:style-name="ce80">
              <text:p>of which:</text:p>
            </table:table-cell>
            <table:table-cell table:style-name="ce81"/>
            <table:table-cell table:number-columns-repeated="6" table:style-name="ce74"/>
            <table:table-cell table:style-name="ce73"/>
            <table:table-cell table:number-columns-repeated="3" table:style-name="ce57"/>
            <table:table-cell table:number-columns-repeated="16372" table:style-name="ce1"/>
          </table:table-row>
          <table:table-row table:style-name="ro8">
            <table:table-cell office:value-type="string" table:style-name="ce80">
              <text:p><text:s text:c="2"/>Tyne and Wear FMC</text:p>
            </table:table-cell>
            <table:table-cell table:style-name="ce81"/>
            <table:table-cell office:value-type="float" office:value="5.9" table:style-name="ce79">
              <text:p>5.9</text:p>
            </table:table-cell>
            <table:table-cell office:value-type="float" office:value="1" table:style-name="ce79">
              <text:p>1.0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" table:style-name="ce79">
              <text:p>0.0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7.2" table:style-name="ce78">
              <text:p>7.2</text:p>
            </table:table-cell>
            <table:table-cell table:number-columns-repeated="3" table:style-name="ce57"/>
            <table:table-cell table:number-columns-repeated="16372" table:style-name="ce1"/>
          </table:table-row>
          <table:table-row table:style-name="ro8">
            <table:table-cell office:value-type="string" table:style-name="ce80">
              <text:p><text:s text:c="2"/>Rest of North East</text:p>
            </table:table-cell>
            <table:table-cell table:style-name="ce81"/>
            <table:table-cell office:value-type="float" office:value="9.4" table:style-name="ce79">
              <text:p>9.4</text:p>
            </table:table-cell>
            <table:table-cell office:value-type="float" office:value="1.8" table:style-name="ce79">
              <text:p>1.8</text:p>
            </table:table-cell>
            <table:table-cell office:value-type="float" office:value="0.5" table:style-name="ce79">
              <text:p>0.5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2" table:style-name="ce79">
              <text:p>0.2</text:p>
            </table:table-cell>
            <table:table-cell office:value-type="float" office:value="11.9" table:style-name="ce78">
              <text:p>11.9</text:p>
            </table:table-cell>
            <table:table-cell table:number-columns-repeated="3" table:style-name="ce57"/>
            <table:table-cell table:number-columns-repeated="16372" table:style-name="ce1"/>
          </table:table-row>
        </table:table-row-group>
        <table:table-row table:style-name="ro9">
          <table:table-cell office:value-type="string" table:style-name="ce76">
            <text:p>North West</text:p>
          </table:table-cell>
          <table:table-cell office:value-type="float" office:value="4" table:style-name="ce81">
            <text:p>4</text:p>
          </table:table-cell>
          <table:table-cell office:value-type="float" office:value="44.8" table:style-name="ce74">
            <text:p>44.8</text:p>
          </table:table-cell>
          <table:table-cell office:value-type="float" office:value="8.1999999999999993" table:style-name="ce74">
            <text:p>8.2</text:p>
          </table:table-cell>
          <table:table-cell office:value-type="float" office:value="3.1" table:style-name="ce74">
            <text:p>3.1</text:p>
          </table:table-cell>
          <table:table-cell office:value-type="float" office:value="0.4" table:style-name="ce74">
            <text:p>0.4</text:p>
          </table:table-cell>
          <table:table-cell office:value-type="float" office:value="0.4" table:style-name="ce74">
            <text:p>0.4</text:p>
          </table:table-cell>
          <table:table-cell office:value-type="float" office:value="0.8" table:style-name="ce74">
            <text:p>0.8</text:p>
          </table:table-cell>
          <table:table-cell office:value-type="float" office:value="56.8" table:style-name="ce73">
            <text:p>56.8</text:p>
          </table:table-cell>
          <table:table-cell table:number-columns-repeated="3" table:style-name="ce57"/>
          <table:table-cell table:number-columns-repeated="16372" table:style-name="ce1"/>
        </table:table-row>
        <table:table-row-group>
          <table:table-row table:style-name="ro8">
            <table:table-cell office:value-type="string" table:style-name="ce80">
              <text:p>of which:</text:p>
            </table:table-cell>
            <table:table-cell table:style-name="ce81"/>
            <table:table-cell table:number-columns-repeated="6" table:style-name="ce74"/>
            <table:table-cell table:style-name="ce73"/>
            <table:table-cell table:number-columns-repeated="3" table:style-name="ce57"/>
            <table:table-cell table:number-columns-repeated="16372" table:style-name="ce1"/>
          </table:table-row>
          <table:table-row table:style-name="ro8">
            <table:table-cell office:value-type="string" table:style-name="ce80">
              <text:p><text:s text:c="2"/>Greater Manchester FMC</text:p>
            </table:table-cell>
            <table:table-cell table:style-name="ce81"/>
            <table:table-cell office:value-type="float" office:value="14.3" table:style-name="ce79">
              <text:p>14.3</text:p>
            </table:table-cell>
            <table:table-cell office:value-type="float" office:value="2.6" table:style-name="ce79">
              <text:p>2.6</text:p>
            </table:table-cell>
            <table:table-cell office:value-type="float" office:value="0.8" table:style-name="ce79">
              <text:p>0.8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2" table:style-name="ce79">
              <text:p>0.2</text:p>
            </table:table-cell>
            <table:table-cell office:value-type="float" office:value="18" table:style-name="ce78">
              <text:p>18.0</text:p>
            </table:table-cell>
            <table:table-cell table:number-columns-repeated="3" table:style-name="ce57"/>
            <table:table-cell table:number-columns-repeated="16372" table:style-name="ce1"/>
          </table:table-row>
          <table:table-row table:style-name="ro8">
            <table:table-cell office:value-type="string" table:style-name="ce80">
              <text:p><text:s text:c="2"/>Merseyside FMC</text:p>
            </table:table-cell>
            <table:table-cell table:style-name="ce81"/>
            <table:table-cell office:value-type="float" office:value="6.3" table:style-name="ce79">
              <text:p>6.3</text:p>
            </table:table-cell>
            <table:table-cell office:value-type="float" office:value="1.2" table:style-name="ce79">
              <text:p>1.2</text:p>
            </table:table-cell>
            <table:table-cell office:value-type="float" office:value="0.3" table:style-name="ce79">
              <text:p>0.3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7.9" table:style-name="ce78">
              <text:p>7.9</text:p>
            </table:table-cell>
            <table:table-cell table:number-columns-repeated="3" table:style-name="ce57"/>
            <table:table-cell table:number-columns-repeated="16372" table:style-name="ce1"/>
          </table:table-row>
          <table:table-row table:style-name="ro8">
            <table:table-cell office:value-type="string" table:style-name="ce80">
              <text:p><text:s text:c="2"/>Rest of North West</text:p>
            </table:table-cell>
            <table:table-cell table:style-name="ce81"/>
            <table:table-cell office:value-type="float" office:value="24.1" table:style-name="ce79">
              <text:p>24.1</text:p>
            </table:table-cell>
            <table:table-cell office:value-type="float" office:value="4.5" table:style-name="ce79">
              <text:p>4.5</text:p>
            </table:table-cell>
            <table:table-cell office:value-type="float" office:value="2" table:style-name="ce79">
              <text:p>2.0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4" table:style-name="ce79">
              <text:p>0.4</text:p>
            </table:table-cell>
            <table:table-cell office:value-type="float" office:value="31" table:style-name="ce78">
              <text:p>31.0</text:p>
            </table:table-cell>
            <table:table-cell table:number-columns-repeated="3" table:style-name="ce57"/>
            <table:table-cell table:number-columns-repeated="16372" table:style-name="ce1"/>
          </table:table-row>
        </table:table-row-group>
        <table:table-row table:style-name="ro9">
          <table:table-cell office:value-type="string" table:style-name="ce76">
            <text:p>Yorkshire and the Humber</text:p>
          </table:table-cell>
          <table:table-cell office:value-type="float" office:value="4" table:style-name="ce81">
            <text:p>4</text:p>
          </table:table-cell>
          <table:table-cell office:value-type="float" office:value="33.700000000000003" table:style-name="ce74">
            <text:p>33.7</text:p>
          </table:table-cell>
          <table:table-cell office:value-type="float" office:value="6.9" table:style-name="ce74">
            <text:p>6.9</text:p>
          </table:table-cell>
          <table:table-cell office:value-type="float" office:value="2.9" table:style-name="ce74">
            <text:p>2.9</text:p>
          </table:table-cell>
          <table:table-cell office:value-type="float" office:value="0.3" table:style-name="ce74">
            <text:p>0.3</text:p>
          </table:table-cell>
          <table:table-cell office:value-type="float" office:value="0.3" table:style-name="ce74">
            <text:p>0.3</text:p>
          </table:table-cell>
          <table:table-cell office:value-type="float" office:value="0.6" table:style-name="ce74">
            <text:p>0.6</text:p>
          </table:table-cell>
          <table:table-cell office:value-type="float" office:value="44.1" table:style-name="ce73">
            <text:p>44.1</text:p>
          </table:table-cell>
          <table:table-cell table:style-name="ce57"/>
          <table:table-cell table:number-columns-repeated="16374" table:style-name="ce1"/>
        </table:table-row>
        <table:table-row-group>
          <table:table-row table:style-name="ro8">
            <table:table-cell office:value-type="string" table:style-name="ce80">
              <text:p>of which:</text:p>
            </table:table-cell>
            <table:table-cell table:style-name="ce81"/>
            <table:table-cell table:number-columns-repeated="6" table:style-name="ce74"/>
            <table:table-cell table:style-name="ce73"/>
            <table:table-cell table:style-name="ce57"/>
            <table:table-cell table:number-columns-repeated="16374" table:style-name="ce1"/>
          </table:table-row>
          <table:table-row table:style-name="ro8">
            <table:table-cell office:value-type="string" table:style-name="ce80">
              <text:p><text:s text:c="2"/>South Yorkshire FMC</text:p>
            </table:table-cell>
            <table:table-cell table:style-name="ce81"/>
            <table:table-cell office:value-type="float" office:value="7.8" table:style-name="ce79">
              <text:p>7.8</text:p>
            </table:table-cell>
            <table:table-cell office:value-type="float" office:value="1.7" table:style-name="ce79">
              <text:p>1.7</text:p>
            </table:table-cell>
            <table:table-cell office:value-type="float" office:value="0.7" table:style-name="ce79">
              <text:p>0.7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10.3" table:style-name="ce78">
              <text:p>10.3</text:p>
            </table:table-cell>
            <table:table-cell table:style-name="ce57"/>
            <table:table-cell table:number-columns-repeated="16374" table:style-name="ce1"/>
          </table:table-row>
          <table:table-row table:style-name="ro8">
            <table:table-cell office:value-type="string" table:style-name="ce80">
              <text:p><text:s text:c="2"/>West Yorkshire FMC</text:p>
            </table:table-cell>
            <table:table-cell table:style-name="ce81"/>
            <table:table-cell office:value-type="float" office:value="12.8" table:style-name="ce79">
              <text:p>12.8</text:p>
            </table:table-cell>
            <table:table-cell office:value-type="float" office:value="2.5" table:style-name="ce79">
              <text:p>2.5</text:p>
            </table:table-cell>
            <table:table-cell office:value-type="float" office:value="1" table:style-name="ce79">
              <text:p>1.0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2" table:style-name="ce79">
              <text:p>0.2</text:p>
            </table:table-cell>
            <table:table-cell office:value-type="float" office:value="16.5" table:style-name="ce78">
              <text:p>16.5</text:p>
            </table:table-cell>
            <table:table-cell table:style-name="ce57"/>
            <table:table-cell table:number-columns-repeated="16374" table:style-name="ce1"/>
          </table:table-row>
          <table:table-row table:style-name="ro8">
            <table:table-cell office:value-type="string" table:style-name="ce80">
              <text:p><text:s text:c="2"/>Rest of Yorkshire and the Humber<text:s/></text:p>
            </table:table-cell>
            <table:table-cell table:style-name="ce81"/>
            <table:table-cell office:value-type="float" office:value="13" table:style-name="ce79">
              <text:p>13.0</text:p>
            </table:table-cell>
            <table:table-cell office:value-type="float" office:value="2.7" table:style-name="ce79">
              <text:p>2.7</text:p>
            </table:table-cell>
            <table:table-cell office:value-type="float" office:value="1.2" table:style-name="ce79">
              <text:p>1.2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3" table:style-name="ce79">
              <text:p>0.3</text:p>
            </table:table-cell>
            <table:table-cell office:value-type="float" office:value="17.2" table:style-name="ce78">
              <text:p>17.2</text:p>
            </table:table-cell>
            <table:table-cell table:style-name="ce57"/>
            <table:table-cell table:number-columns-repeated="16374" table:style-name="ce1"/>
          </table:table-row>
        </table:table-row-group>
        <table:table-row table:style-name="ro9">
          <table:table-cell office:value-type="string" table:style-name="ce76">
            <text:p>East Midlands</text:p>
          </table:table-cell>
          <table:table-cell table:style-name="ce81"/>
          <table:table-cell office:value-type="float" office:value="33.299999999999997" table:style-name="ce74">
            <text:p>33.3</text:p>
          </table:table-cell>
          <table:table-cell office:value-type="float" office:value="6.6" table:style-name="ce74">
            <text:p>6.6</text:p>
          </table:table-cell>
          <table:table-cell office:value-type="float" office:value="3.1" table:style-name="ce74">
            <text:p>3.1</text:p>
          </table:table-cell>
          <table:table-cell office:value-type="float" office:value="0.3" table:style-name="ce74">
            <text:p>0.3</text:p>
          </table:table-cell>
          <table:table-cell office:value-type="float" office:value="0.3" table:style-name="ce74">
            <text:p>0.3</text:p>
          </table:table-cell>
          <table:table-cell office:value-type="float" office:value="0.6" table:style-name="ce74">
            <text:p>0.6</text:p>
          </table:table-cell>
          <table:table-cell office:value-type="float" office:value="43.6" table:style-name="ce73">
            <text:p>43.6</text:p>
          </table:table-cell>
          <table:table-cell table:style-name="ce57"/>
          <table:table-cell table:number-columns-repeated="16374" table:style-name="ce1"/>
        </table:table-row>
        <table:table-row table:style-name="ro9">
          <table:table-cell office:value-type="string" table:style-name="ce76">
            <text:p>West Midlands</text:p>
          </table:table-cell>
          <table:table-cell office:value-type="float" office:value="4" table:style-name="ce81">
            <text:p>4</text:p>
          </table:table-cell>
          <table:table-cell office:value-type="float" office:value="39.299999999999997" table:style-name="ce74">
            <text:p>39.3</text:p>
          </table:table-cell>
          <table:table-cell office:value-type="float" office:value="7.2" table:style-name="ce74">
            <text:p>7.2</text:p>
          </table:table-cell>
          <table:table-cell office:value-type="float" office:value="3.1" table:style-name="ce74">
            <text:p>3.1</text:p>
          </table:table-cell>
          <table:table-cell office:value-type="float" office:value="0.3" table:style-name="ce74">
            <text:p>0.3</text:p>
          </table:table-cell>
          <table:table-cell office:value-type="float" office:value="0.4" table:style-name="ce74">
            <text:p>0.4</text:p>
          </table:table-cell>
          <table:table-cell office:value-type="float" office:value="0.7" table:style-name="ce74">
            <text:p>0.7</text:p>
          </table:table-cell>
          <table:table-cell office:value-type="float" office:value="50.4" table:style-name="ce73">
            <text:p>50.4</text:p>
          </table:table-cell>
          <table:table-cell table:style-name="ce57"/>
          <table:table-cell table:number-columns-repeated="16374" table:style-name="ce1"/>
        </table:table-row>
        <table:table-row-group>
          <table:table-row table:style-name="ro15">
            <table:table-cell office:value-type="string" table:style-name="ce80">
              <text:p>of which:</text:p>
            </table:table-cell>
            <table:table-cell table:style-name="ce77"/>
            <table:table-cell table:number-columns-repeated="6" table:style-name="ce74"/>
            <table:table-cell table:style-name="ce73"/>
            <table:table-cell table:style-name="ce57"/>
            <table:table-cell table:number-columns-repeated="16374" table:style-name="ce1"/>
          </table:table-row>
          <table:table-row table:style-name="ro15">
            <table:table-cell office:value-type="string" table:style-name="ce80">
              <text:p><text:s text:c="2"/>West Midlands FMC</text:p>
            </table:table-cell>
            <table:table-cell table:style-name="ce77"/>
            <table:table-cell office:value-type="float" office:value="13.2" table:style-name="ce79">
              <text:p>13.2</text:p>
            </table:table-cell>
            <table:table-cell office:value-type="float" office:value="2.4" table:style-name="ce79">
              <text:p>2.4</text:p>
            </table:table-cell>
            <table:table-cell office:value-type="float" office:value="0.7" table:style-name="ce79">
              <text:p>0.7</text:p>
            </table:table-cell>
            <table:table-cell office:value-type="float" office:value="0.1" table:style-name="ce79">
              <text:p>0.1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3" table:style-name="ce79">
              <text:p>0.3</text:p>
            </table:table-cell>
            <table:table-cell office:value-type="float" office:value="16.5" table:style-name="ce78">
              <text:p>16.5</text:p>
            </table:table-cell>
            <table:table-cell table:style-name="ce57"/>
            <table:table-cell table:number-columns-repeated="16374" table:style-name="ce1"/>
          </table:table-row>
          <table:table-row table:style-name="ro15">
            <table:table-cell office:value-type="string" table:style-name="ce80">
              <text:p><text:s text:c="2"/>Rest of West Midlands</text:p>
            </table:table-cell>
            <table:table-cell table:style-name="ce77"/>
            <table:table-cell office:value-type="float" office:value="26.1" table:style-name="ce79">
              <text:p>26.1</text:p>
            </table:table-cell>
            <table:table-cell office:value-type="float" office:value="4.9000000000000004" table:style-name="ce79">
              <text:p>4.9</text:p>
            </table:table-cell>
            <table:table-cell office:value-type="float" office:value="2.4" table:style-name="ce79">
              <text:p>2.4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2" table:style-name="ce79">
              <text:p>0.2</text:p>
            </table:table-cell>
            <table:table-cell office:value-type="float" office:value="0.4" table:style-name="ce79">
              <text:p>0.4</text:p>
            </table:table-cell>
            <table:table-cell office:value-type="float" office:value="33.799999999999997" table:style-name="ce78">
              <text:p>33.8</text:p>
            </table:table-cell>
            <table:table-cell table:style-name="ce57"/>
            <table:table-cell table:number-columns-repeated="16374" table:style-name="ce1"/>
          </table:table-row>
        </table:table-row-group>
        <table:table-row table:style-name="ro9">
          <table:table-cell office:value-type="string" table:style-name="ce76">
            <text:p>East of England</text:p>
          </table:table-cell>
          <table:table-cell table:style-name="ce77"/>
          <table:table-cell office:value-type="float" office:value="46.5" table:style-name="ce74">
            <text:p>46.5</text:p>
          </table:table-cell>
          <table:table-cell office:value-type="float" office:value="9.4" table:style-name="ce74">
            <text:p>9.4</text:p>
          </table:table-cell>
          <table:table-cell office:value-type="float" office:value="3.4" table:style-name="ce74">
            <text:p>3.4</text:p>
          </table:table-cell>
          <table:table-cell office:value-type="float" office:value="0.5" table:style-name="ce74">
            <text:p>0.5</text:p>
          </table:table-cell>
          <table:table-cell office:value-type="float" office:value="0.3" table:style-name="ce74">
            <text:p>0.3</text:p>
          </table:table-cell>
          <table:table-cell office:value-type="float" office:value="0.8" table:style-name="ce74">
            <text:p>0.8</text:p>
          </table:table-cell>
          <table:table-cell office:value-type="float" office:value="60.1" table:style-name="ce73">
            <text:p>60.1</text:p>
          </table:table-cell>
          <table:table-cell table:style-name="ce74"/>
          <table:table-cell table:number-columns-repeated="16374" table:style-name="ce1"/>
        </table:table-row>
        <table:table-row table:style-name="ro9">
          <table:table-cell office:value-type="string" table:style-name="ce76">
            <text:p>London</text:p>
          </table:table-cell>
          <table:table-cell table:style-name="ce77"/>
          <table:table-cell office:value-type="float" office:value="22.6" table:style-name="ce74">
            <text:p>22.6</text:p>
          </table:table-cell>
          <table:table-cell office:value-type="float" office:value="4.7" table:style-name="ce74">
            <text:p>4.7</text:p>
          </table:table-cell>
          <table:table-cell office:value-type="float" office:value="1" table:style-name="ce74">
            <text:p>1.0</text:p>
          </table:table-cell>
          <table:table-cell office:value-type="float" office:value="0.7" table:style-name="ce74">
            <text:p>0.7</text:p>
          </table:table-cell>
          <table:table-cell office:value-type="float" office:value="0.5" table:style-name="ce74">
            <text:p>0.5</text:p>
          </table:table-cell>
          <table:table-cell office:value-type="float" office:value="1.2" table:style-name="ce74">
            <text:p>1.2</text:p>
          </table:table-cell>
          <table:table-cell office:value-type="float" office:value="29.5" table:style-name="ce73">
            <text:p>29.5</text:p>
          </table:table-cell>
          <table:table-cell table:style-name="ce57"/>
          <table:table-cell table:number-columns-repeated="16374" table:style-name="ce1"/>
        </table:table-row>
        <table:table-row table:style-name="ro9">
          <table:table-cell office:value-type="string" table:style-name="ce76">
            <text:p>South East</text:p>
          </table:table-cell>
          <table:table-cell table:style-name="ce77"/>
          <table:table-cell office:value-type="float" office:value="70.2" table:style-name="ce74">
            <text:p>70.2</text:p>
          </table:table-cell>
          <table:table-cell office:value-type="float" office:value="13.2" table:style-name="ce74">
            <text:p>13.2</text:p>
          </table:table-cell>
          <table:table-cell office:value-type="float" office:value="3.9" table:style-name="ce74">
            <text:p>3.9</text:p>
          </table:table-cell>
          <table:table-cell office:value-type="float" office:value="0.8" table:style-name="ce74">
            <text:p>0.8</text:p>
          </table:table-cell>
          <table:table-cell office:value-type="float" office:value="0.5" table:style-name="ce74">
            <text:p>0.5</text:p>
          </table:table-cell>
          <table:table-cell office:value-type="float" office:value="1.2" table:style-name="ce74">
            <text:p>1.2</text:p>
          </table:table-cell>
          <table:table-cell office:value-type="float" office:value="88.6" table:style-name="ce73">
            <text:p>88.6</text:p>
          </table:table-cell>
          <table:table-cell table:style-name="ce57"/>
          <table:table-cell table:number-columns-repeated="16374" table:style-name="ce1"/>
        </table:table-row>
        <table:table-row table:style-name="ro9">
          <table:table-cell office:value-type="string" table:style-name="ce76">
            <text:p>South West</text:p>
          </table:table-cell>
          <table:table-cell table:style-name="ce77"/>
          <table:table-cell office:value-type="float" office:value="41" table:style-name="ce74">
            <text:p>41.0</text:p>
          </table:table-cell>
          <table:table-cell office:value-type="float" office:value="8.1" table:style-name="ce74">
            <text:p>8.1</text:p>
          </table:table-cell>
          <table:table-cell office:value-type="float" office:value="2.2000000000000002" table:style-name="ce74">
            <text:p>2.2</text:p>
          </table:table-cell>
          <table:table-cell office:value-type="float" office:value="0.6" table:style-name="ce74">
            <text:p>0.6</text:p>
          </table:table-cell>
          <table:table-cell office:value-type="float" office:value="0.4" table:style-name="ce74">
            <text:p>0.4</text:p>
          </table:table-cell>
          <table:table-cell office:value-type="float" office:value="0.9" table:style-name="ce74">
            <text:p>0.9</text:p>
          </table:table-cell>
          <table:table-cell office:value-type="float" office:value="52.3" table:style-name="ce73">
            <text:p>52.3</text:p>
          </table:table-cell>
          <table:table-cell table:style-name="ce57"/>
          <table:table-cell table:number-columns-repeated="16374" table:style-name="ce1"/>
        </table:table-row>
        <table:table-row table:style-name="ro5">
          <table:table-cell office:value-type="string" table:style-name="ce76">
            <text:p>England</text:p>
          </table:table-cell>
          <table:table-cell table:style-name="ce77"/>
          <table:table-cell office:value-type="float" office:value="346.6" table:style-name="ce74">
            <text:p>346.6</text:p>
          </table:table-cell>
          <table:table-cell office:value-type="float" office:value="67.099999999999994" table:style-name="ce74">
            <text:p>67.1</text:p>
          </table:table-cell>
          <table:table-cell office:value-type="float" office:value="23.4" table:style-name="ce74">
            <text:p>23.4</text:p>
          </table:table-cell>
          <table:table-cell office:value-type="float" office:value="3.9" table:style-name="ce74">
            <text:p>3.9</text:p>
          </table:table-cell>
          <table:table-cell office:value-type="float" office:value="3.2" table:style-name="ce74">
            <text:p>3.2</text:p>
          </table:table-cell>
          <table:table-cell office:value-type="float" office:value="7.2" table:style-name="ce74">
            <text:p>7.2</text:p>
          </table:table-cell>
          <table:table-cell office:value-type="float" office:value="444.4" table:style-name="ce73">
            <text:p>444.4</text:p>
          </table:table-cell>
          <table:table-cell table:style-name="ce57"/>
          <table:table-cell table:number-columns-repeated="16374" table:style-name="ce1"/>
        </table:table-row>
        <table:table-row table:style-name="ro9">
          <table:table-cell office:value-type="string" table:style-name="ce76">
            <text:p>Wales</text:p>
          </table:table-cell>
          <table:table-cell table:style-name="ce75"/>
          <table:table-cell office:value-type="float" office:value="23" table:style-name="ce74">
            <text:p>23.0</text:p>
          </table:table-cell>
          <table:table-cell office:value-type="float" office:value="4.5999999999999996" table:style-name="ce74">
            <text:p>4.6</text:p>
          </table:table-cell>
          <table:table-cell office:value-type="float" office:value="1.1000000000000001" table:style-name="ce74">
            <text:p>1.1</text:p>
          </table:table-cell>
          <table:table-cell office:value-type="float" office:value="0.2" table:style-name="ce74">
            <text:p>0.2</text:p>
          </table:table-cell>
          <table:table-cell office:value-type="float" office:value="0.2" table:style-name="ce74">
            <text:p>0.2</text:p>
          </table:table-cell>
          <table:table-cell office:value-type="float" office:value="0.5" table:style-name="ce74">
            <text:p>0.5</text:p>
          </table:table-cell>
          <table:table-cell office:value-type="float" office:value="29.2" table:style-name="ce73">
            <text:p>29.2</text:p>
          </table:table-cell>
          <table:table-cell table:style-name="ce57"/>
          <table:table-cell table:number-columns-repeated="16374" table:style-name="ce1"/>
        </table:table-row>
        <table:table-row table:style-name="ro9">
          <table:table-cell office:value-type="string" table:style-name="ce76">
            <text:p>Scotland</text:p>
          </table:table-cell>
          <table:table-cell table:style-name="ce77"/>
          <table:table-cell office:value-type="float" office:value="35.299999999999997" table:style-name="ce74">
            <text:p>35.3</text:p>
          </table:table-cell>
          <table:table-cell office:value-type="float" office:value="7.4" table:style-name="ce74">
            <text:p>7.4</text:p>
          </table:table-cell>
          <table:table-cell office:value-type="float" office:value="2.5" table:style-name="ce74">
            <text:p>2.5</text:p>
          </table:table-cell>
          <table:table-cell office:value-type="float" office:value="0.3" table:style-name="ce74">
            <text:p>0.3</text:p>
          </table:table-cell>
          <table:table-cell office:value-type="float" office:value="0.6" table:style-name="ce74">
            <text:p>0.6</text:p>
          </table:table-cell>
          <table:table-cell office:value-type="float" office:value="0.9" table:style-name="ce74">
            <text:p>0.9</text:p>
          </table:table-cell>
          <table:table-cell office:value-type="float" office:value="46.2" table:style-name="ce73">
            <text:p>46.2</text:p>
          </table:table-cell>
          <table:table-cell table:number-columns-repeated="3" table:style-name="ce57"/>
          <table:table-cell table:number-columns-repeated="16372" table:style-name="ce1"/>
        </table:table-row>
        <table:table-row table:style-name="ro5">
          <table:table-cell office:value-type="string" table:style-name="ce76">
            <text:p>Great Britain</text:p>
          </table:table-cell>
          <table:table-cell table:style-name="ce75"/>
          <table:table-cell office:value-type="float" office:value="405" table:style-name="ce74">
            <text:p>405.0</text:p>
          </table:table-cell>
          <table:table-cell office:value-type="float" office:value="79.2" table:style-name="ce74">
            <text:p>79.2</text:p>
          </table:table-cell>
          <table:table-cell office:value-type="float" office:value="27.1" table:style-name="ce74">
            <text:p>27.1</text:p>
          </table:table-cell>
          <table:table-cell office:value-type="float" office:value="4.5" table:style-name="ce74">
            <text:p>4.5</text:p>
          </table:table-cell>
          <table:table-cell office:value-type="float" office:value="4" table:style-name="ce74">
            <text:p>4.0</text:p>
          </table:table-cell>
          <table:table-cell office:value-type="float" office:value="8.5" table:style-name="ce74">
            <text:p>8.5</text:p>
          </table:table-cell>
          <table:table-cell office:value-type="float" office:value="519.70000000000005" table:style-name="ce73">
            <text:p>519.7</text:p>
          </table:table-cell>
          <table:table-cell table:number-columns-repeated="3" table:style-name="ce57"/>
          <table:table-cell table:number-columns-repeated="16372" table:style-name="ce1"/>
        </table:table-row>
        <table:table-row table:style-name="ro10">
          <table:table-cell table:style-name="ce72"/>
          <table:table-cell table:style-name="ce71"/>
          <table:table-cell table:number-columns-repeated="7" table:style-name="ce70"/>
          <table:table-cell table:number-columns-repeated="3" table:style-name="ce57"/>
          <table:table-cell table:number-columns-repeated="16372" table:style-name="ce1"/>
        </table:table-row>
        <table:table-row table:style-name="ro11">
          <table:table-cell office:value-type="string" table:style-name="ce68">
            <text:p>1 Not exceeding 3,500 kgs gross vehicle weight, post 1982</text:p>
          </table:table-cell>
          <table:table-cell table:style-name="ce64"/>
          <table:table-cell table:style-name="ce63"/>
          <table:table-cell table:style-name="ce62"/>
          <table:table-cell table:number-columns-repeated="4" table:style-name="ce66"/>
          <table:table-cell office:value-type="string" table:style-name="ce69">
            <text:p>Source: DfT National Road Traffic Survey</text:p>
          </table:table-cell>
          <table:table-cell table:style-name="ce69"/>
          <table:table-cell table:number-columns-repeated="2" table:style-name="ce57"/>
          <table:table-cell table:number-columns-repeated="16372" table:style-name="ce1"/>
        </table:table-row>
        <table:table-row table:style-name="ro15">
          <table:table-cell office:value-type="string" table:style-name="ce68">
            <text:p>2 Over 3,500 kgs gross vehicle weight, post 1982</text:p>
          </table:table-cell>
          <table:table-cell table:style-name="ce64"/>
          <table:table-cell table:style-name="ce67"/>
          <table:table-cell table:number-columns-repeated="5" table:style-name="ce66"/>
          <table:table-cell office:value-type="string" table:style-name="ce69">
            <text:p>Last updated: July 2018</text:p>
          </table:table-cell>
          <table:table-cell table:style-name="ce69"/>
          <table:table-cell table:number-columns-repeated="2" table:style-name="ce57"/>
          <table:table-cell table:number-columns-repeated="16372" table:style-name="ce1"/>
        </table:table-row>
        <table:table-row table:style-name="ro15">
          <table:table-cell office:value-type="string" table:style-name="ce68">
            <text:p>3 Total of all other vehicles (i.e. motorcycles, buses, and coaches)</text:p>
          </table:table-cell>
          <table:table-cell table:style-name="ce64"/>
          <table:table-cell table:style-name="ce67"/>
          <table:table-cell table:number-columns-repeated="5" table:style-name="ce66"/>
          <table:table-cell office:value-type="string" table:style-name="ce65">
            <text:p>Next update: June 2019</text:p>
          </table:table-cell>
          <table:table-cell table:style-name="ce65"/>
          <table:table-cell table:number-columns-repeated="2" table:style-name="ce57"/>
          <table:table-cell table:number-columns-repeated="16372" table:style-name="ce1"/>
        </table:table-row>
        <table:table-row table:style-name="ro15">
          <table:table-cell office:value-type="string" table:style-name="ce68">
            <text:p>4 Use controls on left hand side to access data for Former Metropolitan Counties (FMC) within these regions</text:p>
          </table:table-cell>
          <table:table-cell table:style-name="ce64"/>
          <table:table-cell table:style-name="ce67"/>
          <table:table-cell table:number-columns-repeated="5" table:style-name="ce66"/>
          <table:table-cell table:style-name="ce65"/>
          <table:table-cell table:number-columns-repeated="3" table:style-name="ce57"/>
          <table:table-cell table:number-columns-repeated="16372" table:style-name="ce1"/>
        </table:table-row>
        <table:table-row table:style-name="ro15">
          <table:table-cell table:style-name="ce62"/>
          <table:table-cell table:style-name="ce64"/>
          <table:table-cell table:style-name="ce63"/>
          <table:table-cell table:number-columns-repeated="6" table:style-name="ce62"/>
          <table:table-cell table:number-columns-repeated="3" table:style-name="ce57"/>
          <table:table-cell table:number-columns-repeated="16372" table:style-name="ce1"/>
        </table:table-row>
        <table:table-row table:style-name="ro15">
          <table:table-cell office:value-type="string" table:style-name="ce60">
            <text:p>Telephone: 020 7944 3095</text:p>
          </table:table-cell>
          <table:table-cell table:style-name="ce64"/>
          <table:table-cell table:style-name="ce63"/>
          <table:table-cell table:number-columns-repeated="6" table:style-name="ce62"/>
          <table:table-cell table:number-columns-repeated="3" table:style-name="ce57"/>
          <table:table-cell table:number-columns-repeated="16372" table:style-name="ce1"/>
        </table:table-row>
        <table:table-row table:style-name="ro15">
          <table:table-cell office:value-type="string" table:style-name="ce60">
            <text:p>Email: roadtraff.stats@dft.gsi.gov.uk</text:p>
          </table:table-cell>
          <table:table-cell table:style-name="ce59"/>
          <table:table-cell table:style-name="ce58"/>
          <table:table-cell table:number-columns-repeated="9" table:style-name="ce57"/>
          <table:table-cell table:number-columns-repeated="16372" table:style-name="ce1"/>
        </table:table-row>
        <table:table-row table:style-name="ro15">
          <table:table-cell office:value-type="string" table:style-name="ce39">
            <text:p>Notes &amp; definitions:</text:p>
          </table:table-cell>
          <table:table-cell table:style-name="ce61"/>
          <table:table-cell table:style-name="ce58"/>
          <table:table-cell table:number-columns-repeated="9" table:style-name="ce57"/>
          <table:table-cell table:number-columns-repeated="16372" table:style-name="ce1"/>
        </table:table-row>
        <table:table-row table:style-name="ro12">
          <table:table-cell office:value-type="string" table:number-columns-spanned="12" table:number-rows-spanned="1" table:style-name="ce4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1"/>
        </table:table-row>
        <table:table-row table:style-name="ro13">
          <table:table-cell office:value-type="string" table:style-name="ce60">
            <text:p>The figures in this table are National Statistics.</text:p>
          </table:table-cell>
          <table:table-cell table:style-name="ce59"/>
          <table:table-cell table:style-name="ce58"/>
          <table:table-cell table:number-columns-repeated="9" table:style-name="ce57"/>
          <table:table-cell table:number-columns-repeated="16372" table:style-name="ce1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206_(2017).$A$1"/>
          <table:named-expression table:name="_1981" table:expression="of:=[.#REF!]" table:base-cell-address="TRA0206_(2017).$A$1"/>
          <table:named-expression table:name="_tab13" table:expression="of:=[.#REF!]" table:base-cell-address="TRA0206_(2017).$A$1"/>
          <table:named-expression table:name="_tab14" table:expression="of:=[.#REF!]" table:base-cell-address="TRA0206_(2017).$A$1"/>
          <table:named-expression table:name="activeCell" table:expression="of:=[.#REF!]" table:base-cell-address="TRA0206_(2017).$A$1"/>
          <table:named-expression table:name="ANNUAL" table:expression="of:=[.#REF!]" table:base-cell-address="TRA0206_(2017).$A$1"/>
          <table:named-expression table:name="BARQTR" table:expression="of:=[.#REF!]" table:base-cell-address="TRA0206_(2017).$A$1"/>
          <table:named-expression table:name="BELGIUM" table:expression="of:=[.#REF!]" table:base-cell-address="TRA0206_(2017).$A$1"/>
          <table:named-expression table:name="CategoryTitle" table:expression="of:=[.#REF!]" table:base-cell-address="TRA0206_(2017).$A$1"/>
          <table:named-expression table:name="DEFLATOR" table:expression="of:=[.#REF!]" table:base-cell-address="TRA0206_(2017).$A$1"/>
          <table:named-expression table:name="dgdsfyh" table:expression="of:=[.#REF!]" table:base-cell-address="TRA0206_(2017).$A$1"/>
          <table:named-expression table:name="DK" table:expression="of:=[.#REF!]" table:base-cell-address="TRA0206_(2017).$A$1"/>
          <table:named-expression table:name="DNK_D" table:expression="of:=[.#REF!]" table:base-cell-address="TRA0206_(2017).$A$1"/>
          <table:named-expression table:name="EIRE" table:expression="of:=[.#REF!]" table:base-cell-address="TRA0206_(2017).$A$1"/>
          <table:named-expression table:name="fbegyear" table:expression="of:=[.#REF!]" table:base-cell-address="TRA0206_(2017).$A$1"/>
          <table:named-expression table:name="FL" table:expression="of:=[.#REF!]" table:base-cell-address="TRA0206_(2017).$A$1"/>
          <table:named-expression table:name="Footnotes" table:expression="of:=[.#REF!]" table:base-cell-address="TRA0206_(2017).$A$1"/>
          <table:named-expression table:name="FRANCE" table:expression="of:=[.#REF!]" table:base-cell-address="TRA0206_(2017).$A$1"/>
          <table:named-expression table:name="GERMANY" table:expression="of:=[.#REF!]" table:base-cell-address="TRA0206_(2017).$A$1"/>
          <table:named-expression table:name="GraphTitle" table:expression="of:=[.#REF!]" table:base-cell-address="TRA0206_(2017).$A$1"/>
          <table:named-expression table:name="ITALY" table:expression="of:=[.#REF!]" table:base-cell-address="TRA0206_(2017).$A$1"/>
          <table:named-expression table:name="NLS" table:expression="of:=[.#REF!]" table:base-cell-address="TRA0206_(2017).$A$1"/>
          <table:named-expression table:name="NONEC" table:expression="of:=[.#REF!]" table:base-cell-address="TRA0206_(2017).$A$1"/>
          <table:named-expression table:name="OldData" table:expression="of:=[.#REF!]" table:base-cell-address="TRA0206_(2017).$A$1"/>
          <table:named-expression table:name="OTHEREC" table:expression="of:=[.#REF!]" table:base-cell-address="TRA0206_(2017).$A$1"/>
          <table:named-expression table:name="PIE" table:expression="of:=[.#REF!]" table:base-cell-address="TRA0206_(2017).$A$1"/>
          <table:named-range table:name="Print_Area" table:cell-range-address="TRA0206_(2016).$A$1:TRA0206_(2016).$I$45" table:base-cell-address="TRA0206_(2016).$A$1"/>
          <table:named-range table:name="Print_Titles" table:cell-range-address="TRA0206_(2016).$A$3:TRA0206_(2016).$XFD$7" table:base-cell-address="TRA0206_(2016).$A$1"/>
          <table:named-expression table:name="PUBLISH_Print_Area" table:expression="of:=[.#REF!]" table:base-cell-address="TRA0206_(2017).$A$1"/>
          <table:named-expression table:name="PUBLISH1998_Print_Area" table:expression="of:=[.#REF!]" table:base-cell-address="TRA0206_(2017).$A$1"/>
          <table:named-expression table:name="qryNonEUBreakdown" table:expression="of:=[.#REF!]" table:base-cell-address="TRA0206_(2017).$A$1"/>
          <table:named-expression table:name="QUARTER" table:expression="of:=[.#REF!]" table:base-cell-address="TRA0206_(2017).$A$1"/>
          <table:named-expression table:name="SPAIN" table:expression="of:=[.#REF!]" table:base-cell-address="TRA0206_(2017).$A$1"/>
          <table:named-expression table:name="TableTitle" table:expression="of:=[.#REF!]" table:base-cell-address="TRA0206_(2017).$A$1"/>
          <table:named-expression table:name="testing" table:expression="of:=[.#REF!]" table:base-cell-address="TRA0206_(2017).$A$1"/>
          <table:named-expression table:name="ValueTitle" table:expression="of:=[.#REF!]" table:base-cell-address="TRA0206_(2017).$A$1"/>
        </table:named-expressions>
      </table:table>
      <table:table table:name="TRA0206_(2015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5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45">
            <text:p>Cars and taxis</text:p>
          </table:table-cell>
          <table:table-cell office:value-type="string" table:style-name="ce45">
            <text:p>Light</text:p>
            <text:p>vans<text:s/><text:span text:style-name="T1">1</text:span></text:p>
          </table:table-cell>
          <table:table-cell office:value-type="string" table:style-name="ce45">
            <text:p>Goods vehicles<text:s/><text:span text:style-name="T1">2</text:span></text:p>
          </table:table-cell>
          <table:table-cell office:value-type="string" table:style-name="ce45">
            <text:p>Motorcycles</text:p>
          </table:table-cell>
          <table:table-cell office:value-type="string" table:style-name="ce45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45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46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2" table:style-name="ce18">
            <text:p>15.2</text:p>
          </table:table-cell>
          <table:table-cell office:value-type="float" office:value="2.7" table:style-name="ce18">
            <text:p>2.7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19" table:style-name="ce19">
            <text:p>19.0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22">
              <text:p>5.9</text:p>
            </table:table-cell>
            <table:table-cell office:value-type="float" office:value="1" table:style-name="ce22">
              <text:p>1.0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" table:style-name="ce22">
              <text:p>0.0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7.2" table:style-name="ce23">
              <text:p>7.2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3000000000000007" table:style-name="ce22">
              <text:p>9.3</text:p>
            </table:table-cell>
            <table:table-cell office:value-type="float" office:value="1.7" table:style-name="ce22">
              <text:p>1.7</text:p>
            </table:table-cell>
            <table:table-cell office:value-type="float" office:value="0.5" table:style-name="ce22">
              <text:p>0.5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1.8" table:style-name="ce23">
              <text:p>11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46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4" table:style-name="ce18">
            <text:p>44.4</text:p>
          </table:table-cell>
          <table:table-cell office:value-type="float" office:value="8" table:style-name="ce18">
            <text:p>8.0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56.3" table:style-name="ce19">
            <text:p>56.3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3" table:style-name="ce22">
              <text:p>14.3</text:p>
            </table:table-cell>
            <table:table-cell office:value-type="float" office:value="2.6" table:style-name="ce22">
              <text:p>2.6</text:p>
            </table:table-cell>
            <table:table-cell office:value-type="float" office:value="0.8" table:style-name="ce22">
              <text:p>0.8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7.899999999999999" table:style-name="ce23">
              <text:p>17.9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22">
              <text:p>6.3</text:p>
            </table:table-cell>
            <table:table-cell office:value-type="float" office:value="1.1000000000000001" table:style-name="ce22">
              <text:p>1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7.8" table:style-name="ce23">
              <text:p>7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8" table:style-name="ce22">
              <text:p>23.8</text:p>
            </table:table-cell>
            <table:table-cell office:value-type="float" office:value="4.3" table:style-name="ce22">
              <text:p>4.3</text:p>
            </table:table-cell>
            <table:table-cell office:value-type="float" office:value="2" table:style-name="ce22">
              <text:p>2.0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4" table:style-name="ce22">
              <text:p>0.4</text:p>
            </table:table-cell>
            <table:table-cell office:value-type="float" office:value="30.5" table:style-name="ce23">
              <text:p>30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46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799999999999997" table:style-name="ce18">
            <text:p>32.8</text:p>
          </table:table-cell>
          <table:table-cell office:value-type="float" office:value="6.6" table:style-name="ce18">
            <text:p>6.6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2.9" table:style-name="ce19">
            <text:p>42.9</text:p>
          </table:table-cell>
          <table:table-cell table:style-name="ce20"/>
          <table:table-cell table:number-columns-repeated="16374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style-name="ce20"/>
            <table:table-cell table:number-columns-repeated="16374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22">
              <text:p>7.7</text:p>
            </table:table-cell>
            <table:table-cell office:value-type="float" office:value="1.6" table:style-name="ce22">
              <text:p>1.6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10.1" table:style-name="ce23">
              <text:p>10.1</text:p>
            </table:table-cell>
            <table:table-cell table:style-name="ce20"/>
            <table:table-cell table:number-columns-repeated="16374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5" table:style-name="ce22">
              <text:p>12.5</text:p>
            </table:table-cell>
            <table:table-cell office:value-type="float" office:value="2.4" table:style-name="ce22">
              <text:p>2.4</text:p>
            </table:table-cell>
            <table:table-cell office:value-type="float" office:value="1" table:style-name="ce22">
              <text:p>1.0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6" table:style-name="ce23">
              <text:p>16.0</text:p>
            </table:table-cell>
            <table:table-cell table:style-name="ce20"/>
            <table:table-cell table:number-columns-repeated="16374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6" table:style-name="ce22">
              <text:p>12.6</text:p>
            </table:table-cell>
            <table:table-cell office:value-type="float" office:value="2.6" table:style-name="ce22">
              <text:p>2.6</text:p>
            </table:table-cell>
            <table:table-cell office:value-type="float" office:value="1.2" table:style-name="ce22">
              <text:p>1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6.7" table:style-name="ce23">
              <text:p>16.7</text:p>
            </table:table-cell>
            <table:table-cell table:style-name="ce20"/>
            <table:table-cell table:number-columns-repeated="16374" table:style-name="ce47"/>
          </table:table-row>
        </table:table-row-group>
        <table:table-row table:style-name="ro9">
          <table:table-cell office:value-type="string" table:style-name="ce46">
            <text:p>East Midlands</text:p>
          </table:table-cell>
          <table:table-cell table:style-name="ce17"/>
          <table:table-cell office:value-type="float" office:value="32.700000000000003" table:style-name="ce18">
            <text:p>32.7</text:p>
          </table:table-cell>
          <table:table-cell office:value-type="float" office:value="6.3" table:style-name="ce18">
            <text:p>6.3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2.7" table:style-name="ce19">
            <text:p>42.7</text:p>
          </table:table-cell>
          <table:table-cell table:style-name="ce20"/>
          <table:table-cell table:number-columns-repeated="16374" table:style-name="ce47"/>
        </table:table-row>
        <table:table-row table:style-name="ro9">
          <table:table-cell office:value-type="string" table:style-name="ce46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799999999999997" table:style-name="ce18">
            <text:p>38.8</text:p>
          </table:table-cell>
          <table:table-cell office:value-type="float" office:value="7" table:style-name="ce18">
            <text:p>7.0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9.6" table:style-name="ce19">
            <text:p>49.6</text:p>
          </table:table-cell>
          <table:table-cell table:style-name="ce20"/>
          <table:table-cell table:number-columns-repeated="16374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style-name="ce20"/>
            <table:table-cell table:number-columns-repeated="16374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2" table:style-name="ce22">
              <text:p>13.2</text:p>
            </table:table-cell>
            <table:table-cell office:value-type="float" office:value="2.2999999999999998" table:style-name="ce22">
              <text:p>2.3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6.5" table:style-name="ce23">
              <text:p>16.5</text:p>
            </table:table-cell>
            <table:table-cell table:style-name="ce20"/>
            <table:table-cell table:number-columns-repeated="16374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6" table:style-name="ce22">
              <text:p>25.6</text:p>
            </table:table-cell>
            <table:table-cell office:value-type="float" office:value="4.7" table:style-name="ce22">
              <text:p>4.7</text:p>
            </table:table-cell>
            <table:table-cell office:value-type="float" office:value="2.4" table:style-name="ce22">
              <text:p>2.4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4" table:style-name="ce22">
              <text:p>0.4</text:p>
            </table:table-cell>
            <table:table-cell office:value-type="float" office:value="33.1" table:style-name="ce23">
              <text:p>33.1</text:p>
            </table:table-cell>
            <table:table-cell table:style-name="ce20"/>
            <table:table-cell table:number-columns-repeated="16374" table:style-name="ce47"/>
          </table:table-row>
        </table:table-row-group>
        <table:table-row table:style-name="ro9">
          <table:table-cell office:value-type="string" table:style-name="ce46">
            <text:p>East of England</text:p>
          </table:table-cell>
          <table:table-cell table:style-name="ce24"/>
          <table:table-cell office:value-type="float" office:value="45.3" table:style-name="ce18">
            <text:p>45.3</text:p>
          </table:table-cell>
          <table:table-cell office:value-type="float" office:value="9" table:style-name="ce18">
            <text:p>9.0</text:p>
          </table:table-cell>
          <table:table-cell office:value-type="float" office:value="3.3" table:style-name="ce18">
            <text:p>3.3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58.5" table:style-name="ce19">
            <text:p>58.5</text:p>
          </table:table-cell>
          <table:table-cell table:style-name="ce18"/>
          <table:table-cell table:number-columns-repeated="16374" table:style-name="ce47"/>
        </table:table-row>
        <table:table-row table:style-name="ro9">
          <table:table-cell office:value-type="string" table:style-name="ce46">
            <text:p>London</text:p>
          </table:table-cell>
          <table:table-cell table:style-name="ce24"/>
          <table:table-cell office:value-type="float" office:value="22.8" table:style-name="ce18">
            <text:p>22.8</text:p>
          </table:table-cell>
          <table:table-cell office:value-type="float" office:value="4.2" table:style-name="ce18">
            <text:p>4.2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29.2" table:style-name="ce19">
            <text:p>29.2</text:p>
          </table:table-cell>
          <table:table-cell table:style-name="ce20"/>
          <table:table-cell table:number-columns-repeated="16374" table:style-name="ce47"/>
        </table:table-row>
        <table:table-row table:style-name="ro9">
          <table:table-cell office:value-type="string" table:style-name="ce46">
            <text:p>South East</text:p>
          </table:table-cell>
          <table:table-cell table:style-name="ce24"/>
          <table:table-cell office:value-type="float" office:value="69.2" table:style-name="ce18">
            <text:p>69.2</text:p>
          </table:table-cell>
          <table:table-cell office:value-type="float" office:value="12.6" table:style-name="ce18">
            <text:p>12.6</text:p>
          </table:table-cell>
          <table:table-cell office:value-type="float" office:value="3.9" table:style-name="ce18">
            <text:p>3.9</text:p>
          </table:table-cell>
          <table:table-cell office:value-type="float" office:value="0.8" table:style-name="ce18">
            <text:p>0.8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87" table:style-name="ce19">
            <text:p>87.0</text:p>
          </table:table-cell>
          <table:table-cell table:style-name="ce20"/>
          <table:table-cell table:number-columns-repeated="16374" table:style-name="ce47"/>
        </table:table-row>
        <table:table-row table:style-name="ro9">
          <table:table-cell office:value-type="string" table:style-name="ce46">
            <text:p>South West</text:p>
          </table:table-cell>
          <table:table-cell table:style-name="ce24"/>
          <table:table-cell office:value-type="float" office:value="40.1" table:style-name="ce18">
            <text:p>40.1</text:p>
          </table:table-cell>
          <table:table-cell office:value-type="float" office:value="7.7" table:style-name="ce18">
            <text:p>7.7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51" table:style-name="ce19">
            <text:p>51.0</text:p>
          </table:table-cell>
          <table:table-cell table:style-name="ce20"/>
          <table:table-cell table:number-columns-repeated="16374" table:style-name="ce47"/>
        </table:table-row>
        <table:table-row table:style-name="ro5">
          <table:table-cell office:value-type="string" table:style-name="ce46">
            <text:p>England</text:p>
          </table:table-cell>
          <table:table-cell table:style-name="ce24"/>
          <table:table-cell office:value-type="float" office:value="341.5" table:style-name="ce18">
            <text:p>341.5</text:p>
          </table:table-cell>
          <table:table-cell office:value-type="float" office:value="64.099999999999994" table:style-name="ce18">
            <text:p>64.1</text:p>
          </table:table-cell>
          <table:table-cell office:value-type="float" office:value="23.2" table:style-name="ce18">
            <text:p>23.2</text:p>
          </table:table-cell>
          <table:table-cell office:value-type="float" office:value="3.9" table:style-name="ce18">
            <text:p>3.9</text:p>
          </table:table-cell>
          <table:table-cell office:value-type="float" office:value="3.5" table:style-name="ce18">
            <text:p>3.5</text:p>
          </table:table-cell>
          <table:table-cell office:value-type="float" office:value="7.4" table:style-name="ce18">
            <text:p>7.4</text:p>
          </table:table-cell>
          <table:table-cell office:value-type="float" office:value="436.3" table:style-name="ce19">
            <text:p>436.3</text:p>
          </table:table-cell>
          <table:table-cell table:style-name="ce20"/>
          <table:table-cell table:number-columns-repeated="16374" table:style-name="ce47"/>
        </table:table-row>
        <table:table-row table:style-name="ro9">
          <table:table-cell office:value-type="string" table:style-name="ce46">
            <text:p>Wales</text:p>
          </table:table-cell>
          <table:table-cell table:style-name="ce25"/>
          <table:table-cell office:value-type="float" office:value="22.5" table:style-name="ce18">
            <text:p>22.5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28.4" table:style-name="ce19">
            <text:p>28.4</text:p>
          </table:table-cell>
          <table:table-cell table:style-name="ce20"/>
          <table:table-cell table:number-columns-repeated="16374" table:style-name="ce47"/>
        </table:table-row>
        <table:table-row table:style-name="ro9">
          <table:table-cell office:value-type="string" table:style-name="ce46">
            <text:p>Scotland</text:p>
          </table:table-cell>
          <table:table-cell table:style-name="ce24"/>
          <table:table-cell office:value-type="float" office:value="34.700000000000003" table:style-name="ce18">
            <text:p>34.7</text:p>
          </table:table-cell>
          <table:table-cell office:value-type="float" office:value="7" table:style-name="ce18">
            <text:p>7.0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5" table:style-name="ce19">
            <text:p>45.0</text:p>
          </table:table-cell>
          <table:table-cell table:style-name="ce20"/>
          <table:table-cell table:number-columns-repeated="16374" table:style-name="ce47"/>
        </table:table-row>
        <table:table-row table:style-name="ro5">
          <table:table-cell office:value-type="string" table:style-name="ce46">
            <text:p>Great Britain</text:p>
          </table:table-cell>
          <table:table-cell table:style-name="ce25"/>
          <table:table-cell office:value-type="float" office:value="398.6" table:style-name="ce18">
            <text:p>398.6</text:p>
          </table:table-cell>
          <table:table-cell office:value-type="float" office:value="75.5" table:style-name="ce18">
            <text:p>75.5</text:p>
          </table:table-cell>
          <table:table-cell office:value-type="float" office:value="26.8" table:style-name="ce18">
            <text:p>26.8</text:p>
          </table:table-cell>
          <table:table-cell office:value-type="float" office:value="4.5" table:style-name="ce18">
            <text:p>4.5</text:p>
          </table:table-cell>
          <table:table-cell office:value-type="float" office:value="4.3" table:style-name="ce18">
            <text:p>4.3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509.7" table:style-name="ce19">
            <text:p>509.7</text:p>
          </table:table-cell>
          <table:table-cell table:style-name="ce20"/>
          <table:table-cell table:number-columns-repeated="16374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style-name="ce20"/>
          <table:table-cell table:number-columns-repeated="16374" table:style-name="ce47"/>
        </table:table-row>
        <table:table-row table:style-name="ro11">
          <table:table-cell office:value-type="string" table:style-name="ce48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style-name="ce34"/>
          <table:table-cell table:number-columns-repeated="16374" table:style-name="ce47"/>
        </table:table-row>
        <table:table-row table:style-name="ro2">
          <table:table-cell office:value-type="string" table:style-name="ce48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May 2016</text:p>
          </table:table-cell>
          <table:table-cell table:style-name="ce34"/>
          <table:table-cell table:number-columns-repeated="16374" table:style-name="ce47"/>
        </table:table-row>
        <table:table-row table:style-name="ro2">
          <table:table-cell office:value-type="string" table:style-name="ce48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6">
            <text:p>Next update: May 2017</text:p>
          </table:table-cell>
          <table:table-cell table:style-name="ce36"/>
          <table:table-cell table:number-columns-repeated="16374" table:style-name="ce47"/>
        </table:table-row>
        <table:table-row table:style-name="ro2">
          <table:table-cell office:value-type="string" table:style-name="ce48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style-name="ce20"/>
          <table:table-cell table:number-columns-repeated="16374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style-name="ce20"/>
          <table:table-cell table:number-columns-repeated="16374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style-name="ce20"/>
          <table:table-cell table:number-columns-repeated="16374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206_(2017).$A$1"/>
          <table:named-expression table:name="_1981" table:expression="of:=[.#REF!]" table:base-cell-address="TRA0206_(2017).$A$1"/>
          <table:named-expression table:name="_tab13" table:expression="of:=[.#REF!]" table:base-cell-address="TRA0206_(2017).$A$1"/>
          <table:named-expression table:name="_tab14" table:expression="of:=[.#REF!]" table:base-cell-address="TRA0206_(2017).$A$1"/>
          <table:named-expression table:name="activeCell" table:expression="of:=[.#REF!]" table:base-cell-address="TRA0206_(2017).$A$1"/>
          <table:named-expression table:name="ANNUAL" table:expression="of:=[.#REF!]" table:base-cell-address="TRA0206_(2017).$A$1"/>
          <table:named-expression table:name="BARQTR" table:expression="of:=[.#REF!]" table:base-cell-address="TRA0206_(2017).$A$1"/>
          <table:named-expression table:name="BELGIUM" table:expression="of:=[.#REF!]" table:base-cell-address="TRA0206_(2017).$A$1"/>
          <table:named-expression table:name="CategoryTitle" table:expression="of:=[.#REF!]" table:base-cell-address="TRA0206_(2017).$A$1"/>
          <table:named-expression table:name="DEFLATOR" table:expression="of:=[.#REF!]" table:base-cell-address="TRA0206_(2017).$A$1"/>
          <table:named-expression table:name="dgdsfyh" table:expression="of:=[.#REF!]" table:base-cell-address="TRA0206_(2017).$A$1"/>
          <table:named-expression table:name="DK" table:expression="of:=[.#REF!]" table:base-cell-address="TRA0206_(2017).$A$1"/>
          <table:named-expression table:name="DNK_D" table:expression="of:=[.#REF!]" table:base-cell-address="TRA0206_(2017).$A$1"/>
          <table:named-expression table:name="EIRE" table:expression="of:=[.#REF!]" table:base-cell-address="TRA0206_(2017).$A$1"/>
          <table:named-expression table:name="fbegyear" table:expression="of:=[.#REF!]" table:base-cell-address="TRA0206_(2017).$A$1"/>
          <table:named-expression table:name="FL" table:expression="of:=[.#REF!]" table:base-cell-address="TRA0206_(2017).$A$1"/>
          <table:named-expression table:name="Footnotes" table:expression="of:=[.#REF!]" table:base-cell-address="TRA0206_(2017).$A$1"/>
          <table:named-expression table:name="FRANCE" table:expression="of:=[.#REF!]" table:base-cell-address="TRA0206_(2017).$A$1"/>
          <table:named-expression table:name="GERMANY" table:expression="of:=[.#REF!]" table:base-cell-address="TRA0206_(2017).$A$1"/>
          <table:named-expression table:name="GraphTitle" table:expression="of:=[.#REF!]" table:base-cell-address="TRA0206_(2017).$A$1"/>
          <table:named-expression table:name="ITALY" table:expression="of:=[.#REF!]" table:base-cell-address="TRA0206_(2017).$A$1"/>
          <table:named-expression table:name="NLS" table:expression="of:=[.#REF!]" table:base-cell-address="TRA0206_(2017).$A$1"/>
          <table:named-expression table:name="NONEC" table:expression="of:=[.#REF!]" table:base-cell-address="TRA0206_(2017).$A$1"/>
          <table:named-expression table:name="OldData" table:expression="of:=[.#REF!]" table:base-cell-address="TRA0206_(2017).$A$1"/>
          <table:named-expression table:name="OTHEREC" table:expression="of:=[.#REF!]" table:base-cell-address="TRA0206_(2017).$A$1"/>
          <table:named-expression table:name="PIE" table:expression="of:=[.#REF!]" table:base-cell-address="TRA0206_(2017).$A$1"/>
          <table:named-range table:name="Print_Area" table:cell-range-address="TRA0206_(2015).$A$1:TRA0206_(2015).$I$45" table:base-cell-address="TRA0206_(2015).$A$1"/>
          <table:named-range table:name="Print_Titles" table:cell-range-address="TRA0206_(2015).$A$3:TRA0206_(2015).$IV$7" table:base-cell-address="TRA0206_(2015).$A$1"/>
          <table:named-expression table:name="PUBLISH_Print_Area" table:expression="of:=[.#REF!]" table:base-cell-address="TRA0206_(2017).$A$1"/>
          <table:named-expression table:name="PUBLISH1998_Print_Area" table:expression="of:=[.#REF!]" table:base-cell-address="TRA0206_(2017).$A$1"/>
          <table:named-expression table:name="qryNonEUBreakdown" table:expression="of:=[.#REF!]" table:base-cell-address="TRA0206_(2017).$A$1"/>
          <table:named-expression table:name="QUARTER" table:expression="of:=[.#REF!]" table:base-cell-address="TRA0206_(2017).$A$1"/>
          <table:named-expression table:name="SPAIN" table:expression="of:=[.#REF!]" table:base-cell-address="TRA0206_(2017).$A$1"/>
          <table:named-expression table:name="TableTitle" table:expression="of:=[.#REF!]" table:base-cell-address="TRA0206_(2017).$A$1"/>
          <table:named-expression table:name="testing" table:expression="of:=[.#REF!]" table:base-cell-address="TRA0206_(2017).$A$1"/>
          <table:named-expression table:name="ValueTitle" table:expression="of:=[.#REF!]" table:base-cell-address="TRA0206_(2017).$A$1"/>
        </table:named-expressions>
      </table:table>
      <table:table table:name="TRA0206_(2014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4<text:s/><text:span text:style-name="T2">R</text:span>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45">
            <text:p>Cars and taxis</text:p>
          </table:table-cell>
          <table:table-cell office:value-type="string" table:style-name="ce45">
            <text:p>Light</text:p>
            <text:p>vans<text:s/><text:span text:style-name="T1">1</text:span></text:p>
          </table:table-cell>
          <table:table-cell office:value-type="string" table:style-name="ce45">
            <text:p>Goods vehicles<text:s/><text:span text:style-name="T1">2</text:span></text:p>
          </table:table-cell>
          <table:table-cell office:value-type="string" table:style-name="ce45">
            <text:p>Motorcycles</text:p>
          </table:table-cell>
          <table:table-cell office:value-type="string" table:style-name="ce45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45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46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1" table:style-name="ce18">
            <text:p>15.1</text:p>
          </table:table-cell>
          <table:table-cell office:value-type="float" office:value="2.6" table:style-name="ce18">
            <text:p>2.6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office:value-type="float" office:value="18.8" table:style-name="ce19">
            <text:p>18.8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style-name="ce20"/>
            <table:table-cell table:style-name="ce49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22">
              <text:p>5.9</text:p>
            </table:table-cell>
            <table:table-cell office:value-type="float" office:value="1" table:style-name="ce22">
              <text:p>1.0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" table:style-name="ce22">
              <text:p>0.0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7.2" table:style-name="ce23">
              <text:p>7.2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999999999999993" table:style-name="ce22">
              <text:p>9.2</text:p>
            </table:table-cell>
            <table:table-cell office:value-type="float" office:value="1.7" table:style-name="ce22">
              <text:p>1.7</text:p>
            </table:table-cell>
            <table:table-cell office:value-type="float" office:value="0.5" table:style-name="ce22">
              <text:p>0.5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1.5" table:style-name="ce23">
              <text:p>11.5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</table:table-row-group>
        <table:table-row table:style-name="ro9">
          <table:table-cell office:value-type="string" table:style-name="ce46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1" table:style-name="ce18">
            <text:p>44.1</text:p>
          </table:table-cell>
          <table:table-cell office:value-type="float" office:value="7.7" table:style-name="ce18">
            <text:p>7.7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55.6" table:style-name="ce19">
            <text:p>55.6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style-name="ce20"/>
            <table:table-cell table:style-name="ce49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3" table:style-name="ce22">
              <text:p>14.3</text:p>
            </table:table-cell>
            <table:table-cell office:value-type="float" office:value="2.5" table:style-name="ce22">
              <text:p>2.5</text:p>
            </table:table-cell>
            <table:table-cell office:value-type="float" office:value="0.8" table:style-name="ce22">
              <text:p>0.8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7.8" table:style-name="ce23">
              <text:p>17.8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2" table:style-name="ce22">
              <text:p>6.2</text:p>
            </table:table-cell>
            <table:table-cell office:value-type="float" office:value="1.1000000000000001" table:style-name="ce22">
              <text:p>1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7.7" table:style-name="ce23">
              <text:p>7.7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7" table:style-name="ce22">
              <text:p>23.7</text:p>
            </table:table-cell>
            <table:table-cell office:value-type="float" office:value="4.0999999999999996" table:style-name="ce22">
              <text:p>4.1</text:p>
            </table:table-cell>
            <table:table-cell office:value-type="float" office:value="1.9" table:style-name="ce22">
              <text:p>1.9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4" table:style-name="ce22">
              <text:p>0.4</text:p>
            </table:table-cell>
            <table:table-cell office:value-type="float" office:value="30" table:style-name="ce23">
              <text:p>30.0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</table:table-row-group>
        <table:table-row table:style-name="ro9">
          <table:table-cell office:value-type="string" table:style-name="ce46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4" table:style-name="ce18">
            <text:p>32.4</text:p>
          </table:table-cell>
          <table:table-cell office:value-type="float" office:value="6.3" table:style-name="ce18">
            <text:p>6.3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2.1" table:style-name="ce19">
            <text:p>42.1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style-name="ce20"/>
            <table:table-cell table:style-name="ce49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6" table:style-name="ce22">
              <text:p>7.6</text:p>
            </table:table-cell>
            <table:table-cell office:value-type="float" office:value="1.5" table:style-name="ce22">
              <text:p>1.5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9.9" table:style-name="ce23">
              <text:p>9.9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3" table:style-name="ce22">
              <text:p>12.3</text:p>
            </table:table-cell>
            <table:table-cell office:value-type="float" office:value="2.2999999999999998" table:style-name="ce22">
              <text:p>2.3</text:p>
            </table:table-cell>
            <table:table-cell office:value-type="float" office:value="0.9" table:style-name="ce22">
              <text:p>0.9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15.7" table:style-name="ce23">
              <text:p>15.7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5" table:style-name="ce22">
              <text:p>12.5</text:p>
            </table:table-cell>
            <table:table-cell office:value-type="float" office:value="2.5" table:style-name="ce22">
              <text:p>2.5</text:p>
            </table:table-cell>
            <table:table-cell office:value-type="float" office:value="1.2" table:style-name="ce22">
              <text:p>1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6.5" table:style-name="ce23">
              <text:p>16.5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</table:table-row-group>
        <table:table-row table:style-name="ro9">
          <table:table-cell office:value-type="string" table:style-name="ce46">
            <text:p>East Midlands</text:p>
          </table:table-cell>
          <table:table-cell table:style-name="ce17"/>
          <table:table-cell office:value-type="float" office:value="32.4" table:style-name="ce18">
            <text:p>32.4</text:p>
          </table:table-cell>
          <table:table-cell office:value-type="float" office:value="6" table:style-name="ce18">
            <text:p>6.0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2" table:style-name="ce19">
            <text:p>42.0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4" table:style-name="ce18">
            <text:p>38.4</text:p>
          </table:table-cell>
          <table:table-cell office:value-type="float" office:value="6.8" table:style-name="ce18">
            <text:p>6.8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9" table:style-name="ce19">
            <text:p>49.0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style-name="ce20"/>
            <table:table-cell table:style-name="ce49"/>
            <table:table-cell table:number-columns-repeated="16373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2" table:style-name="ce22">
              <text:p>13.2</text:p>
            </table:table-cell>
            <table:table-cell office:value-type="float" office:value="2.2999999999999998" table:style-name="ce22">
              <text:p>2.3</text:p>
            </table:table-cell>
            <table:table-cell office:value-type="float" office:value="0.7" table:style-name="ce22">
              <text:p>0.7</text:p>
            </table:table-cell>
            <table:table-cell office:value-type="float" office:value="0.1" table:style-name="ce22">
              <text:p>0.1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3" table:style-name="ce22">
              <text:p>0.3</text:p>
            </table:table-cell>
            <table:table-cell office:value-type="float" office:value="16.5" table:style-name="ce23">
              <text:p>16.5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2" table:style-name="ce22">
              <text:p>25.2</text:p>
            </table:table-cell>
            <table:table-cell office:value-type="float" office:value="4.5" table:style-name="ce22">
              <text:p>4.5</text:p>
            </table:table-cell>
            <table:table-cell office:value-type="float" office:value="2.2999999999999998" table:style-name="ce22">
              <text:p>2.3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2" table:style-name="ce22">
              <text:p>0.2</text:p>
            </table:table-cell>
            <table:table-cell office:value-type="float" office:value="0.4" table:style-name="ce22">
              <text:p>0.4</text:p>
            </table:table-cell>
            <table:table-cell office:value-type="float" office:value="32.5" table:style-name="ce23">
              <text:p>32.5</text:p>
            </table:table-cell>
            <table:table-cell table:style-name="ce20"/>
            <table:table-cell table:style-name="ce50"/>
            <table:table-cell table:number-columns-repeated="16373" table:style-name="ce47"/>
          </table:table-row>
        </table:table-row-group>
        <table:table-row table:style-name="ro9">
          <table:table-cell office:value-type="string" table:style-name="ce46">
            <text:p>East of England</text:p>
          </table:table-cell>
          <table:table-cell table:style-name="ce24"/>
          <table:table-cell office:value-type="float" office:value="44.6" table:style-name="ce18">
            <text:p>44.6</text:p>
          </table:table-cell>
          <table:table-cell office:value-type="float" office:value="8.6" table:style-name="ce18">
            <text:p>8.6</text:p>
          </table:table-cell>
          <table:table-cell office:value-type="float" office:value="3.1" table:style-name="ce18">
            <text:p>3.1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57.1" table:style-name="ce19">
            <text:p>57.1</text:p>
          </table:table-cell>
          <table:table-cell table:style-name="ce18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London</text:p>
          </table:table-cell>
          <table:table-cell table:style-name="ce24"/>
          <table:table-cell office:value-type="float" office:value="23" table:style-name="ce18">
            <text:p>23.0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29.3" table:style-name="ce19">
            <text:p>29.3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South East</text:p>
          </table:table-cell>
          <table:table-cell table:style-name="ce24"/>
          <table:table-cell office:value-type="float" office:value="67.900000000000006" table:style-name="ce18">
            <text:p>67.9</text:p>
          </table:table-cell>
          <table:table-cell office:value-type="float" office:value="12.1" table:style-name="ce18">
            <text:p>12.1</text:p>
          </table:table-cell>
          <table:table-cell office:value-type="float" office:value="3.7" table:style-name="ce18">
            <text:p>3.7</text:p>
          </table:table-cell>
          <table:table-cell office:value-type="float" office:value="0.8" table:style-name="ce18">
            <text:p>0.8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85" table:style-name="ce19">
            <text:p>85.0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South West</text:p>
          </table:table-cell>
          <table:table-cell table:style-name="ce24"/>
          <table:table-cell office:value-type="float" office:value="39.799999999999997" table:style-name="ce18">
            <text:p>39.8</text:p>
          </table:table-cell>
          <table:table-cell office:value-type="float" office:value="7.4" table:style-name="ce18">
            <text:p>7.4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50.3" table:style-name="ce19">
            <text:p>50.3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5">
          <table:table-cell office:value-type="string" table:style-name="ce46">
            <text:p>England</text:p>
          </table:table-cell>
          <table:table-cell table:style-name="ce24"/>
          <table:table-cell office:value-type="float" office:value="337.7" table:style-name="ce18">
            <text:p>337.7</text:p>
          </table:table-cell>
          <table:table-cell office:value-type="float" office:value="61.6" table:style-name="ce18">
            <text:p>61.6</text:p>
          </table:table-cell>
          <table:table-cell office:value-type="float" office:value="22.3" table:style-name="ce18">
            <text:p>22.3</text:p>
          </table:table-cell>
          <table:table-cell office:value-type="float" office:value="3.9" table:style-name="ce18">
            <text:p>3.9</text:p>
          </table:table-cell>
          <table:table-cell office:value-type="float" office:value="3.7" table:style-name="ce18">
            <text:p>3.7</text:p>
          </table:table-cell>
          <table:table-cell office:value-type="float" office:value="7.6" table:style-name="ce18">
            <text:p>7.6</text:p>
          </table:table-cell>
          <table:table-cell office:value-type="float" office:value="429.1" table:style-name="ce19">
            <text:p>429.1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Wales</text:p>
          </table:table-cell>
          <table:table-cell table:style-name="ce25"/>
          <table:table-cell office:value-type="float" office:value="22.1" table:style-name="ce18">
            <text:p>22.1</text:p>
          </table:table-cell>
          <table:table-cell office:value-type="float" office:value="4.2" table:style-name="ce18">
            <text:p>4.2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27.9" table:style-name="ce19">
            <text:p>27.9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9">
          <table:table-cell office:value-type="string" table:style-name="ce46">
            <text:p>Scotland</text:p>
          </table:table-cell>
          <table:table-cell table:style-name="ce24"/>
          <table:table-cell office:value-type="float" office:value="34.4" table:style-name="ce18">
            <text:p>34.4</text:p>
          </table:table-cell>
          <table:table-cell office:value-type="float" office:value="6.7" table:style-name="ce18">
            <text:p>6.7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4.5" table:style-name="ce19">
            <text:p>44.5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5">
          <table:table-cell office:value-type="string" table:style-name="ce46">
            <text:p>Great Britain</text:p>
          </table:table-cell>
          <table:table-cell table:style-name="ce25"/>
          <table:table-cell office:value-type="float" office:value="394.2" table:style-name="ce18">
            <text:p>394.2</text:p>
          </table:table-cell>
          <table:table-cell office:value-type="float" office:value="72.400000000000006" table:style-name="ce18">
            <text:p>72.4</text:p>
          </table:table-cell>
          <table:table-cell office:value-type="float" office:value="25.9" table:style-name="ce18">
            <text:p>25.9</text:p>
          </table:table-cell>
          <table:table-cell office:value-type="float" office:value="4.5" table:style-name="ce18">
            <text:p>4.5</text:p>
          </table:table-cell>
          <table:table-cell office:value-type="float" office:value="4.5" table:style-name="ce18">
            <text:p>4.5</text:p>
          </table:table-cell>
          <table:table-cell office:value-type="float" office:value="9" table:style-name="ce18">
            <text:p>9.0</text:p>
          </table:table-cell>
          <table:table-cell office:value-type="float" office:value="501.5" table:style-name="ce19">
            <text:p>501.5</text:p>
          </table:table-cell>
          <table:table-cell table:style-name="ce20"/>
          <table:table-cell table:style-name="ce49"/>
          <table:table-cell table:number-columns-repeated="16373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2" table:style-name="ce20"/>
          <table:table-cell table:number-columns-repeated="16373" table:style-name="ce47"/>
        </table:table-row>
        <table:table-row table:style-name="ro11">
          <table:table-cell office:value-type="string" table:style-name="ce48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style-name="ce34"/>
          <table:table-cell table:style-name="ce20"/>
          <table:table-cell table:number-columns-repeated="16373" table:style-name="ce47"/>
        </table:table-row>
        <table:table-row table:style-name="ro2">
          <table:table-cell office:value-type="string" table:style-name="ce48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May 2016</text:p>
          </table:table-cell>
          <table:table-cell table:style-name="ce34"/>
          <table:table-cell table:style-name="ce20"/>
          <table:table-cell table:number-columns-repeated="16373" table:style-name="ce47"/>
        </table:table-row>
        <table:table-row table:style-name="ro2">
          <table:table-cell office:value-type="string" table:style-name="ce48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6">
            <text:p>Next update: None</text:p>
          </table:table-cell>
          <table:table-cell table:style-name="ce36"/>
          <table:table-cell table:style-name="ce20"/>
          <table:table-cell table:number-columns-repeated="16373" table:style-name="ce47"/>
        </table:table-row>
        <table:table-row table:style-name="ro2">
          <table:table-cell office:value-type="string" table:style-name="ce48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2" table:style-name="ce20"/>
          <table:table-cell table:number-columns-repeated="16373" table:style-name="ce47"/>
        </table:table-row>
        <table:table-row table:style-name="ro2">
          <table:table-cell office:value-type="string" table:style-name="ce51">
            <text:p>R 2014 traffic estimates were revised as part of the production of 2015 traffic statistic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2" table:style-name="ce20"/>
          <table:table-cell table:number-columns-repeated="16373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2" table:style-name="ce20"/>
          <table:table-cell table:number-columns-repeated="16373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2" table:style-name="ce20"/>
          <table:table-cell table:number-columns-repeated="16373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8" table:style-name="ce20"/>
          <table:table-cell table:number-columns-repeated="16373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8" table:style-name="ce20"/>
          <table:table-cell table:number-columns-repeated="16373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8" table:style-name="ce20"/>
          <table:table-cell table:number-columns-repeated="16373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8" table:style-name="ce20"/>
          <table:table-cell table:number-columns-repeated="16373" table:style-name="ce47"/>
        </table:table-row>
        <table:table-row table:number-rows-repeated="1048530" table:style-name="ro1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0206_(2017).$A$1"/>
          <table:named-expression table:name="_1981" table:expression="of:=[.#REF!]" table:base-cell-address="TRA0206_(2017).$A$1"/>
          <table:named-expression table:name="_tab13" table:expression="of:=[.#REF!]" table:base-cell-address="TRA0206_(2017).$A$1"/>
          <table:named-expression table:name="_tab14" table:expression="of:=[.#REF!]" table:base-cell-address="TRA0206_(2017).$A$1"/>
          <table:named-expression table:name="activeCell" table:expression="of:=[.#REF!]" table:base-cell-address="TRA0206_(2017).$A$1"/>
          <table:named-expression table:name="ANNUAL" table:expression="of:=[.#REF!]" table:base-cell-address="TRA0206_(2017).$A$1"/>
          <table:named-expression table:name="BARQTR" table:expression="of:=[.#REF!]" table:base-cell-address="TRA0206_(2017).$A$1"/>
          <table:named-expression table:name="BELGIUM" table:expression="of:=[.#REF!]" table:base-cell-address="TRA0206_(2017).$A$1"/>
          <table:named-expression table:name="CategoryTitle" table:expression="of:=[.#REF!]" table:base-cell-address="TRA0206_(2017).$A$1"/>
          <table:named-expression table:name="DEFLATOR" table:expression="of:=[.#REF!]" table:base-cell-address="TRA0206_(2017).$A$1"/>
          <table:named-expression table:name="dgdsfyh" table:expression="of:=[.#REF!]" table:base-cell-address="TRA0206_(2017).$A$1"/>
          <table:named-expression table:name="DK" table:expression="of:=[.#REF!]" table:base-cell-address="TRA0206_(2017).$A$1"/>
          <table:named-expression table:name="DNK_D" table:expression="of:=[.#REF!]" table:base-cell-address="TRA0206_(2017).$A$1"/>
          <table:named-expression table:name="EIRE" table:expression="of:=[.#REF!]" table:base-cell-address="TRA0206_(2017).$A$1"/>
          <table:named-expression table:name="fbegyear" table:expression="of:=[.#REF!]" table:base-cell-address="TRA0206_(2017).$A$1"/>
          <table:named-expression table:name="FL" table:expression="of:=[.#REF!]" table:base-cell-address="TRA0206_(2017).$A$1"/>
          <table:named-expression table:name="Footnotes" table:expression="of:=[.#REF!]" table:base-cell-address="TRA0206_(2017).$A$1"/>
          <table:named-expression table:name="FRANCE" table:expression="of:=[.#REF!]" table:base-cell-address="TRA0206_(2017).$A$1"/>
          <table:named-expression table:name="GERMANY" table:expression="of:=[.#REF!]" table:base-cell-address="TRA0206_(2017).$A$1"/>
          <table:named-expression table:name="GraphTitle" table:expression="of:=[.#REF!]" table:base-cell-address="TRA0206_(2017).$A$1"/>
          <table:named-expression table:name="ITALY" table:expression="of:=[.#REF!]" table:base-cell-address="TRA0206_(2017).$A$1"/>
          <table:named-expression table:name="NLS" table:expression="of:=[.#REF!]" table:base-cell-address="TRA0206_(2017).$A$1"/>
          <table:named-expression table:name="NONEC" table:expression="of:=[.#REF!]" table:base-cell-address="TRA0206_(2017).$A$1"/>
          <table:named-expression table:name="OldData" table:expression="of:=[.#REF!]" table:base-cell-address="TRA0206_(2017).$A$1"/>
          <table:named-expression table:name="OTHEREC" table:expression="of:=[.#REF!]" table:base-cell-address="TRA0206_(2017).$A$1"/>
          <table:named-expression table:name="PIE" table:expression="of:=[.#REF!]" table:base-cell-address="TRA0206_(2017).$A$1"/>
          <table:named-range table:name="Print_Area" table:cell-range-address="TRA0206_(2014).$A$1:TRA0206_(2014).$I$46" table:base-cell-address="TRA0206_(2014).$A$1"/>
          <table:named-range table:name="Print_Titles" table:cell-range-address="TRA0206_(2014).$A$3:TRA0206_(2014).$IV$7" table:base-cell-address="TRA0206_(2014).$A$1"/>
          <table:named-expression table:name="PUBLISH_Print_Area" table:expression="of:=[.#REF!]" table:base-cell-address="TRA0206_(2017).$A$1"/>
          <table:named-expression table:name="PUBLISH1998_Print_Area" table:expression="of:=[.#REF!]" table:base-cell-address="TRA0206_(2017).$A$1"/>
          <table:named-expression table:name="qryNonEUBreakdown" table:expression="of:=[.#REF!]" table:base-cell-address="TRA0206_(2017).$A$1"/>
          <table:named-expression table:name="QUARTER" table:expression="of:=[.#REF!]" table:base-cell-address="TRA0206_(2017).$A$1"/>
          <table:named-expression table:name="SPAIN" table:expression="of:=[.#REF!]" table:base-cell-address="TRA0206_(2017).$A$1"/>
          <table:named-expression table:name="TableTitle" table:expression="of:=[.#REF!]" table:base-cell-address="TRA0206_(2017).$A$1"/>
          <table:named-expression table:name="testing" table:expression="of:=[.#REF!]" table:base-cell-address="TRA0206_(2017).$A$1"/>
          <table:named-expression table:name="ValueTitle" table:expression="of:=[.#REF!]" table:base-cell-address="TRA0206_(2017).$A$1"/>
        </table:named-expressions>
      </table:table>
      <table:table table:name="TRA0206_(2013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3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8" table:style-name="ce18">
            <text:p>14.8</text:p>
          </table:table-cell>
          <table:table-cell office:value-type="float" office:value="2.5" table:style-name="ce18">
            <text:p>2.5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office:value-type="float" office:value="18.399999999999999" table:style-name="ce19">
            <text:p>18.4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7.1" table:style-name="ce55">
              <text:p>7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3.3" table:style-name="ce18">
            <text:p>43.3</text:p>
          </table:table-cell>
          <table:table-cell office:value-type="float" office:value="7.2" table:style-name="ce18">
            <text:p>7.2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54.3" table:style-name="ce19">
            <text:p>54.3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1" table:style-name="ce54">
              <text:p>14.1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5" table:style-name="ce55">
              <text:p>17.5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1" table:style-name="ce54">
              <text:p>23.1</text:p>
            </table:table-cell>
            <table:table-cell office:value-type="float" office:value="3.8" table:style-name="ce54">
              <text:p>3.8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9.2" table:style-name="ce55">
              <text:p>29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6" table:style-name="ce18">
            <text:p>31.6</text:p>
          </table:table-cell>
          <table:table-cell office:value-type="float" office:value="6" table:style-name="ce18">
            <text:p>6.0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0.9" table:style-name="ce19">
            <text:p>40.9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999999999999993" table:style-name="ce55">
              <text:p>9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9" table:style-name="ce54">
              <text:p>11.9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5.1" table:style-name="ce55">
              <text:p>15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2" table:style-name="ce54">
              <text:p>12.2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" table:style-name="ce55">
              <text:p>16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8" table:style-name="ce18">
            <text:p>31.8</text:p>
          </table:table-cell>
          <table:table-cell office:value-type="float" office:value="5.7" table:style-name="ce18">
            <text:p>5.7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1.1" table:style-name="ce19">
            <text:p>41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6" table:style-name="ce18">
            <text:p>37.6</text:p>
          </table:table-cell>
          <table:table-cell office:value-type="float" office:value="6.5" table:style-name="ce18">
            <text:p>6.5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7.7" table:style-name="ce19">
            <text:p>47.7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8" table:style-name="ce54">
              <text:p>12.8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9" table:style-name="ce55">
              <text:p>15.9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8" table:style-name="ce54">
              <text:p>24.8</text:p>
            </table:table-cell>
            <table:table-cell office:value-type="float" office:value="4.3" table:style-name="ce54">
              <text:p>4.3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31.7" table:style-name="ce55">
              <text:p>31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4" table:style-name="ce18">
            <text:p>43.4</text:p>
          </table:table-cell>
          <table:table-cell office:value-type="float" office:value="8" table:style-name="ce18">
            <text:p>8.0</text:p>
          </table:table-cell>
          <table:table-cell office:value-type="float" office:value="3" table:style-name="ce18">
            <text:p>3.0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55.4" table:style-name="ce19">
            <text:p>55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2.8" table:style-name="ce18">
            <text:p>22.8</text:p>
          </table:table-cell>
          <table:table-cell office:value-type="float" office:value="3.9" table:style-name="ce18">
            <text:p>3.9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6" table:style-name="ce18">
            <text:p>0.6</text:p>
          </table:table-cell>
          <table:table-cell office:value-type="float" office:value="1.2" table:style-name="ce18">
            <text:p>1.2</text:p>
          </table:table-cell>
          <table:table-cell office:value-type="float" office:value="28.8" table:style-name="ce19">
            <text:p>28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6.599999999999994" table:style-name="ce18">
            <text:p>66.6</text:p>
          </table:table-cell>
          <table:table-cell office:value-type="float" office:value="11.4" table:style-name="ce18">
            <text:p>11.4</text:p>
          </table:table-cell>
          <table:table-cell office:value-type="float" office:value="3.6" table:style-name="ce18">
            <text:p>3.6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82.8" table:style-name="ce19">
            <text:p>82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8.9" table:style-name="ce18">
            <text:p>38.9</text:p>
          </table:table-cell>
          <table:table-cell office:value-type="float" office:value="7" table:style-name="ce18">
            <text:p>7.0</text:p>
          </table:table-cell>
          <table:table-cell office:value-type="float" office:value="2.1" table:style-name="ce18">
            <text:p>2.1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48.9" table:style-name="ce19">
            <text:p>48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0.9" table:style-name="ce18">
            <text:p>330.9</text:p>
          </table:table-cell>
          <table:table-cell office:value-type="float" office:value="58.2" table:style-name="ce18">
            <text:p>58.2</text:p>
          </table:table-cell>
          <table:table-cell office:value-type="float" office:value="21.7" table:style-name="ce18">
            <text:p>21.7</text:p>
          </table:table-cell>
          <table:table-cell office:value-type="float" office:value="3.8" table:style-name="ce18">
            <text:p>3.8</text:p>
          </table:table-cell>
          <table:table-cell office:value-type="float" office:value="3.7" table:style-name="ce18">
            <text:p>3.7</text:p>
          </table:table-cell>
          <table:table-cell office:value-type="float" office:value="7.5" table:style-name="ce18">
            <text:p>7.5</text:p>
          </table:table-cell>
          <table:table-cell office:value-type="float" office:value="418.3" table:style-name="ce19">
            <text:p>418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5" table:style-name="ce18">
            <text:p>21.5</text:p>
          </table:table-cell>
          <table:table-cell office:value-type="float" office:value="4" table:style-name="ce18">
            <text:p>4.0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27" table:style-name="ce19">
            <text:p>27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799999999999997" table:style-name="ce18">
            <text:p>33.8</text:p>
          </table:table-cell>
          <table:table-cell office:value-type="float" office:value="6.3" table:style-name="ce18">
            <text:p>6.3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3.5" table:style-name="ce19">
            <text:p>43.5</text:p>
          </table:table-cell>
          <table:table-cell table:style-name="ce20"/>
          <table:table-cell table:number-columns-repeated="16374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86.2" table:style-name="ce18">
            <text:p>386.2</text:p>
          </table:table-cell>
          <table:table-cell office:value-type="float" office:value="68.5" table:style-name="ce18">
            <text:p>68.5</text:p>
          </table:table-cell>
          <table:table-cell office:value-type="float" office:value="25.2" table:style-name="ce18">
            <text:p>25.2</text:p>
          </table:table-cell>
          <table:table-cell office:value-type="float" office:value="4.3" table:style-name="ce18">
            <text:p>4.3</text:p>
          </table:table-cell>
          <table:table-cell office:value-type="float" office:value="4.5" table:style-name="ce18">
            <text:p>4.5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488.8" table:style-name="ce19">
            <text:p>488.8</text:p>
          </table:table-cell>
          <table:table-cell table:style-name="ce20"/>
          <table:table-cell table:number-columns-repeated="16374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style-name="ce20"/>
          <table:table-cell table:number-columns-repeated="16374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style-name="ce34"/>
          <table:table-cell table:number-columns-repeated="16374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4</text:p>
          </table:table-cell>
          <table:table-cell table:style-name="ce34"/>
          <table:table-cell table:number-columns-repeated="16374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number-columns-repeated="2" table:style-name="ce36"/>
          <table:table-cell table:number-columns-repeated="16374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style-name="ce20"/>
          <table:table-cell table:number-columns-repeated="16374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style-name="ce20"/>
          <table:table-cell table:number-columns-repeated="16374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style-name="ce20"/>
          <table:table-cell table:number-columns-repeated="16374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7" table:style-name="ce20"/>
          <table:table-cell table:number-columns-repeated="16374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expression table:name="BELGIUM" table:expression="of:=[.#REF!]" table:base-cell-address="TRA0206_(2017).$A$1"/>
          <table:named-expression table:name="dgdsfyh" table:expression="of:=[.#REF!]" table:base-cell-address="TRA0206_(2017).$A$1"/>
          <table:named-expression table:name="DK" table:expression="of:=[.#REF!]" table:base-cell-address="TRA0206_(2017).$A$1"/>
          <table:named-expression table:name="EIRE" table:expression="of:=[.#REF!]" table:base-cell-address="TRA0206_(2017).$A$1"/>
          <table:named-expression table:name="fbegyear" table:expression="of:=[.#REF!]" table:base-cell-address="TRA0206_(2017).$A$1"/>
          <table:named-expression table:name="FRANCE" table:expression="of:=[.#REF!]" table:base-cell-address="TRA0206_(2017).$A$1"/>
          <table:named-expression table:name="GERMANY" table:expression="of:=[.#REF!]" table:base-cell-address="TRA0206_(2017).$A$1"/>
          <table:named-expression table:name="ITALY" table:expression="of:=[.#REF!]" table:base-cell-address="TRA0206_(2017).$A$1"/>
          <table:named-expression table:name="NLS" table:expression="of:=[.#REF!]" table:base-cell-address="TRA0206_(2017).$A$1"/>
          <table:named-expression table:name="NONEC" table:expression="of:=[.#REF!]" table:base-cell-address="TRA0206_(2017).$A$1"/>
          <table:named-expression table:name="OldData" table:expression="of:=[.#REF!]" table:base-cell-address="TRA0206_(2017).$A$1"/>
          <table:named-range table:name="Print_Area" table:cell-range-address="TRA0206_(2013).$A$1:TRA0206_(2013).$I$45" table:base-cell-address="TRA0206_(2013).$A$1"/>
          <table:named-range table:name="Print_Titles" table:cell-range-address="TRA0206_(2013).$A$3:TRA0206_(2013).$IV$7" table:base-cell-address="TRA0206_(2013).$A$1"/>
          <table:named-expression table:name="SPAIN" table:expression="of:=[.#REF!]" table:base-cell-address="TRA0206_(2017).$A$1"/>
        </table:named-expressions>
      </table:table>
      <table:table table:name="TRA0206_(2012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2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9" table:style-name="ce18">
            <text:p>14.9</text:p>
          </table:table-cell>
          <table:table-cell office:value-type="float" office:value="2.4" table:style-name="ce18">
            <text:p>2.4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18.3" table:style-name="ce19">
            <text:p>18.3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7.1" table:style-name="ce55">
              <text:p>7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3.4" table:style-name="ce18">
            <text:p>43.4</text:p>
          </table:table-cell>
          <table:table-cell office:value-type="float" office:value="7" table:style-name="ce18">
            <text:p>7.0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54.2" table:style-name="ce19">
            <text:p>54.2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2" table:style-name="ce54">
              <text:p>14.2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600000000000001" table:style-name="ce55">
              <text:p>17.6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" table:style-name="ce54">
              <text:p>23.0</text:p>
            </table:table-cell>
            <table:table-cell office:value-type="float" office:value="3.7" table:style-name="ce54">
              <text:p>3.7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9" table:style-name="ce55">
              <text:p>29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5" table:style-name="ce18">
            <text:p>31.5</text:p>
          </table:table-cell>
          <table:table-cell office:value-type="float" office:value="5.8" table:style-name="ce18">
            <text:p>5.8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0.6" table:style-name="ce19">
            <text:p>40.6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999999999999993" table:style-name="ce55">
              <text:p>9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9" table:style-name="ce54">
              <text:p>11.9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5.1" table:style-name="ce55">
              <text:p>15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1" table:style-name="ce54">
              <text:p>12.1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8" table:style-name="ce55">
              <text:p>15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9" table:style-name="ce18">
            <text:p>31.9</text:p>
          </table:table-cell>
          <table:table-cell office:value-type="float" office:value="5.5" table:style-name="ce18">
            <text:p>5.5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40.799999999999997" table:style-name="ce19">
            <text:p>40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9" table:style-name="ce18">
            <text:p>37.9</text:p>
          </table:table-cell>
          <table:table-cell office:value-type="float" office:value="6.3" table:style-name="ce18">
            <text:p>6.3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7.7" table:style-name="ce19">
            <text:p>47.7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1" table:style-name="ce54">
              <text:p>13.1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8" table:style-name="ce54">
              <text:p>24.8</text:p>
            </table:table-cell>
            <table:table-cell office:value-type="float" office:value="4.2" table:style-name="ce54">
              <text:p>4.2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31.6" table:style-name="ce55">
              <text:p>31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2" table:style-name="ce18">
            <text:p>43.2</text:p>
          </table:table-cell>
          <table:table-cell office:value-type="float" office:value="7.8" table:style-name="ce18">
            <text:p>7.8</text:p>
          </table:table-cell>
          <table:table-cell office:value-type="float" office:value="3" table:style-name="ce18">
            <text:p>3.0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54.8" table:style-name="ce19">
            <text:p>54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2.9" table:style-name="ce18">
            <text:p>22.9</text:p>
          </table:table-cell>
          <table:table-cell office:value-type="float" office:value="3.8" table:style-name="ce18">
            <text:p>3.8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2" table:style-name="ce18">
            <text:p>1.2</text:p>
          </table:table-cell>
          <table:table-cell office:value-type="float" office:value="28.9" table:style-name="ce19">
            <text:p>28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7" table:style-name="ce18">
            <text:p>67.0</text:p>
          </table:table-cell>
          <table:table-cell office:value-type="float" office:value="11.1" table:style-name="ce18">
            <text:p>11.1</text:p>
          </table:table-cell>
          <table:table-cell office:value-type="float" office:value="3.5" table:style-name="ce18">
            <text:p>3.5</text:p>
          </table:table-cell>
          <table:table-cell office:value-type="float" office:value="0.8" table:style-name="ce18">
            <text:p>0.8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83" table:style-name="ce19">
            <text:p>83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8.799999999999997" table:style-name="ce18">
            <text:p>38.8</text:p>
          </table:table-cell>
          <table:table-cell office:value-type="float" office:value="6.8" table:style-name="ce18">
            <text:p>6.8</text:p>
          </table:table-cell>
          <table:table-cell office:value-type="float" office:value="2.1" table:style-name="ce18">
            <text:p>2.1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48.6" table:style-name="ce19">
            <text:p>48.6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1.5" table:style-name="ce18">
            <text:p>331.5</text:p>
          </table:table-cell>
          <table:table-cell office:value-type="float" office:value="56.5" table:style-name="ce18">
            <text:p>56.5</text:p>
          </table:table-cell>
          <table:table-cell office:value-type="float" office:value="21.5" table:style-name="ce18">
            <text:p>21.5</text:p>
          </table:table-cell>
          <table:table-cell office:value-type="float" office:value="4" table:style-name="ce18">
            <text:p>4.0</text:p>
          </table:table-cell>
          <table:table-cell office:value-type="float" office:value="3.6" table:style-name="ce18">
            <text:p>3.6</text:p>
          </table:table-cell>
          <table:table-cell office:value-type="float" office:value="7.6" table:style-name="ce18">
            <text:p>7.6</text:p>
          </table:table-cell>
          <table:table-cell office:value-type="float" office:value="417.1" table:style-name="ce19">
            <text:p>417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4" table:style-name="ce18">
            <text:p>21.4</text:p>
          </table:table-cell>
          <table:table-cell office:value-type="float" office:value="3.8" table:style-name="ce18">
            <text:p>3.8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26.8" table:style-name="ce19">
            <text:p>26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799999999999997" table:style-name="ce18">
            <text:p>33.8</text:p>
          </table:table-cell>
          <table:table-cell office:value-type="float" office:value="6.1" table:style-name="ce18">
            <text:p>6.1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3.2" table:style-name="ce19">
            <text:p>43.2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86.7" table:style-name="ce18">
            <text:p>386.7</text:p>
          </table:table-cell>
          <table:table-cell office:value-type="float" office:value="66.400000000000006" table:style-name="ce18">
            <text:p>66.4</text:p>
          </table:table-cell>
          <table:table-cell office:value-type="float" office:value="25" table:style-name="ce18">
            <text:p>25.0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8.9" table:style-name="ce18">
            <text:p>8.9</text:p>
          </table:table-cell>
          <table:table-cell office:value-type="float" office:value="487.1" table:style-name="ce19">
            <text:p>487.1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6">
            <text:p>Next update: June 2014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12).$A$1:TRA0206_(2012).$I$45" table:base-cell-address="TRA0206_(2012).$A$1"/>
          <table:named-range table:name="Print_Titles" table:cell-range-address="TRA0206_(2012).$A$3:TRA0206_(2012).$IV$7" table:base-cell-address="TRA0206_(2012).$A$1"/>
        </table:named-expressions>
      </table:table>
      <table:table table:name="TRA0206_(2011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1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8" table:style-name="ce18">
            <text:p>14.8</text:p>
          </table:table-cell>
          <table:table-cell office:value-type="float" office:value="2.5" table:style-name="ce18">
            <text:p>2.5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3" table:style-name="ce19">
            <text:p>18.3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8" table:style-name="ce54">
              <text:p>5.8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1" table:style-name="ce55">
              <text:p>7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2" table:style-name="ce55">
              <text:p>11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3.8" table:style-name="ce18">
            <text:p>43.8</text:p>
          </table:table-cell>
          <table:table-cell office:value-type="float" office:value="6.9" table:style-name="ce18">
            <text:p>6.9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4.7" table:style-name="ce19">
            <text:p>54.7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3" table:style-name="ce54">
              <text:p>14.3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7" table:style-name="ce55">
              <text:p>17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3" table:style-name="ce54">
              <text:p>23.3</text:p>
            </table:table-cell>
            <table:table-cell office:value-type="float" office:value="3.6" table:style-name="ce54">
              <text:p>3.6</text:p>
            </table:table-cell>
            <table:table-cell office:value-type="float" office:value="2" table:style-name="ce54">
              <text:p>2.0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9.4" table:style-name="ce55">
              <text:p>29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8" table:style-name="ce18">
            <text:p>31.8</text:p>
          </table:table-cell>
          <table:table-cell office:value-type="float" office:value="5.8" table:style-name="ce18">
            <text:p>5.8</text:p>
          </table:table-cell>
          <table:table-cell office:value-type="float" office:value="2.7" table:style-name="ce18">
            <text:p>2.7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1.1" table:style-name="ce19">
            <text:p>41.1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8000000000000007" table:style-name="ce55">
              <text:p>9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" table:style-name="ce54">
              <text:p>12.0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5.3" table:style-name="ce55">
              <text:p>15.3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3" table:style-name="ce54">
              <text:p>12.3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" table:style-name="ce55">
              <text:p>16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8" table:style-name="ce18">
            <text:p>31.8</text:p>
          </table:table-cell>
          <table:table-cell office:value-type="float" office:value="5.5" table:style-name="ce18">
            <text:p>5.5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0.799999999999997" table:style-name="ce19">
            <text:p>40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9" table:style-name="ce18">
            <text:p>37.9</text:p>
          </table:table-cell>
          <table:table-cell office:value-type="float" office:value="6.4" table:style-name="ce18">
            <text:p>6.4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7.8" table:style-name="ce19">
            <text:p>47.8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" table:style-name="ce54">
              <text:p>13.0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9" table:style-name="ce54">
              <text:p>24.9</text:p>
            </table:table-cell>
            <table:table-cell office:value-type="float" office:value="4.2" table:style-name="ce54">
              <text:p>4.2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31.7" table:style-name="ce55">
              <text:p>31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2.8" table:style-name="ce18">
            <text:p>42.8</text:p>
          </table:table-cell>
          <table:table-cell office:value-type="float" office:value="7.9" table:style-name="ce18">
            <text:p>7.9</text:p>
          </table:table-cell>
          <table:table-cell office:value-type="float" office:value="3.1" table:style-name="ce18">
            <text:p>3.1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54.7" table:style-name="ce19">
            <text:p>54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3.1" table:style-name="ce18">
            <text:p>23.1</text:p>
          </table:table-cell>
          <table:table-cell office:value-type="float" office:value="3.8" table:style-name="ce18">
            <text:p>3.8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2" table:style-name="ce18">
            <text:p>1.2</text:p>
          </table:table-cell>
          <table:table-cell office:value-type="float" office:value="29.1" table:style-name="ce19">
            <text:p>29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7.2" table:style-name="ce18">
            <text:p>67.2</text:p>
          </table:table-cell>
          <table:table-cell office:value-type="float" office:value="11.1" table:style-name="ce18">
            <text:p>11.1</text:p>
          </table:table-cell>
          <table:table-cell office:value-type="float" office:value="3.7" table:style-name="ce18">
            <text:p>3.7</text:p>
          </table:table-cell>
          <table:table-cell office:value-type="float" office:value="0.8" table:style-name="ce18">
            <text:p>0.8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83.3" table:style-name="ce19">
            <text:p>83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.1" table:style-name="ce18">
            <text:p>39.1</text:p>
          </table:table-cell>
          <table:table-cell office:value-type="float" office:value="6.8" table:style-name="ce18">
            <text:p>6.8</text:p>
          </table:table-cell>
          <table:table-cell office:value-type="float" office:value="2.1" table:style-name="ce18">
            <text:p>2.1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49.1" table:style-name="ce19">
            <text:p>49.1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2.3" table:style-name="ce18">
            <text:p>332.3</text:p>
          </table:table-cell>
          <table:table-cell office:value-type="float" office:value="56.6" table:style-name="ce18">
            <text:p>56.6</text:p>
          </table:table-cell>
          <table:table-cell office:value-type="float" office:value="22.1" table:style-name="ce18">
            <text:p>22.1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3.8" table:style-name="ce18">
            <text:p>3.8</text:p>
          </table:table-cell>
          <table:table-cell office:value-type="float" office:value="7.9" table:style-name="ce18">
            <text:p>7.9</text:p>
          </table:table-cell>
          <table:table-cell office:value-type="float" office:value="418.9" table:style-name="ce19">
            <text:p>418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5" table:style-name="ce18">
            <text:p>21.5</text:p>
          </table:table-cell>
          <table:table-cell office:value-type="float" office:value="3.9" table:style-name="ce18">
            <text:p>3.9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6.9" table:style-name="ce19">
            <text:p>26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6" table:style-name="ce18">
            <text:p>33.6</text:p>
          </table:table-cell>
          <table:table-cell office:value-type="float" office:value="6.1" table:style-name="ce18">
            <text:p>6.1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3.1" table:style-name="ce19">
            <text:p>43.1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87.4" table:style-name="ce18">
            <text:p>387.4</text:p>
          </table:table-cell>
          <table:table-cell office:value-type="float" office:value="66.599999999999994" table:style-name="ce18">
            <text:p>66.6</text:p>
          </table:table-cell>
          <table:table-cell office:value-type="float" office:value="25.6" table:style-name="ce18">
            <text:p>25.6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4.7" table:style-name="ce18">
            <text:p>4.7</text:p>
          </table:table-cell>
          <table:table-cell office:value-type="float" office:value="9.3000000000000007" table:style-name="ce18">
            <text:p>9.3</text:p>
          </table:table-cell>
          <table:table-cell office:value-type="float" office:value="488.9" table:style-name="ce19">
            <text:p>488.9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11).$A$1:TRA0206_(2011).$I$45" table:base-cell-address="TRA0206_(2011).$A$1"/>
          <table:named-range table:name="Print_Titles" table:cell-range-address="TRA0206_(2011).$A$3:TRA0206_(2011).$IV$7" table:base-cell-address="TRA0206_(2011).$A$1"/>
        </table:named-expressions>
      </table:table>
      <table:table table:name="TRA0206_(2010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10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7" table:style-name="ce18">
            <text:p>14.7</text:p>
          </table:table-cell>
          <table:table-cell office:value-type="float" office:value="2.4" table:style-name="ce18">
            <text:p>2.4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2" table:style-name="ce19">
            <text:p>18.2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8" table:style-name="ce54">
              <text:p>5.8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" table:style-name="ce55">
              <text:p>7.0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9" table:style-name="ce54">
              <text:p>8.9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2" table:style-name="ce55">
              <text:p>11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3.5" table:style-name="ce18">
            <text:p>43.5</text:p>
          </table:table-cell>
          <table:table-cell office:value-type="float" office:value="6.6" table:style-name="ce18">
            <text:p>6.6</text:p>
          </table:table-cell>
          <table:table-cell office:value-type="float" office:value="3.3" table:style-name="ce18">
            <text:p>3.3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4.3" table:style-name="ce19">
            <text:p>54.3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1" table:style-name="ce54">
              <text:p>14.1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5" table:style-name="ce55">
              <text:p>17.5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2" table:style-name="ce54">
              <text:p>23.2</text:p>
            </table:table-cell>
            <table:table-cell office:value-type="float" office:value="3.5" table:style-name="ce54">
              <text:p>3.5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9.3" table:style-name="ce55">
              <text:p>29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7" table:style-name="ce18">
            <text:p>31.7</text:p>
          </table:table-cell>
          <table:table-cell office:value-type="float" office:value="5.8" table:style-name="ce18">
            <text:p>5.8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40.9" table:style-name="ce19">
            <text:p>40.9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999999999999993" table:style-name="ce55">
              <text:p>9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" table:style-name="ce54">
              <text:p>12.0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2" table:style-name="ce55">
              <text:p>15.2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2" table:style-name="ce54">
              <text:p>12.2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" table:style-name="ce55">
              <text:p>16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6" table:style-name="ce18">
            <text:p>31.6</text:p>
          </table:table-cell>
          <table:table-cell office:value-type="float" office:value="5.6" table:style-name="ce18">
            <text:p>5.6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0.9" table:style-name="ce19">
            <text:p>40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4" table:style-name="ce18">
            <text:p>37.4</text:p>
          </table:table-cell>
          <table:table-cell office:value-type="float" office:value="6.3" table:style-name="ce18">
            <text:p>6.3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7.4" table:style-name="ce19">
            <text:p>47.4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7" table:style-name="ce54">
              <text:p>12.7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8" table:style-name="ce55">
              <text:p>15.8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7" table:style-name="ce54">
              <text:p>24.7</text:p>
            </table:table-cell>
            <table:table-cell office:value-type="float" office:value="4.2" table:style-name="ce54">
              <text:p>4.2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31.6" table:style-name="ce55">
              <text:p>31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2.4" table:style-name="ce18">
            <text:p>42.4</text:p>
          </table:table-cell>
          <table:table-cell office:value-type="float" office:value="7.7" table:style-name="ce18">
            <text:p>7.7</text:p>
          </table:table-cell>
          <table:table-cell office:value-type="float" office:value="3.2" table:style-name="ce18">
            <text:p>3.2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4.3" table:style-name="ce19">
            <text:p>54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3.7" table:style-name="ce18">
            <text:p>23.7</text:p>
          </table:table-cell>
          <table:table-cell office:value-type="float" office:value="3.8" table:style-name="ce18">
            <text:p>3.8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29.7" table:style-name="ce19">
            <text:p>29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6.8" table:style-name="ce18">
            <text:p>66.8</text:p>
          </table:table-cell>
          <table:table-cell office:value-type="float" office:value="11" table:style-name="ce18">
            <text:p>11.0</text:p>
          </table:table-cell>
          <table:table-cell office:value-type="float" office:value="3.7" table:style-name="ce18">
            <text:p>3.7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4" table:style-name="ce18">
            <text:p>1.4</text:p>
          </table:table-cell>
          <table:table-cell office:value-type="float" office:value="82.9" table:style-name="ce19">
            <text:p>82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.200000000000003" table:style-name="ce18">
            <text:p>39.2</text:p>
          </table:table-cell>
          <table:table-cell office:value-type="float" office:value="6.8" table:style-name="ce18">
            <text:p>6.8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49.2" table:style-name="ce19">
            <text:p>49.2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0.8" table:style-name="ce18">
            <text:p>330.8</text:p>
          </table:table-cell>
          <table:table-cell office:value-type="float" office:value="56.1" table:style-name="ce18">
            <text:p>56.1</text:p>
          </table:table-cell>
          <table:table-cell office:value-type="float" office:value="22.6" table:style-name="ce18">
            <text:p>22.6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8.1999999999999993" table:style-name="ce18">
            <text:p>8.2</text:p>
          </table:table-cell>
          <table:table-cell office:value-type="float" office:value="417.8" table:style-name="ce19">
            <text:p>417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5" table:style-name="ce18">
            <text:p>21.5</text:p>
          </table:table-cell>
          <table:table-cell office:value-type="float" office:value="3.9" table:style-name="ce18">
            <text:p>3.9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" table:style-name="ce19">
            <text:p>27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6" table:style-name="ce18">
            <text:p>33.6</text:p>
          </table:table-cell>
          <table:table-cell office:value-type="float" office:value="6.1" table:style-name="ce18">
            <text:p>6.1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0.9" table:style-name="ce18">
            <text:p>0.9</text:p>
          </table:table-cell>
          <table:table-cell office:value-type="float" office:value="43.2" table:style-name="ce19">
            <text:p>43.2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85.9" table:style-name="ce18">
            <text:p>385.9</text:p>
          </table:table-cell>
          <table:table-cell office:value-type="float" office:value="66.099999999999994" table:style-name="ce18">
            <text:p>66.1</text:p>
          </table:table-cell>
          <table:table-cell office:value-type="float" office:value="26.3" table:style-name="ce18">
            <text:p>26.3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5" table:style-name="ce18">
            <text:p>5.0</text:p>
          </table:table-cell>
          <table:table-cell office:value-type="float" office:value="9.6" table:style-name="ce18">
            <text:p>9.6</text:p>
          </table:table-cell>
          <table:table-cell office:value-type="float" office:value="487.9" table:style-name="ce19">
            <text:p>487.9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10).$A$1:TRA0206_(2010).$I$45" table:base-cell-address="TRA0206_(2010).$A$1"/>
          <table:named-range table:name="Print_Titles" table:cell-range-address="TRA0206_(2010).$A$3:TRA0206_(2010).$IV$7" table:base-cell-address="TRA0206_(2010).$A$1"/>
        </table:named-expressions>
      </table:table>
      <table:table table:name="TRA0206_(2009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9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" table:style-name="ce18">
            <text:p>15.0</text:p>
          </table:table-cell>
          <table:table-cell office:value-type="float" office:value="2.4" table:style-name="ce18">
            <text:p>2.4</text:p>
          </table:table-cell>
          <table:table-cell office:value-type="float" office:value="0.7" table:style-name="ce18">
            <text:p>0.7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5" table:style-name="ce19">
            <text:p>18.5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2" table:style-name="ce55">
              <text:p>7.2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5" table:style-name="ce18">
            <text:p>44.5</text:p>
          </table:table-cell>
          <table:table-cell office:value-type="float" office:value="6.7" table:style-name="ce18">
            <text:p>6.7</text:p>
          </table:table-cell>
          <table:table-cell office:value-type="float" office:value="3.3" table:style-name="ce18">
            <text:p>3.3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5.4" table:style-name="ce19">
            <text:p>55.4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5" table:style-name="ce54">
              <text:p>14.5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899999999999999" table:style-name="ce55">
              <text:p>17.9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7" table:style-name="ce55">
              <text:p>7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7" table:style-name="ce54">
              <text:p>23.7</text:p>
            </table:table-cell>
            <table:table-cell office:value-type="float" office:value="3.5" table:style-name="ce54">
              <text:p>3.5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8" table:style-name="ce55">
              <text:p>29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299999999999997" table:style-name="ce18">
            <text:p>32.3</text:p>
          </table:table-cell>
          <table:table-cell office:value-type="float" office:value="5.7" table:style-name="ce18">
            <text:p>5.7</text:p>
          </table:table-cell>
          <table:table-cell office:value-type="float" office:value="2.7" table:style-name="ce18">
            <text:p>2.7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1.6" table:style-name="ce19">
            <text:p>41.6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6" table:style-name="ce54">
              <text:p>7.6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9" table:style-name="ce55">
              <text:p>9.9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2" table:style-name="ce54">
              <text:p>12.2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5" table:style-name="ce55">
              <text:p>15.5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5" table:style-name="ce54">
              <text:p>12.5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2" table:style-name="ce55">
              <text:p>16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2" table:style-name="ce18">
            <text:p>32.0</text:p>
          </table:table-cell>
          <table:table-cell office:value-type="float" office:value="5.5" table:style-name="ce18">
            <text:p>5.5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1.2" table:style-name="ce19">
            <text:p>41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299999999999997" table:style-name="ce18">
            <text:p>38.3</text:p>
          </table:table-cell>
          <table:table-cell office:value-type="float" office:value="6.3" table:style-name="ce18">
            <text:p>6.3</text:p>
          </table:table-cell>
          <table:table-cell office:value-type="float" office:value="2.8" table:style-name="ce18">
            <text:p>2.8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8.2" table:style-name="ce19">
            <text:p>48.2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1" table:style-name="ce54">
              <text:p>13.1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2" table:style-name="ce54">
              <text:p>25.2</text:p>
            </table:table-cell>
            <table:table-cell office:value-type="float" office:value="4.0999999999999996" table:style-name="ce54">
              <text:p>4.1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2" table:style-name="ce55">
              <text:p>32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6" table:style-name="ce18">
            <text:p>43.6</text:p>
          </table:table-cell>
          <table:table-cell office:value-type="float" office:value="7.7" table:style-name="ce18">
            <text:p>7.7</text:p>
          </table:table-cell>
          <table:table-cell office:value-type="float" office:value="3.1" table:style-name="ce18">
            <text:p>3.1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5.5" table:style-name="ce19">
            <text:p>55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3.9" table:style-name="ce18">
            <text:p>23.9</text:p>
          </table:table-cell>
          <table:table-cell office:value-type="float" office:value="3.8" table:style-name="ce18">
            <text:p>3.8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30.1" table:style-name="ce19">
            <text:p>30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8.099999999999994" table:style-name="ce18">
            <text:p>68.1</text:p>
          </table:table-cell>
          <table:table-cell office:value-type="float" office:value="10.9" table:style-name="ce18">
            <text:p>10.9</text:p>
          </table:table-cell>
          <table:table-cell office:value-type="float" office:value="3.7" table:style-name="ce18">
            <text:p>3.7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5" table:style-name="ce18">
            <text:p>1.5</text:p>
          </table:table-cell>
          <table:table-cell office:value-type="float" office:value="84.1" table:style-name="ce19">
            <text:p>84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.9" table:style-name="ce18">
            <text:p>39.9</text:p>
          </table:table-cell>
          <table:table-cell office:value-type="float" office:value="6.7" table:style-name="ce18">
            <text:p>6.7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9.9" table:style-name="ce19">
            <text:p>49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7.6" table:style-name="ce18">
            <text:p>337.6</text:p>
          </table:table-cell>
          <table:table-cell office:value-type="float" office:value="55.7" table:style-name="ce18">
            <text:p>55.7</text:p>
          </table:table-cell>
          <table:table-cell office:value-type="float" office:value="22.5" table:style-name="ce18">
            <text:p>22.5</text:p>
          </table:table-cell>
          <table:table-cell office:value-type="float" office:value="4.5" table:style-name="ce18">
            <text:p>4.5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8.6" table:style-name="ce18">
            <text:p>8.6</text:p>
          </table:table-cell>
          <table:table-cell office:value-type="float" office:value="424.4" table:style-name="ce19">
            <text:p>424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2" table:style-name="ce18">
            <text:p>22.0</text:p>
          </table:table-cell>
          <table:table-cell office:value-type="float" office:value="3.8" table:style-name="ce18">
            <text:p>3.8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.5" table:style-name="ce19">
            <text:p>27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4.4" table:style-name="ce18">
            <text:p>34.4</text:p>
          </table:table-cell>
          <table:table-cell office:value-type="float" office:value="6" table:style-name="ce18">
            <text:p>6.0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43.9" table:style-name="ce19">
            <text:p>43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4" table:style-name="ce18">
            <text:p>394.0</text:p>
          </table:table-cell>
          <table:table-cell office:value-type="float" office:value="65.5" table:style-name="ce18">
            <text:p>65.5</text:p>
          </table:table-cell>
          <table:table-cell office:value-type="float" office:value="26.2" table:style-name="ce18">
            <text:p>26.2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5" table:style-name="ce18">
            <text:p>5.0</text:p>
          </table:table-cell>
          <table:table-cell office:value-type="float" office:value="10.1" table:style-name="ce18">
            <text:p>10.1</text:p>
          </table:table-cell>
          <table:table-cell office:value-type="float" office:value="495.8" table:style-name="ce19">
            <text:p>495.8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9).$A$1:TRA0206_(2009).$I$45" table:base-cell-address="TRA0206_(2009).$A$1"/>
          <table:named-range table:name="Print_Titles" table:cell-range-address="TRA0206_(2009).$A$3:TRA0206_(2009).$IV$7" table:base-cell-address="TRA0206_(2009).$A$1"/>
        </table:named-expressions>
      </table:table>
      <table:table table:name="TRA0206_(2008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8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" table:style-name="ce18">
            <text:p>15.0</text:p>
          </table:table-cell>
          <table:table-cell office:value-type="float" office:value="2.5" table:style-name="ce18">
            <text:p>2.5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7" table:style-name="ce19">
            <text:p>18.7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" table:style-name="ce54">
              <text:p>6.0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4" table:style-name="ce55">
              <text:p>11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3" table:style-name="ce18">
            <text:p>44.3</text:p>
          </table:table-cell>
          <table:table-cell office:value-type="float" office:value="6.8" table:style-name="ce18">
            <text:p>6.8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5.6" table:style-name="ce19">
            <text:p>55.6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4" table:style-name="ce54">
              <text:p>14.4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899999999999999" table:style-name="ce55">
              <text:p>17.9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8" table:style-name="ce55">
              <text:p>7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6" table:style-name="ce54">
              <text:p>23.6</text:p>
            </table:table-cell>
            <table:table-cell office:value-type="float" office:value="3.6" table:style-name="ce54">
              <text:p>3.6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9.9" table:style-name="ce55">
              <text:p>29.9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5" table:style-name="ce18">
            <text:p>32.5</text:p>
          </table:table-cell>
          <table:table-cell office:value-type="float" office:value="5.9" table:style-name="ce18">
            <text:p>5.9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2.2" table:style-name="ce19">
            <text:p>42.2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54">
              <text:p>7.7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" table:style-name="ce55">
              <text:p>10.0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4" table:style-name="ce54">
              <text:p>12.4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8" table:style-name="ce55">
              <text:p>15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5" table:style-name="ce54">
              <text:p>12.5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399999999999999" table:style-name="ce55">
              <text:p>16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2" table:style-name="ce18">
            <text:p>32.0</text:p>
          </table:table-cell>
          <table:table-cell office:value-type="float" office:value="5.6" table:style-name="ce18">
            <text:p>5.6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1.6" table:style-name="ce19">
            <text:p>41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4" table:style-name="ce18">
            <text:p>38.4</text:p>
          </table:table-cell>
          <table:table-cell office:value-type="float" office:value="6.4" table:style-name="ce18">
            <text:p>6.4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8.8" table:style-name="ce19">
            <text:p>48.8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1" table:style-name="ce54">
              <text:p>13.1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2" table:style-name="ce55">
              <text:p>16.2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4" table:style-name="ce54">
              <text:p>25.4</text:p>
            </table:table-cell>
            <table:table-cell office:value-type="float" office:value="4.2" table:style-name="ce54">
              <text:p>4.2</text:p>
            </table:table-cell>
            <table:table-cell office:value-type="float" office:value="2.5" table:style-name="ce54">
              <text:p>2.5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2.5" table:style-name="ce55">
              <text:p>32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5" table:style-name="ce18">
            <text:p>43.5</text:p>
          </table:table-cell>
          <table:table-cell office:value-type="float" office:value="7.9" table:style-name="ce18">
            <text:p>7.9</text:p>
          </table:table-cell>
          <table:table-cell office:value-type="float" office:value="3.4" table:style-name="ce18">
            <text:p>3.4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5.8" table:style-name="ce19">
            <text:p>55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3.9" table:style-name="ce18">
            <text:p>23.9</text:p>
          </table:table-cell>
          <table:table-cell office:value-type="float" office:value="4" table:style-name="ce18">
            <text:p>4.0</text:p>
          </table:table-cell>
          <table:table-cell office:value-type="float" office:value="1" table:style-name="ce18">
            <text:p>1.0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30.3" table:style-name="ce19">
            <text:p>30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8.5" table:style-name="ce18">
            <text:p>68.5</text:p>
          </table:table-cell>
          <table:table-cell office:value-type="float" office:value="11" table:style-name="ce18">
            <text:p>11.0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5" table:style-name="ce18">
            <text:p>1.5</text:p>
          </table:table-cell>
          <table:table-cell office:value-type="float" office:value="85" table:style-name="ce19">
            <text:p>85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40.200000000000003" table:style-name="ce18">
            <text:p>40.2</text:p>
          </table:table-cell>
          <table:table-cell office:value-type="float" office:value="6.8" table:style-name="ce18">
            <text:p>6.8</text:p>
          </table:table-cell>
          <table:table-cell office:value-type="float" office:value="2.4" table:style-name="ce18">
            <text:p>2.4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0.6" table:style-name="ce19">
            <text:p>50.6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8.4" table:style-name="ce18">
            <text:p>338.4</text:p>
          </table:table-cell>
          <table:table-cell office:value-type="float" office:value="56.9" table:style-name="ce18">
            <text:p>56.9</text:p>
          </table:table-cell>
          <table:table-cell office:value-type="float" office:value="24.6" table:style-name="ce18">
            <text:p>24.6</text:p>
          </table:table-cell>
          <table:table-cell office:value-type="float" office:value="4.5" table:style-name="ce18">
            <text:p>4.5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8.6" table:style-name="ce18">
            <text:p>8.6</text:p>
          </table:table-cell>
          <table:table-cell office:value-type="float" office:value="428.5" table:style-name="ce19">
            <text:p>428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2.2" table:style-name="ce18">
            <text:p>22.2</text:p>
          </table:table-cell>
          <table:table-cell office:value-type="float" office:value="3.9" table:style-name="ce18">
            <text:p>3.9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.9" table:style-name="ce19">
            <text:p>27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4.4" table:style-name="ce18">
            <text:p>34.4</text:p>
          </table:table-cell>
          <table:table-cell office:value-type="float" office:value="6.1" table:style-name="ce18">
            <text:p>6.1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4.2" table:style-name="ce19">
            <text:p>44.2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5" table:style-name="ce18">
            <text:p>395.0</text:p>
          </table:table-cell>
          <table:table-cell office:value-type="float" office:value="66.900000000000006" table:style-name="ce18">
            <text:p>66.9</text:p>
          </table:table-cell>
          <table:table-cell office:value-type="float" office:value="28.6" table:style-name="ce18">
            <text:p>28.6</text:p>
          </table:table-cell>
          <table:table-cell office:value-type="float" office:value="5" table:style-name="ce18">
            <text:p>5.0</text:p>
          </table:table-cell>
          <table:table-cell office:value-type="float" office:value="5" table:style-name="ce18">
            <text:p>5.0</text:p>
          </table:table-cell>
          <table:table-cell office:value-type="float" office:value="10.1" table:style-name="ce18">
            <text:p>10.1</text:p>
          </table:table-cell>
          <table:table-cell office:value-type="float" office:value="500.6" table:style-name="ce19">
            <text:p>500.6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8).$A$1:TRA0206_(2008).$I$45" table:base-cell-address="TRA0206_(2008).$A$1"/>
          <table:named-range table:name="Print_Titles" table:cell-range-address="TRA0206_(2008).$A$3:TRA0206_(2008).$IV$7" table:base-cell-address="TRA0206_(2008).$A$1"/>
        </table:named-expressions>
      </table:table>
      <table:table table:name="TRA0206_(2007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7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3" table:style-name="ce18">
            <text:p>15.3</text:p>
          </table:table-cell>
          <table:table-cell office:value-type="float" office:value="2.5" table:style-name="ce18">
            <text:p>2.5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9" table:style-name="ce19">
            <text:p>19.0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4" table:style-name="ce55">
              <text:p>7.4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999999999999993" table:style-name="ce54">
              <text:p>9.2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6" table:style-name="ce55">
              <text:p>11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6" table:style-name="ce18">
            <text:p>44.6</text:p>
          </table:table-cell>
          <table:table-cell office:value-type="float" office:value="6.9" table:style-name="ce18">
            <text:p>6.9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6" table:style-name="ce19">
            <text:p>56.0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6" table:style-name="ce54">
              <text:p>14.6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.2" table:style-name="ce55">
              <text:p>18.2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8" table:style-name="ce55">
              <text:p>7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7" table:style-name="ce54">
              <text:p>23.7</text:p>
            </table:table-cell>
            <table:table-cell office:value-type="float" office:value="3.6" table:style-name="ce54">
              <text:p>3.6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0" table:style-name="ce55">
              <text:p>30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9" table:style-name="ce18">
            <text:p>32.9</text:p>
          </table:table-cell>
          <table:table-cell office:value-type="float" office:value="6" table:style-name="ce18">
            <text:p>6.0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2.8" table:style-name="ce19">
            <text:p>42.8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54">
              <text:p>7.7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.1" table:style-name="ce55">
              <text:p>10.1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5" table:style-name="ce54">
              <text:p>12.5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9" table:style-name="ce55">
              <text:p>15.9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7" table:style-name="ce54">
              <text:p>12.7</text:p>
            </table:table-cell>
            <table:table-cell office:value-type="float" office:value="2.4" table:style-name="ce54">
              <text:p>2.4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8" table:style-name="ce55">
              <text:p>16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2.299999999999997" table:style-name="ce18">
            <text:p>32.3</text:p>
          </table:table-cell>
          <table:table-cell office:value-type="float" office:value="5.6" table:style-name="ce18">
            <text:p>5.6</text:p>
          </table:table-cell>
          <table:table-cell office:value-type="float" office:value="3.4" table:style-name="ce18">
            <text:p>3.4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2.1" table:style-name="ce19">
            <text:p>42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6" table:style-name="ce18">
            <text:p>38.6</text:p>
          </table:table-cell>
          <table:table-cell office:value-type="float" office:value="6.5" table:style-name="ce18">
            <text:p>6.5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9.2" table:style-name="ce19">
            <text:p>49.2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3" table:style-name="ce54">
              <text:p>13.3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600000000000001" table:style-name="ce55">
              <text:p>16.6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3" table:style-name="ce54">
              <text:p>25.3</text:p>
            </table:table-cell>
            <table:table-cell office:value-type="float" office:value="4.3" table:style-name="ce54">
              <text:p>4.3</text:p>
            </table:table-cell>
            <table:table-cell office:value-type="float" office:value="2.5" table:style-name="ce54">
              <text:p>2.5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2.6" table:style-name="ce55">
              <text:p>32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8" table:style-name="ce18">
            <text:p>43.8</text:p>
          </table:table-cell>
          <table:table-cell office:value-type="float" office:value="7.9" table:style-name="ce18">
            <text:p>7.9</text:p>
          </table:table-cell>
          <table:table-cell office:value-type="float" office:value="3.5" table:style-name="ce18">
            <text:p>3.5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6.3" table:style-name="ce19">
            <text:p>56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4.4" table:style-name="ce18">
            <text:p>24.4</text:p>
          </table:table-cell>
          <table:table-cell office:value-type="float" office:value="4.3" table:style-name="ce18">
            <text:p>4.3</text:p>
          </table:table-cell>
          <table:table-cell office:value-type="float" office:value="1" table:style-name="ce18">
            <text:p>1.0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5" table:style-name="ce18">
            <text:p>1.5</text:p>
          </table:table-cell>
          <table:table-cell office:value-type="float" office:value="31.2" table:style-name="ce19">
            <text:p>31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.400000000000006" table:style-name="ce18">
            <text:p>69.4</text:p>
          </table:table-cell>
          <table:table-cell office:value-type="float" office:value="11" table:style-name="ce18">
            <text:p>11.0</text:p>
          </table:table-cell>
          <table:table-cell office:value-type="float" office:value="4.3" table:style-name="ce18">
            <text:p>4.3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6" table:style-name="ce18">
            <text:p>1.6</text:p>
          </table:table-cell>
          <table:table-cell office:value-type="float" office:value="86.3" table:style-name="ce19">
            <text:p>86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.799999999999997" table:style-name="ce18">
            <text:p>39.8</text:p>
          </table:table-cell>
          <table:table-cell office:value-type="float" office:value="6.7" table:style-name="ce18">
            <text:p>6.7</text:p>
          </table:table-cell>
          <table:table-cell office:value-type="float" office:value="2.5" table:style-name="ce18">
            <text:p>2.5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50.2" table:style-name="ce19">
            <text:p>50.2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41.1" table:style-name="ce18">
            <text:p>341.1</text:p>
          </table:table-cell>
          <table:table-cell office:value-type="float" office:value="57.4" table:style-name="ce18">
            <text:p>57.4</text:p>
          </table:table-cell>
          <table:table-cell office:value-type="float" office:value="25.2" table:style-name="ce18">
            <text:p>25.2</text:p>
          </table:table-cell>
          <table:table-cell office:value-type="float" office:value="4.9000000000000004" table:style-name="ce18">
            <text:p>4.9</text:p>
          </table:table-cell>
          <table:table-cell office:value-type="float" office:value="4.5" table:style-name="ce18">
            <text:p>4.5</text:p>
          </table:table-cell>
          <table:table-cell office:value-type="float" office:value="9.3000000000000007" table:style-name="ce18">
            <text:p>9.3</text:p>
          </table:table-cell>
          <table:table-cell office:value-type="float" office:value="433" table:style-name="ce19">
            <text:p>433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2.3" table:style-name="ce18">
            <text:p>22.3</text:p>
          </table:table-cell>
          <table:table-cell office:value-type="float" office:value="3.8" table:style-name="ce18">
            <text:p>3.8</text:p>
          </table:table-cell>
          <table:table-cell office:value-type="float" office:value="1.3" table:style-name="ce18">
            <text:p>1.3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8" table:style-name="ce19">
            <text:p>28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4.5" table:style-name="ce18">
            <text:p>34.5</text:p>
          </table:table-cell>
          <table:table-cell office:value-type="float" office:value="6.1" table:style-name="ce18">
            <text:p>6.1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1" table:style-name="ce18">
            <text:p>1.0</text:p>
          </table:table-cell>
          <table:table-cell office:value-type="float" office:value="44.4" table:style-name="ce19">
            <text:p>44.4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7.9" table:style-name="ce18">
            <text:p>397.9</text:p>
          </table:table-cell>
          <table:table-cell office:value-type="float" office:value="67.400000000000006" table:style-name="ce18">
            <text:p>67.4</text:p>
          </table:table-cell>
          <table:table-cell office:value-type="float" office:value="29.3" table:style-name="ce18">
            <text:p>29.3</text:p>
          </table:table-cell>
          <table:table-cell office:value-type="float" office:value="5.5" table:style-name="ce18">
            <text:p>5.5</text:p>
          </table:table-cell>
          <table:table-cell office:value-type="float" office:value="5.4" table:style-name="ce18">
            <text:p>5.4</text:p>
          </table:table-cell>
          <table:table-cell office:value-type="float" office:value="10.9" table:style-name="ce18">
            <text:p>10.9</text:p>
          </table:table-cell>
          <table:table-cell office:value-type="float" office:value="505.4" table:style-name="ce19">
            <text:p>505.4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7).$A$1:TRA0206_(2007).$I$45" table:base-cell-address="TRA0206_(2007).$A$1"/>
          <table:named-range table:name="Print_Titles" table:cell-range-address="TRA0206_(2007).$A$3:TRA0206_(2007).$IV$7" table:base-cell-address="TRA0206_(2007).$A$1"/>
        </table:named-expressions>
      </table:table>
      <table:table table:name="TRA0206_(2006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6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3" table:style-name="ce18">
            <text:p>15.3</text:p>
          </table:table-cell>
          <table:table-cell office:value-type="float" office:value="2.4" table:style-name="ce18">
            <text:p>2.4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899999999999999" table:style-name="ce19">
            <text:p>18.9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999999999999993" table:style-name="ce54">
              <text:p>9.2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5" table:style-name="ce55">
              <text:p>11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6" table:style-name="ce18">
            <text:p>44.6</text:p>
          </table:table-cell>
          <table:table-cell office:value-type="float" office:value="6.7" table:style-name="ce18">
            <text:p>6.7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5.8" table:style-name="ce19">
            <text:p>55.8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5" table:style-name="ce54">
              <text:p>14.5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" table:style-name="ce55">
              <text:p>18.0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8" table:style-name="ce55">
              <text:p>7.8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8" table:style-name="ce54">
              <text:p>23.8</text:p>
            </table:table-cell>
            <table:table-cell office:value-type="float" office:value="3.5" table:style-name="ce54">
              <text:p>3.5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0" table:style-name="ce55">
              <text:p>30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799999999999997" table:style-name="ce18">
            <text:p>32.8</text:p>
          </table:table-cell>
          <table:table-cell office:value-type="float" office:value="5.7" table:style-name="ce18">
            <text:p>5.7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2.4" table:style-name="ce19">
            <text:p>42.4</text:p>
          </table:table-cell>
          <table:table-cell table:number-columns-repeated="16375" table:style-name="ce47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54">
              <text:p>7.7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" table:style-name="ce55">
              <text:p>10.0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4" table:style-name="ce54">
              <text:p>12.4</text:p>
            </table:table-cell>
            <table:table-cell office:value-type="float" office:value="2.1" table:style-name="ce54">
              <text:p>2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7" table:style-name="ce55">
              <text:p>15.7</text:p>
            </table:table-cell>
            <table:table-cell table:number-columns-repeated="16375" table:style-name="ce47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7" table:style-name="ce54">
              <text:p>12.7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600000000000001" table:style-name="ce55">
              <text:p>16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2.200000000000003" table:style-name="ce18">
            <text:p>32.2</text:p>
          </table:table-cell>
          <table:table-cell office:value-type="float" office:value="5.3" table:style-name="ce18">
            <text:p>5.3</text:p>
          </table:table-cell>
          <table:table-cell office:value-type="float" office:value="3.3" table:style-name="ce18">
            <text:p>3.3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1.6" table:style-name="ce19">
            <text:p>41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.4" table:style-name="ce18">
            <text:p>38.4</text:p>
          </table:table-cell>
          <table:table-cell office:value-type="float" office:value="6.2" table:style-name="ce18">
            <text:p>6.2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8.7" table:style-name="ce19">
            <text:p>48.7</text:p>
          </table:table-cell>
          <table:table-cell table:number-columns-repeated="16375" table:style-name="ce47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2" table:style-name="ce54">
              <text:p>13.2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399999999999999" table:style-name="ce55">
              <text:p>16.4</text:p>
            </table:table-cell>
            <table:table-cell table:number-columns-repeated="16375" table:style-name="ce47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5.2" table:style-name="ce54">
              <text:p>25.2</text:p>
            </table:table-cell>
            <table:table-cell office:value-type="float" office:value="4.0999999999999996" table:style-name="ce54">
              <text:p>4.1</text:p>
            </table:table-cell>
            <table:table-cell office:value-type="float" office:value="2.5" table:style-name="ce54">
              <text:p>2.5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2.200000000000003" table:style-name="ce55">
              <text:p>32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5" table:style-name="ce18">
            <text:p>43.5</text:p>
          </table:table-cell>
          <table:table-cell office:value-type="float" office:value="7.4" table:style-name="ce18">
            <text:p>7.4</text:p>
          </table:table-cell>
          <table:table-cell office:value-type="float" office:value="3.5" table:style-name="ce18">
            <text:p>3.5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5.4" table:style-name="ce19">
            <text:p>55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4.8" table:style-name="ce18">
            <text:p>24.8</text:p>
          </table:table-cell>
          <table:table-cell office:value-type="float" office:value="4.2" table:style-name="ce18">
            <text:p>4.2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4" table:style-name="ce18">
            <text:p>1.4</text:p>
          </table:table-cell>
          <table:table-cell office:value-type="float" office:value="31.5" table:style-name="ce19">
            <text:p>31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.400000000000006" table:style-name="ce18">
            <text:p>69.4</text:p>
          </table:table-cell>
          <table:table-cell office:value-type="float" office:value="10.6" table:style-name="ce18">
            <text:p>10.6</text:p>
          </table:table-cell>
          <table:table-cell office:value-type="float" office:value="4.2" table:style-name="ce18">
            <text:p>4.2</text:p>
          </table:table-cell>
          <table:table-cell office:value-type="float" office:value="0.9" table:style-name="ce18">
            <text:p>0.9</text:p>
          </table:table-cell>
          <table:table-cell office:value-type="float" office:value="0.7" table:style-name="ce18">
            <text:p>0.7</text:p>
          </table:table-cell>
          <table:table-cell office:value-type="float" office:value="1.5" table:style-name="ce18">
            <text:p>1.5</text:p>
          </table:table-cell>
          <table:table-cell office:value-type="float" office:value="85.7" table:style-name="ce19">
            <text:p>85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.799999999999997" table:style-name="ce18">
            <text:p>39.8</text:p>
          </table:table-cell>
          <table:table-cell office:value-type="float" office:value="6.3" table:style-name="ce18">
            <text:p>6.3</text:p>
          </table:table-cell>
          <table:table-cell office:value-type="float" office:value="2.4" table:style-name="ce18">
            <text:p>2.4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9.7" table:style-name="ce19">
            <text:p>49.7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40.7" table:style-name="ce18">
            <text:p>340.7</text:p>
          </table:table-cell>
          <table:table-cell office:value-type="float" office:value="54.9" table:style-name="ce18">
            <text:p>54.9</text:p>
          </table:table-cell>
          <table:table-cell office:value-type="float" office:value="25" table:style-name="ce18">
            <text:p>25.0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9" table:style-name="ce18">
            <text:p>9.0</text:p>
          </table:table-cell>
          <table:table-cell office:value-type="float" office:value="429.6" table:style-name="ce19">
            <text:p>429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2.2" table:style-name="ce18">
            <text:p>22.2</text:p>
          </table:table-cell>
          <table:table-cell office:value-type="float" office:value="3.7" table:style-name="ce18">
            <text:p>3.7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.6" table:style-name="ce19">
            <text:p>27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4.5" table:style-name="ce18">
            <text:p>34.5</text:p>
          </table:table-cell>
          <table:table-cell office:value-type="float" office:value="5.8" table:style-name="ce18">
            <text:p>5.8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3.9" table:style-name="ce19">
            <text:p>43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7.4" table:style-name="ce18">
            <text:p>397.4</text:p>
          </table:table-cell>
          <table:table-cell office:value-type="float" office:value="64.3" table:style-name="ce18">
            <text:p>64.3</text:p>
          </table:table-cell>
          <table:table-cell office:value-type="float" office:value="29" table:style-name="ce18">
            <text:p>29.0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5.3" table:style-name="ce18">
            <text:p>5.3</text:p>
          </table:table-cell>
          <table:table-cell office:value-type="float" office:value="10.4" table:style-name="ce18">
            <text:p>10.4</text:p>
          </table:table-cell>
          <table:table-cell office:value-type="float" office:value="501.1" table:style-name="ce19">
            <text:p>501.1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6).$A$1:TRA0206_(2006).$I$45" table:base-cell-address="TRA0206_(2006).$A$1"/>
          <table:named-range table:name="Print_Titles" table:cell-range-address="TRA0206_(2006).$A$3:TRA0206_(2006).$IV$7" table:base-cell-address="TRA0206_(2006).$A$1"/>
        </table:named-expressions>
      </table:table>
      <table:table table:name="TRA0206_(2005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5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2" table:style-name="ce18">
            <text:p>15.2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7" table:style-name="ce19">
            <text:p>18.7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4" table:style-name="ce55">
              <text:p>7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" table:style-name="ce54">
              <text:p>9.1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3" table:style-name="ce18">
            <text:p>44.3</text:p>
          </table:table-cell>
          <table:table-cell office:value-type="float" office:value="6.5" table:style-name="ce18">
            <text:p>6.5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5.2" table:style-name="ce19">
            <text:p>55.2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5" table:style-name="ce54">
              <text:p>14.5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" table:style-name="ce55">
              <text:p>18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1" table:style-name="ce54">
              <text:p>1.0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8" table:style-name="ce55">
              <text:p>7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4" table:style-name="ce54">
              <text:p>23.4</text:p>
            </table:table-cell>
            <table:table-cell office:value-type="float" office:value="3.3" table:style-name="ce54">
              <text:p>3.3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5" table:style-name="ce55">
              <text:p>29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200000000000003" table:style-name="ce18">
            <text:p>32.2</text:p>
          </table:table-cell>
          <table:table-cell office:value-type="float" office:value="5.5" table:style-name="ce18">
            <text:p>5.5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1.6" table:style-name="ce19">
            <text:p>41.6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54">
              <text:p>7.7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" table:style-name="ce55">
              <text:p>10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1" table:style-name="ce54">
              <text:p>12.1</text:p>
            </table:table-cell>
            <table:table-cell office:value-type="float" office:value="2.1" table:style-name="ce54">
              <text:p>2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4" table:style-name="ce55">
              <text:p>15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4" table:style-name="ce54">
              <text:p>12.4</text:p>
            </table:table-cell>
            <table:table-cell office:value-type="float" office:value="2.1" table:style-name="ce54">
              <text:p>2.1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2" table:style-name="ce55">
              <text:p>16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7" table:style-name="ce18">
            <text:p>31.7</text:p>
          </table:table-cell>
          <table:table-cell office:value-type="float" office:value="5.2" table:style-name="ce18">
            <text:p>5.2</text:p>
          </table:table-cell>
          <table:table-cell office:value-type="float" office:value="3.3" table:style-name="ce18">
            <text:p>3.3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0.9" table:style-name="ce19">
            <text:p>40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8" table:style-name="ce18">
            <text:p>38.0</text:p>
          </table:table-cell>
          <table:table-cell office:value-type="float" office:value="6.1" table:style-name="ce18">
            <text:p>6.1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8.1" table:style-name="ce19">
            <text:p>48.1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3" table:style-name="ce54">
              <text:p>13.3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5" table:style-name="ce55">
              <text:p>16.5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7" table:style-name="ce54">
              <text:p>24.7</text:p>
            </table:table-cell>
            <table:table-cell office:value-type="float" office:value="4" table:style-name="ce54">
              <text:p>4.0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1.6" table:style-name="ce55">
              <text:p>31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" table:style-name="ce18">
            <text:p>43.0</text:p>
          </table:table-cell>
          <table:table-cell office:value-type="float" office:value="7.1" table:style-name="ce18">
            <text:p>7.1</text:p>
          </table:table-cell>
          <table:table-cell office:value-type="float" office:value="3.5" table:style-name="ce18">
            <text:p>3.5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4.7" table:style-name="ce19">
            <text:p>54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1" table:style-name="ce18">
            <text:p>25.1</text:p>
          </table:table-cell>
          <table:table-cell office:value-type="float" office:value="3.8" table:style-name="ce18">
            <text:p>3.8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4" table:style-name="ce18">
            <text:p>1.4</text:p>
          </table:table-cell>
          <table:table-cell office:value-type="float" office:value="31.4" table:style-name="ce19">
            <text:p>31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" table:style-name="ce18">
            <text:p>69.0</text:p>
          </table:table-cell>
          <table:table-cell office:value-type="float" office:value="10.3" table:style-name="ce18">
            <text:p>10.3</text:p>
          </table:table-cell>
          <table:table-cell office:value-type="float" office:value="4.2" table:style-name="ce18">
            <text:p>4.2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6" table:style-name="ce18">
            <text:p>1.6</text:p>
          </table:table-cell>
          <table:table-cell office:value-type="float" office:value="85" table:style-name="ce19">
            <text:p>85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9" table:style-name="ce18">
            <text:p>39.0</text:p>
          </table:table-cell>
          <table:table-cell office:value-type="float" office:value="6.1" table:style-name="ce18">
            <text:p>6.1</text:p>
          </table:table-cell>
          <table:table-cell office:value-type="float" office:value="2.5" table:style-name="ce18">
            <text:p>2.5</text:p>
          </table:table-cell>
          <table:table-cell office:value-type="float" office:value="0.7" table:style-name="ce18">
            <text:p>0.7</text:p>
          </table:table-cell>
          <table:table-cell office:value-type="float" office:value="0.4" table:style-name="ce18">
            <text:p>0.4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8.7" table:style-name="ce19">
            <text:p>48.7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7.5" table:style-name="ce18">
            <text:p>337.5</text:p>
          </table:table-cell>
          <table:table-cell office:value-type="float" office:value="52.8" table:style-name="ce18">
            <text:p>52.8</text:p>
          </table:table-cell>
          <table:table-cell office:value-type="float" office:value="25" table:style-name="ce18">
            <text:p>25.0</text:p>
          </table:table-cell>
          <table:table-cell office:value-type="float" office:value="4.8" table:style-name="ce18">
            <text:p>4.8</text:p>
          </table:table-cell>
          <table:table-cell office:value-type="float" office:value="4.2" table:style-name="ce18">
            <text:p>4.2</text:p>
          </table:table-cell>
          <table:table-cell office:value-type="float" office:value="9" table:style-name="ce18">
            <text:p>9.0</text:p>
          </table:table-cell>
          <table:table-cell office:value-type="float" office:value="424.4" table:style-name="ce19">
            <text:p>424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6" table:style-name="ce18">
            <text:p>21.6</text:p>
          </table:table-cell>
          <table:table-cell office:value-type="float" office:value="3.5" table:style-name="ce18">
            <text:p>3.5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" table:style-name="ce19">
            <text:p>27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5" table:style-name="ce18">
            <text:p>33.5</text:p>
          </table:table-cell>
          <table:table-cell office:value-type="float" office:value="5.5" table:style-name="ce18">
            <text:p>5.5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2.5" table:style-name="ce19">
            <text:p>42.5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2.7" table:style-name="ce18">
            <text:p>392.7</text:p>
          </table:table-cell>
          <table:table-cell office:value-type="float" office:value="61.8" table:style-name="ce18">
            <text:p>61.8</text:p>
          </table:table-cell>
          <table:table-cell office:value-type="float" office:value="28.9" table:style-name="ce18">
            <text:p>28.9</text:p>
          </table:table-cell>
          <table:table-cell office:value-type="float" office:value="5.3" table:style-name="ce18">
            <text:p>5.3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10.4" table:style-name="ce18">
            <text:p>10.4</text:p>
          </table:table-cell>
          <table:table-cell office:value-type="float" office:value="493.9" table:style-name="ce19">
            <text:p>493.9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5).$A$1:TRA0206_(2005).$I$45" table:base-cell-address="TRA0206_(2005).$A$1"/>
          <table:named-range table:name="Print_Titles" table:cell-range-address="TRA0206_(2005).$A$3:TRA0206_(2005).$IV$7" table:base-cell-address="TRA0206_(2005).$A$1"/>
        </table:named-expressions>
      </table:table>
      <table:table table:name="TRA0206_(2004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4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4" table:style-name="ce18">
            <text:p>15.4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899999999999999" table:style-name="ce19">
            <text:p>18.9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5" table:style-name="ce55">
              <text:p>7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999999999999993" table:style-name="ce54">
              <text:p>9.2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4" table:style-name="ce55">
              <text:p>11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7" table:style-name="ce18">
            <text:p>44.7</text:p>
          </table:table-cell>
          <table:table-cell office:value-type="float" office:value="6.3" table:style-name="ce18">
            <text:p>6.3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5.6" table:style-name="ce19">
            <text:p>55.6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9" table:style-name="ce54">
              <text:p>14.9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.399999999999999" table:style-name="ce55">
              <text:p>18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7" table:style-name="ce55">
              <text:p>7.7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6" table:style-name="ce54">
              <text:p>23.6</text:p>
            </table:table-cell>
            <table:table-cell office:value-type="float" office:value="3.2" table:style-name="ce54">
              <text:p>3.2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6" table:style-name="ce55">
              <text:p>29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2.200000000000003" table:style-name="ce18">
            <text:p>32.2</text:p>
          </table:table-cell>
          <table:table-cell office:value-type="float" office:value="5.3" table:style-name="ce18">
            <text:p>5.3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1.4" table:style-name="ce19">
            <text:p>41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7" table:style-name="ce54">
              <text:p>7.7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" table:style-name="ce55">
              <text:p>10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2" table:style-name="ce54">
              <text:p>12.2</text:p>
            </table:table-cell>
            <table:table-cell office:value-type="float" office:value="2" table:style-name="ce54">
              <text:p>2.0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4" table:style-name="ce55">
              <text:p>15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3" table:style-name="ce54">
              <text:p>12.3</text:p>
            </table:table-cell>
            <table:table-cell office:value-type="float" office:value="2" table:style-name="ce54">
              <text:p>2.0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" table:style-name="ce55">
              <text:p>16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7" table:style-name="ce18">
            <text:p>31.7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3.3" table:style-name="ce18">
            <text:p>3.3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40.9" table:style-name="ce19">
            <text:p>40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9" table:style-name="ce18">
            <text:p>37.9</text:p>
          </table:table-cell>
          <table:table-cell office:value-type="float" office:value="5.8" table:style-name="ce18">
            <text:p>5.8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7.9" table:style-name="ce19">
            <text:p>47.9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4" table:style-name="ce54">
              <text:p>13.4</text:p>
            </table:table-cell>
            <table:table-cell office:value-type="float" office:value="2" table:style-name="ce54">
              <text:p>2.0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600000000000001" table:style-name="ce55">
              <text:p>16.6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6" table:style-name="ce54">
              <text:p>24.6</text:p>
            </table:table-cell>
            <table:table-cell office:value-type="float" office:value="3.9" table:style-name="ce54">
              <text:p>3.9</text:p>
            </table:table-cell>
            <table:table-cell office:value-type="float" office:value="2.5" table:style-name="ce54">
              <text:p>2.5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1.4" table:style-name="ce55">
              <text:p>31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3.3" table:style-name="ce18">
            <text:p>43.3</text:p>
          </table:table-cell>
          <table:table-cell office:value-type="float" office:value="6.9" table:style-name="ce18">
            <text:p>6.9</text:p>
          </table:table-cell>
          <table:table-cell office:value-type="float" office:value="3.6" table:style-name="ce18">
            <text:p>3.6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4.8" table:style-name="ce19">
            <text:p>54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4" table:style-name="ce18">
            <text:p>25.4</text:p>
          </table:table-cell>
          <table:table-cell office:value-type="float" office:value="3.8" table:style-name="ce18">
            <text:p>3.8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4" table:style-name="ce18">
            <text:p>1.4</text:p>
          </table:table-cell>
          <table:table-cell office:value-type="float" office:value="31.6" table:style-name="ce19">
            <text:p>31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.599999999999994" table:style-name="ce18">
            <text:p>69.6</text:p>
          </table:table-cell>
          <table:table-cell office:value-type="float" office:value="10" table:style-name="ce18">
            <text:p>10.0</text:p>
          </table:table-cell>
          <table:table-cell office:value-type="float" office:value="4.3" table:style-name="ce18">
            <text:p>4.3</text:p>
          </table:table-cell>
          <table:table-cell office:value-type="float" office:value="0.9" table:style-name="ce18">
            <text:p>0.9</text:p>
          </table:table-cell>
          <table:table-cell office:value-type="float" office:value="0.6" table:style-name="ce18">
            <text:p>0.6</text:p>
          </table:table-cell>
          <table:table-cell office:value-type="float" office:value="1.5" table:style-name="ce18">
            <text:p>1.5</text:p>
          </table:table-cell>
          <table:table-cell office:value-type="float" office:value="85.5" table:style-name="ce19">
            <text:p>85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8.4" table:style-name="ce18">
            <text:p>38.4</text:p>
          </table:table-cell>
          <table:table-cell office:value-type="float" office:value="5.9" table:style-name="ce18">
            <text:p>5.9</text:p>
          </table:table-cell>
          <table:table-cell office:value-type="float" office:value="2.5" table:style-name="ce18">
            <text:p>2.5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7.9" table:style-name="ce19">
            <text:p>47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8.7" table:style-name="ce18">
            <text:p>338.7</text:p>
          </table:table-cell>
          <table:table-cell office:value-type="float" office:value="51.5" table:style-name="ce18">
            <text:p>51.5</text:p>
          </table:table-cell>
          <table:table-cell office:value-type="float" office:value="25.4" table:style-name="ce18">
            <text:p>25.4</text:p>
          </table:table-cell>
          <table:table-cell office:value-type="float" office:value="4.5" table:style-name="ce18">
            <text:p>4.5</text:p>
          </table:table-cell>
          <table:table-cell office:value-type="float" office:value="4.3" table:style-name="ce18">
            <text:p>4.3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424.4" table:style-name="ce19">
            <text:p>424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8" table:style-name="ce18">
            <text:p>21.8</text:p>
          </table:table-cell>
          <table:table-cell office:value-type="float" office:value="3.4" table:style-name="ce18">
            <text:p>3.4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7.1" table:style-name="ce19">
            <text:p>27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700000000000003" table:style-name="ce18">
            <text:p>33.7</text:p>
          </table:table-cell>
          <table:table-cell office:value-type="float" office:value="5.3" table:style-name="ce18">
            <text:p>5.3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2.5" table:style-name="ce19">
            <text:p>42.5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4.2" table:style-name="ce18">
            <text:p>394.2</text:p>
          </table:table-cell>
          <table:table-cell office:value-type="float" office:value="60.2" table:style-name="ce18">
            <text:p>60.2</text:p>
          </table:table-cell>
          <table:table-cell office:value-type="float" office:value="29.3" table:style-name="ce18">
            <text:p>29.3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10.199999999999999" table:style-name="ce18">
            <text:p>10.2</text:p>
          </table:table-cell>
          <table:table-cell office:value-type="float" office:value="493.9" table:style-name="ce19">
            <text:p>493.9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4).$A$1:TRA0206_(2004).$I$45" table:base-cell-address="TRA0206_(2004).$A$1"/>
          <table:named-range table:name="Print_Titles" table:cell-range-address="TRA0206_(2004).$A$3:TRA0206_(2004).$IV$7" table:base-cell-address="TRA0206_(2004).$A$1"/>
        </table:named-expressions>
      </table:table>
      <table:table table:name="TRA0206_(2003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3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3" table:style-name="ce18">
            <text:p>15.3</text:p>
          </table:table-cell>
          <table:table-cell office:value-type="float" office:value="2.1" table:style-name="ce18">
            <text:p>2.1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18.8" table:style-name="ce19">
            <text:p>18.8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5" table:style-name="ce55">
              <text:p>7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" table:style-name="ce54">
              <text:p>9.1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" table:style-name="ce18">
            <text:p>44.0</text:p>
          </table:table-cell>
          <table:table-cell office:value-type="float" office:value="6" table:style-name="ce18">
            <text:p>6.0</text:p>
          </table:table-cell>
          <table:table-cell office:value-type="float" office:value="3.4" table:style-name="ce18">
            <text:p>3.4</text:p>
          </table:table-cell>
          <table:table-cell office:value-type="float" office:value="0.5" table:style-name="ce18">
            <text:p>0.5</text:p>
          </table:table-cell>
          <table:table-cell office:value-type="float" office:value="0.6" table:style-name="ce18">
            <text:p>0.6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4.5" table:style-name="ce19">
            <text:p>54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6" table:style-name="ce54">
              <text:p>14.6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" table:style-name="ce55">
              <text:p>18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2" table:style-name="ce54">
              <text:p>23.2</text:p>
            </table:table-cell>
            <table:table-cell office:value-type="float" office:value="3.1" table:style-name="ce54">
              <text:p>3.1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9" table:style-name="ce55">
              <text:p>28.9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6" table:style-name="ce18">
            <text:p>31.6</text:p>
          </table:table-cell>
          <table:table-cell office:value-type="float" office:value="5" table:style-name="ce18">
            <text:p>5.0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0.4" table:style-name="ce19">
            <text:p>40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" table:style-name="ce55">
              <text:p>9.6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" table:style-name="ce54">
              <text:p>12.0</text:p>
            </table:table-cell>
            <table:table-cell office:value-type="float" office:value="1.9" table:style-name="ce54">
              <text:p>1.9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2" table:style-name="ce55">
              <text:p>15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1" table:style-name="ce54">
              <text:p>12.1</text:p>
            </table:table-cell>
            <table:table-cell office:value-type="float" office:value="1.9" table:style-name="ce54">
              <text:p>1.9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6" table:style-name="ce55">
              <text:p>15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1.3" table:style-name="ce18">
            <text:p>31.3</text:p>
          </table:table-cell>
          <table:table-cell office:value-type="float" office:value="4.9000000000000004" table:style-name="ce18">
            <text:p>4.9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8" table:style-name="ce18">
            <text:p>0.8</text:p>
          </table:table-cell>
          <table:table-cell office:value-type="float" office:value="40.1" table:style-name="ce19">
            <text:p>40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4" table:style-name="ce18">
            <text:p>37.4</text:p>
          </table:table-cell>
          <table:table-cell office:value-type="float" office:value="5.6" table:style-name="ce18">
            <text:p>5.6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7.1" table:style-name="ce19">
            <text:p>47.1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5" table:style-name="ce54">
              <text:p>13.5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5" table:style-name="ce55">
              <text:p>16.5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" table:style-name="ce54">
              <text:p>24.0</text:p>
            </table:table-cell>
            <table:table-cell office:value-type="float" office:value="3.7" table:style-name="ce54">
              <text:p>3.7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0.6" table:style-name="ce55">
              <text:p>30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2.7" table:style-name="ce18">
            <text:p>42.7</text:p>
          </table:table-cell>
          <table:table-cell office:value-type="float" office:value="6.5" table:style-name="ce18">
            <text:p>6.5</text:p>
          </table:table-cell>
          <table:table-cell office:value-type="float" office:value="3.5" table:style-name="ce18">
            <text:p>3.5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3.8" table:style-name="ce19">
            <text:p>53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7" table:style-name="ce18">
            <text:p>25.7</text:p>
          </table:table-cell>
          <table:table-cell office:value-type="float" office:value="3.8" table:style-name="ce18">
            <text:p>3.8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8" table:style-name="ce18">
            <text:p>0.8</text:p>
          </table:table-cell>
          <table:table-cell office:value-type="float" office:value="0.6" table:style-name="ce18">
            <text:p>0.6</text:p>
          </table:table-cell>
          <table:table-cell office:value-type="float" office:value="1.4" table:style-name="ce18">
            <text:p>1.4</text:p>
          </table:table-cell>
          <table:table-cell office:value-type="float" office:value="31.9" table:style-name="ce19">
            <text:p>31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.3" table:style-name="ce18">
            <text:p>69.3</text:p>
          </table:table-cell>
          <table:table-cell office:value-type="float" office:value="9.6" table:style-name="ce18">
            <text:p>9.6</text:p>
          </table:table-cell>
          <table:table-cell office:value-type="float" office:value="4.2" table:style-name="ce18">
            <text:p>4.2</text:p>
          </table:table-cell>
          <table:table-cell office:value-type="float" office:value="1" table:style-name="ce18">
            <text:p>1.0</text:p>
          </table:table-cell>
          <table:table-cell office:value-type="float" office:value="0.7" table:style-name="ce18">
            <text:p>0.7</text:p>
          </table:table-cell>
          <table:table-cell office:value-type="float" office:value="1.6" table:style-name="ce18">
            <text:p>1.6</text:p>
          </table:table-cell>
          <table:table-cell office:value-type="float" office:value="84.7" table:style-name="ce19">
            <text:p>84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8" table:style-name="ce18">
            <text:p>38.0</text:p>
          </table:table-cell>
          <table:table-cell office:value-type="float" office:value="5.5" table:style-name="ce18">
            <text:p>5.5</text:p>
          </table:table-cell>
          <table:table-cell office:value-type="float" office:value="2.4" table:style-name="ce18">
            <text:p>2.4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7.1" table:style-name="ce19">
            <text:p>47.1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5.4" table:style-name="ce18">
            <text:p>335.4</text:p>
          </table:table-cell>
          <table:table-cell office:value-type="float" office:value="49" table:style-name="ce18">
            <text:p>49.0</text:p>
          </table:table-cell>
          <table:table-cell office:value-type="float" office:value="24.7" table:style-name="ce18">
            <text:p>24.7</text:p>
          </table:table-cell>
          <table:table-cell office:value-type="float" office:value="5" table:style-name="ce18">
            <text:p>5.0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9.4" table:style-name="ce18">
            <text:p>9.4</text:p>
          </table:table-cell>
          <table:table-cell office:value-type="float" office:value="418.5" table:style-name="ce19">
            <text:p>418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3" table:style-name="ce18">
            <text:p>21.3</text:p>
          </table:table-cell>
          <table:table-cell office:value-type="float" office:value="3.3" table:style-name="ce18">
            <text:p>3.3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6.4" table:style-name="ce19">
            <text:p>26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200000000000003" table:style-name="ce18">
            <text:p>33.2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2.5" table:style-name="ce18">
            <text:p>2.5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41.8" table:style-name="ce19">
            <text:p>41.8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0" table:style-name="ce18">
            <text:p>390.0</text:p>
          </table:table-cell>
          <table:table-cell office:value-type="float" office:value="57.4" table:style-name="ce18">
            <text:p>57.4</text:p>
          </table:table-cell>
          <table:table-cell office:value-type="float" office:value="28.4" table:style-name="ce18">
            <text:p>28.4</text:p>
          </table:table-cell>
          <table:table-cell office:value-type="float" office:value="5.6" table:style-name="ce18">
            <text:p>5.6</text:p>
          </table:table-cell>
          <table:table-cell office:value-type="float" office:value="5.3" table:style-name="ce18">
            <text:p>5.3</text:p>
          </table:table-cell>
          <table:table-cell office:value-type="float" office:value="10.9" table:style-name="ce18">
            <text:p>10.9</text:p>
          </table:table-cell>
          <table:table-cell office:value-type="float" office:value="486.7" table:style-name="ce19">
            <text:p>486.7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3).$A$1:TRA0206_(2003).$I$45" table:base-cell-address="TRA0206_(2003).$A$1"/>
          <table:named-range table:name="Print_Titles" table:cell-range-address="TRA0206_(2003).$A$3:TRA0206_(2003).$IV$7" table:base-cell-address="TRA0206_(2003).$A$1"/>
        </table:named-expressions>
      </table:table>
      <table:table table:name="TRA0206_(2002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2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5" table:style-name="ce18">
            <text:p>15.5</text:p>
          </table:table-cell>
          <table:table-cell office:value-type="float" office:value="2" table:style-name="ce18">
            <text:p>2.0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8" table:style-name="ce19">
            <text:p>18.8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5" table:style-name="ce55">
              <text:p>7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.1999999999999993" table:style-name="ce54">
              <text:p>9.2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1.3" table:style-name="ce55">
              <text:p>11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4.1" table:style-name="ce18">
            <text:p>44.1</text:p>
          </table:table-cell>
          <table:table-cell office:value-type="float" office:value="5.7" table:style-name="ce18">
            <text:p>5.7</text:p>
          </table:table-cell>
          <table:table-cell office:value-type="float" office:value="3.4" table:style-name="ce18">
            <text:p>3.4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4.3" table:style-name="ce19">
            <text:p>54.3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7" table:style-name="ce54">
              <text:p>14.7</text:p>
            </table:table-cell>
            <table:table-cell office:value-type="float" office:value="2" table:style-name="ce54">
              <text:p>2.0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8" table:style-name="ce55">
              <text:p>18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6" table:style-name="ce55">
              <text:p>7.6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3.1" table:style-name="ce54">
              <text:p>23.1</text:p>
            </table:table-cell>
            <table:table-cell office:value-type="float" office:value="2.9" table:style-name="ce54">
              <text:p>2.9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7" table:style-name="ce55">
              <text:p>28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1.7" table:style-name="ce18">
            <text:p>31.7</text:p>
          </table:table-cell>
          <table:table-cell office:value-type="float" office:value="4.8" table:style-name="ce18">
            <text:p>4.8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0.200000000000003" table:style-name="ce19">
            <text:p>40.2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5" table:style-name="ce54">
              <text:p>7.5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" table:style-name="ce55">
              <text:p>9.6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2.1" table:style-name="ce54">
              <text:p>12.1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1" table:style-name="ce55">
              <text:p>15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2.1" table:style-name="ce54">
              <text:p>12.1</text:p>
            </table:table-cell>
            <table:table-cell office:value-type="float" office:value="1.8" table:style-name="ce54">
              <text:p>1.8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5" table:style-name="ce55">
              <text:p>15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0.9" table:style-name="ce18">
            <text:p>30.9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3.2" table:style-name="ce18">
            <text:p>3.2</text:p>
          </table:table-cell>
          <table:table-cell office:value-type="float" office:value="0.4" table:style-name="ce18">
            <text:p>0.4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39.299999999999997" table:style-name="ce19">
            <text:p>39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7.799999999999997" table:style-name="ce18">
            <text:p>37.8</text:p>
          </table:table-cell>
          <table:table-cell office:value-type="float" office:value="5.3" table:style-name="ce18">
            <text:p>5.3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7.1" table:style-name="ce19">
            <text:p>47.1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6" table:style-name="ce54">
              <text:p>13.6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5" table:style-name="ce55">
              <text:p>16.5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4.2" table:style-name="ce54">
              <text:p>24.2</text:p>
            </table:table-cell>
            <table:table-cell office:value-type="float" office:value="3.5" table:style-name="ce54">
              <text:p>3.5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0.7" table:style-name="ce55">
              <text:p>30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2.7" table:style-name="ce18">
            <text:p>42.7</text:p>
          </table:table-cell>
          <table:table-cell office:value-type="float" office:value="6.3" table:style-name="ce18">
            <text:p>6.3</text:p>
          </table:table-cell>
          <table:table-cell office:value-type="float" office:value="3.4" table:style-name="ce18">
            <text:p>3.4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53.5" table:style-name="ce19">
            <text:p>53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3" table:style-name="ce18">
            <text:p>26.3</text:p>
          </table:table-cell>
          <table:table-cell office:value-type="float" office:value="3.5" table:style-name="ce18">
            <text:p>3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32.1" table:style-name="ce19">
            <text:p>32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9.7" table:style-name="ce18">
            <text:p>69.7</text:p>
          </table:table-cell>
          <table:table-cell office:value-type="float" office:value="9.1999999999999993" table:style-name="ce18">
            <text:p>9.2</text:p>
          </table:table-cell>
          <table:table-cell office:value-type="float" office:value="4.2" table:style-name="ce18">
            <text:p>4.2</text:p>
          </table:table-cell>
          <table:table-cell office:value-type="float" office:value="0.9" table:style-name="ce18">
            <text:p>0.9</text:p>
          </table:table-cell>
          <table:table-cell office:value-type="float" office:value="0.7" table:style-name="ce18">
            <text:p>0.7</text:p>
          </table:table-cell>
          <table:table-cell office:value-type="float" office:value="1.6" table:style-name="ce18">
            <text:p>1.6</text:p>
          </table:table-cell>
          <table:table-cell office:value-type="float" office:value="84.6" table:style-name="ce19">
            <text:p>84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7.6" table:style-name="ce18">
            <text:p>37.6</text:p>
          </table:table-cell>
          <table:table-cell office:value-type="float" office:value="5.2" table:style-name="ce18">
            <text:p>5.2</text:p>
          </table:table-cell>
          <table:table-cell office:value-type="float" office:value="2.5" table:style-name="ce18">
            <text:p>2.5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46.4" table:style-name="ce19">
            <text:p>46.4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36.3" table:style-name="ce18">
            <text:p>336.3</text:p>
          </table:table-cell>
          <table:table-cell office:value-type="float" office:value="46.7" table:style-name="ce18">
            <text:p>46.7</text:p>
          </table:table-cell>
          <table:table-cell office:value-type="float" office:value="24.6" table:style-name="ce18">
            <text:p>24.6</text:p>
          </table:table-cell>
          <table:table-cell office:value-type="float" office:value="4.5" table:style-name="ce18">
            <text:p>4.5</text:p>
          </table:table-cell>
          <table:table-cell office:value-type="float" office:value="4.3" table:style-name="ce18">
            <text:p>4.3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416.4" table:style-name="ce19">
            <text:p>416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1.2" table:style-name="ce18">
            <text:p>21.2</text:p>
          </table:table-cell>
          <table:table-cell office:value-type="float" office:value="3.1" table:style-name="ce18">
            <text:p>3.1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6.1" table:style-name="ce19">
            <text:p>26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3.1" table:style-name="ce18">
            <text:p>33.1</text:p>
          </table:table-cell>
          <table:table-cell office:value-type="float" office:value="4.8" table:style-name="ce18">
            <text:p>4.8</text:p>
          </table:table-cell>
          <table:table-cell office:value-type="float" office:value="2.4" table:style-name="ce18">
            <text:p>2.4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1.3" table:style-name="ce19">
            <text:p>41.3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90.6" table:style-name="ce18">
            <text:p>390.6</text:p>
          </table:table-cell>
          <table:table-cell office:value-type="float" office:value="54.7" table:style-name="ce18">
            <text:p>54.7</text:p>
          </table:table-cell>
          <table:table-cell office:value-type="float" office:value="28.3" table:style-name="ce18">
            <text:p>28.3</text:p>
          </table:table-cell>
          <table:table-cell office:value-type="float" office:value="5" table:style-name="ce18">
            <text:p>5.0</text:p>
          </table:table-cell>
          <table:table-cell office:value-type="float" office:value="5.2" table:style-name="ce18">
            <text:p>5.2</text:p>
          </table:table-cell>
          <table:table-cell office:value-type="float" office:value="10.199999999999999" table:style-name="ce18">
            <text:p>10.2</text:p>
          </table:table-cell>
          <table:table-cell office:value-type="float" office:value="483.7" table:style-name="ce19">
            <text:p>483.7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2).$A$1:TRA0206_(2002).$I$45" table:base-cell-address="TRA0206_(2002).$A$1"/>
          <table:named-range table:name="Print_Titles" table:cell-range-address="TRA0206_(2002).$A$3:TRA0206_(2002).$IV$7" table:base-cell-address="TRA0206_(2002).$A$1"/>
        </table:named-expressions>
      </table:table>
      <table:table table:name="TRA0206_(2001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1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2" table:style-name="ce18">
            <text:p>15.2</text:p>
          </table:table-cell>
          <table:table-cell office:value-type="float" office:value="2" table:style-name="ce18">
            <text:p>2.0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5" table:style-name="ce19">
            <text:p>18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4" table:style-name="ce55">
              <text:p>7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1" table:style-name="ce55">
              <text:p>11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3.2" table:style-name="ce18">
            <text:p>43.2</text:p>
          </table:table-cell>
          <table:table-cell office:value-type="float" office:value="5.6" table:style-name="ce18">
            <text:p>5.6</text:p>
          </table:table-cell>
          <table:table-cell office:value-type="float" office:value="3.4" table:style-name="ce18">
            <text:p>3.4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3.2" table:style-name="ce19">
            <text:p>53.2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.3" table:style-name="ce54">
              <text:p>14.3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5" table:style-name="ce55">
              <text:p>17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4" table:style-name="ce55">
              <text:p>7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2.8" table:style-name="ce54">
              <text:p>22.8</text:p>
            </table:table-cell>
            <table:table-cell office:value-type="float" office:value="2.9" table:style-name="ce54">
              <text:p>2.9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3" table:style-name="ce55">
              <text:p>28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0.8" table:style-name="ce18">
            <text:p>30.8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39.1" table:style-name="ce19">
            <text:p>39.1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3" table:style-name="ce54">
              <text:p>7.3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3000000000000007" table:style-name="ce55">
              <text:p>9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9" table:style-name="ce54">
              <text:p>11.9</text:p>
            </table:table-cell>
            <table:table-cell office:value-type="float" office:value="1.7" table:style-name="ce54">
              <text:p>1.7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8" table:style-name="ce55">
              <text:p>14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7" table:style-name="ce54">
              <text:p>11.7</text:p>
            </table:table-cell>
            <table:table-cell office:value-type="float" office:value="1.7" table:style-name="ce54">
              <text:p>1.7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" table:style-name="ce55">
              <text:p>15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30" table:style-name="ce18">
            <text:p>30.0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38.200000000000003" table:style-name="ce19">
            <text:p>38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6.799999999999997" table:style-name="ce18">
            <text:p>36.8</text:p>
          </table:table-cell>
          <table:table-cell office:value-type="float" office:value="5.2" table:style-name="ce18">
            <text:p>5.2</text:p>
          </table:table-cell>
          <table:table-cell office:value-type="float" office:value="3.1" table:style-name="ce18">
            <text:p>3.1</text:p>
          </table:table-cell>
          <table:table-cell office:value-type="float" office:value="0.4" table:style-name="ce18">
            <text:p>0.4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6" table:style-name="ce19">
            <text:p>46.0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2" table:style-name="ce54">
              <text:p>13.2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3.7" table:style-name="ce54">
              <text:p>23.7</text:p>
            </table:table-cell>
            <table:table-cell office:value-type="float" office:value="3.4" table:style-name="ce54">
              <text:p>3.4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30" table:style-name="ce55">
              <text:p>30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1.8" table:style-name="ce18">
            <text:p>41.8</text:p>
          </table:table-cell>
          <table:table-cell office:value-type="float" office:value="6.3" table:style-name="ce18">
            <text:p>6.3</text:p>
          </table:table-cell>
          <table:table-cell office:value-type="float" office:value="3.3" table:style-name="ce18">
            <text:p>3.3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2.4" table:style-name="ce19">
            <text:p>52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3" table:style-name="ce18">
            <text:p>26.3</text:p>
          </table:table-cell>
          <table:table-cell office:value-type="float" office:value="3.6" table:style-name="ce18">
            <text:p>3.6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8" table:style-name="ce18">
            <text:p>0.8</text:p>
          </table:table-cell>
          <table:table-cell office:value-type="float" office:value="0.5" table:style-name="ce18">
            <text:p>0.5</text:p>
          </table:table-cell>
          <table:table-cell office:value-type="float" office:value="1.3" table:style-name="ce18">
            <text:p>1.3</text:p>
          </table:table-cell>
          <table:table-cell office:value-type="float" office:value="32.299999999999997" table:style-name="ce19">
            <text:p>32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8.400000000000006" table:style-name="ce18">
            <text:p>68.4</text:p>
          </table:table-cell>
          <table:table-cell office:value-type="float" office:value="9" table:style-name="ce18">
            <text:p>9.0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0.9" table:style-name="ce18">
            <text:p>0.9</text:p>
          </table:table-cell>
          <table:table-cell office:value-type="float" office:value="0.7" table:style-name="ce18">
            <text:p>0.7</text:p>
          </table:table-cell>
          <table:table-cell office:value-type="float" office:value="1.5" table:style-name="ce18">
            <text:p>1.5</text:p>
          </table:table-cell>
          <table:table-cell office:value-type="float" office:value="83.1" table:style-name="ce19">
            <text:p>83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6.4" table:style-name="ce18">
            <text:p>36.4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2.5" table:style-name="ce18">
            <text:p>2.5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45" table:style-name="ce19">
            <text:p>45.0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28.9" table:style-name="ce18">
            <text:p>328.9</text:p>
          </table:table-cell>
          <table:table-cell office:value-type="float" office:value="45.8" table:style-name="ce18">
            <text:p>45.8</text:p>
          </table:table-cell>
          <table:table-cell office:value-type="float" office:value="24.4" table:style-name="ce18">
            <text:p>24.4</text:p>
          </table:table-cell>
          <table:table-cell office:value-type="float" office:value="4.3" table:style-name="ce18">
            <text:p>4.3</text:p>
          </table:table-cell>
          <table:table-cell office:value-type="float" office:value="4.2" table:style-name="ce18">
            <text:p>4.2</text:p>
          </table:table-cell>
          <table:table-cell office:value-type="float" office:value="8.6" table:style-name="ce18">
            <text:p>8.6</text:p>
          </table:table-cell>
          <table:table-cell office:value-type="float" office:value="407.6" table:style-name="ce19">
            <text:p>407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0.399999999999999" table:style-name="ce18">
            <text:p>20.4</text:p>
          </table:table-cell>
          <table:table-cell office:value-type="float" office:value="3" table:style-name="ce18">
            <text:p>3.0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5.2" table:style-name="ce19">
            <text:p>25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1.9" table:style-name="ce18">
            <text:p>31.9</text:p>
          </table:table-cell>
          <table:table-cell office:value-type="float" office:value="4.7" table:style-name="ce18">
            <text:p>4.7</text:p>
          </table:table-cell>
          <table:table-cell office:value-type="float" office:value="2.4" table:style-name="ce18">
            <text:p>2.4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39.799999999999997" table:style-name="ce19">
            <text:p>39.8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81.2" table:style-name="ce18">
            <text:p>381.2</text:p>
          </table:table-cell>
          <table:table-cell office:value-type="float" office:value="53.4" table:style-name="ce18">
            <text:p>53.4</text:p>
          </table:table-cell>
          <table:table-cell office:value-type="float" office:value="28" table:style-name="ce18">
            <text:p>28.0</text:p>
          </table:table-cell>
          <table:table-cell office:value-type="float" office:value="4.8" table:style-name="ce18">
            <text:p>4.8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9.9" table:style-name="ce18">
            <text:p>9.9</text:p>
          </table:table-cell>
          <table:table-cell office:value-type="float" office:value="472.6" table:style-name="ce19">
            <text:p>472.6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1).$A$1:TRA0206_(2001).$I$45" table:base-cell-address="TRA0206_(2001).$A$1"/>
          <table:named-range table:name="Print_Titles" table:cell-range-address="TRA0206_(2001).$A$3:TRA0206_(2001).$IV$7" table:base-cell-address="TRA0206_(2001).$A$1"/>
        </table:named-expressions>
      </table:table>
      <table:table table:name="TRA0206_(2000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2000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" table:style-name="ce18">
            <text:p>15.0</text:p>
          </table:table-cell>
          <table:table-cell office:value-type="float" office:value="1.9" table:style-name="ce18">
            <text:p>1.9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3" table:style-name="ce19">
            <text:p>18.3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9" table:style-name="ce54">
              <text:p>8.9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" table:style-name="ce55">
              <text:p>11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2.5" table:style-name="ce18">
            <text:p>42.5</text:p>
          </table:table-cell>
          <table:table-cell office:value-type="float" office:value="5.5" table:style-name="ce18">
            <text:p>5.5</text:p>
          </table:table-cell>
          <table:table-cell office:value-type="float" office:value="3.4" table:style-name="ce18">
            <text:p>3.4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2.4" table:style-name="ce19">
            <text:p>52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3.9" table:style-name="ce54">
              <text:p>13.9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" table:style-name="ce55">
              <text:p>17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2.6" table:style-name="ce54">
              <text:p>22.6</text:p>
            </table:table-cell>
            <table:table-cell office:value-type="float" office:value="2.9" table:style-name="ce54">
              <text:p>2.9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1" table:style-name="ce55">
              <text:p>28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0.4" table:style-name="ce18">
            <text:p>30.4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38.5" table:style-name="ce19">
            <text:p>38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1" table:style-name="ce54">
              <text:p>7.1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1" table:style-name="ce55">
              <text:p>9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8" table:style-name="ce54">
              <text:p>11.8</text:p>
            </table:table-cell>
            <table:table-cell office:value-type="float" office:value="1.7" table:style-name="ce54">
              <text:p>1.7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7" table:style-name="ce55">
              <text:p>14.7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4" table:style-name="ce54">
              <text:p>11.4</text:p>
            </table:table-cell>
            <table:table-cell office:value-type="float" office:value="1.7" table:style-name="ce54">
              <text:p>1.7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7" table:style-name="ce55">
              <text:p>14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9.4" table:style-name="ce18">
            <text:p>29.4</text:p>
          </table:table-cell>
          <table:table-cell office:value-type="float" office:value="4.2" table:style-name="ce18">
            <text:p>4.2</text:p>
          </table:table-cell>
          <table:table-cell office:value-type="float" office:value="3.2" table:style-name="ce18">
            <text:p>3.2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37.5" table:style-name="ce19">
            <text:p>37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6.5" table:style-name="ce18">
            <text:p>36.5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5.6" table:style-name="ce19">
            <text:p>45.6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2" table:style-name="ce54">
              <text:p>13.2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" table:style-name="ce55">
              <text:p>16.0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3.3" table:style-name="ce54">
              <text:p>23.3</text:p>
            </table:table-cell>
            <table:table-cell office:value-type="float" office:value="3.3" table:style-name="ce54">
              <text:p>3.3</text:p>
            </table:table-cell>
            <table:table-cell office:value-type="float" office:value="2.5" table:style-name="ce54">
              <text:p>2.5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6" table:style-name="ce55">
              <text:p>29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1.1" table:style-name="ce18">
            <text:p>41.1</text:p>
          </table:table-cell>
          <table:table-cell office:value-type="float" office:value="6.1" table:style-name="ce18">
            <text:p>6.1</text:p>
          </table:table-cell>
          <table:table-cell office:value-type="float" office:value="3.3" table:style-name="ce18">
            <text:p>3.3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1.6" table:style-name="ce19">
            <text:p>51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5" table:style-name="ce18">
            <text:p>26.5</text:p>
          </table:table-cell>
          <table:table-cell office:value-type="float" office:value="3.6" table:style-name="ce18">
            <text:p>3.6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32.4" table:style-name="ce19">
            <text:p>32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7.400000000000006" table:style-name="ce18">
            <text:p>67.4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0.8" table:style-name="ce18">
            <text:p>0.8</text:p>
          </table:table-cell>
          <table:table-cell office:value-type="float" office:value="0.7" table:style-name="ce18">
            <text:p>0.7</text:p>
          </table:table-cell>
          <table:table-cell office:value-type="float" office:value="1.5" table:style-name="ce18">
            <text:p>1.5</text:p>
          </table:table-cell>
          <table:table-cell office:value-type="float" office:value="81.8" table:style-name="ce19">
            <text:p>81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5.6" table:style-name="ce18">
            <text:p>35.6</text:p>
          </table:table-cell>
          <table:table-cell office:value-type="float" office:value="4.9000000000000004" table:style-name="ce18">
            <text:p>4.9</text:p>
          </table:table-cell>
          <table:table-cell office:value-type="float" office:value="2.5" table:style-name="ce18">
            <text:p>2.5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43.9" table:style-name="ce19">
            <text:p>43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24.5" table:style-name="ce18">
            <text:p>324.5</text:p>
          </table:table-cell>
          <table:table-cell office:value-type="float" office:value="44.7" table:style-name="ce18">
            <text:p>44.7</text:p>
          </table:table-cell>
          <table:table-cell office:value-type="float" office:value="24.5" table:style-name="ce18">
            <text:p>24.5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4.3" table:style-name="ce18">
            <text:p>4.3</text:p>
          </table:table-cell>
          <table:table-cell office:value-type="float" office:value="8.4" table:style-name="ce18">
            <text:p>8.4</text:p>
          </table:table-cell>
          <table:table-cell office:value-type="float" office:value="402" table:style-name="ce19">
            <text:p>402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0.100000000000001" table:style-name="ce18">
            <text:p>20.1</text:p>
          </table:table-cell>
          <table:table-cell office:value-type="float" office:value="2.9" table:style-name="ce18">
            <text:p>2.9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4.8" table:style-name="ce19">
            <text:p>24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1.4" table:style-name="ce18">
            <text:p>31.4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2.4" table:style-name="ce18">
            <text:p>2.4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8" table:style-name="ce18">
            <text:p>0.8</text:p>
          </table:table-cell>
          <table:table-cell office:value-type="float" office:value="39.299999999999997" table:style-name="ce19">
            <text:p>39.3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76" table:style-name="ce18">
            <text:p>376.0</text:p>
          </table:table-cell>
          <table:table-cell office:value-type="float" office:value="52.2" table:style-name="ce18">
            <text:p>52.2</text:p>
          </table:table-cell>
          <table:table-cell office:value-type="float" office:value="28.2" table:style-name="ce18">
            <text:p>28.2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9.6999999999999993" table:style-name="ce18">
            <text:p>9.7</text:p>
          </table:table-cell>
          <table:table-cell office:value-type="float" office:value="466.2" table:style-name="ce19">
            <text:p>466.2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2000).$A$1:TRA0206_(2000).$I$45" table:base-cell-address="TRA0206_(2000).$A$1"/>
          <table:named-range table:name="Print_Titles" table:cell-range-address="TRA0206_(2000).$A$3:TRA0206_(2000).$IV$7" table:base-cell-address="TRA0206_(2000).$A$1"/>
        </table:named-expressions>
      </table:table>
      <table:table table:name="TRA0206_(1999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9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5.3" table:style-name="ce18">
            <text:p>15.3</text:p>
          </table:table-cell>
          <table:table-cell office:value-type="float" office:value="2" table:style-name="ce18">
            <text:p>2.0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5" table:style-name="ce19">
            <text:p>18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2" table:style-name="ce54">
              <text:p>6.2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4" table:style-name="ce55">
              <text:p>7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9" table:style-name="ce54">
              <text:p>9.0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1.1" table:style-name="ce55">
              <text:p>11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2.6" table:style-name="ce18">
            <text:p>42.6</text:p>
          </table:table-cell>
          <table:table-cell office:value-type="float" office:value="5.4" table:style-name="ce18">
            <text:p>5.4</text:p>
          </table:table-cell>
          <table:table-cell office:value-type="float" office:value="3.5" table:style-name="ce18">
            <text:p>3.5</text:p>
          </table:table-cell>
          <table:table-cell office:value-type="float" office:value="0.4" table:style-name="ce18">
            <text:p>0.4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2.5" table:style-name="ce19">
            <text:p>52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4" table:style-name="ce54">
              <text:p>14.0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7.100000000000001" table:style-name="ce55">
              <text:p>17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6" table:style-name="ce54">
              <text:p>6.0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2.6" table:style-name="ce54">
              <text:p>22.6</text:p>
            </table:table-cell>
            <table:table-cell office:value-type="float" office:value="2.8" table:style-name="ce54">
              <text:p>2.8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1" table:style-name="ce55">
              <text:p>28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0.4" table:style-name="ce18">
            <text:p>30.4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8.5" table:style-name="ce19">
            <text:p>38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.1" table:style-name="ce54">
              <text:p>7.1</text:p>
            </table:table-cell>
            <table:table-cell office:value-type="float" office:value="1" table:style-name="ce54">
              <text:p>1.0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1" table:style-name="ce55">
              <text:p>9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8" table:style-name="ce54">
              <text:p>11.8</text:p>
            </table:table-cell>
            <table:table-cell office:value-type="float" office:value="1.6" table:style-name="ce54">
              <text:p>1.6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7" table:style-name="ce55">
              <text:p>14.7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5" table:style-name="ce54">
              <text:p>11.5</text:p>
            </table:table-cell>
            <table:table-cell office:value-type="float" office:value="1.7" table:style-name="ce54">
              <text:p>1.7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8" table:style-name="ce55">
              <text:p>14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9.6" table:style-name="ce18">
            <text:p>29.6</text:p>
          </table:table-cell>
          <table:table-cell office:value-type="float" office:value="4.2" table:style-name="ce18">
            <text:p>4.2</text:p>
          </table:table-cell>
          <table:table-cell office:value-type="float" office:value="3.2" table:style-name="ce18">
            <text:p>3.2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7" table:style-name="ce18">
            <text:p>0.7</text:p>
          </table:table-cell>
          <table:table-cell office:value-type="float" office:value="37.6" table:style-name="ce19">
            <text:p>37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6.700000000000003" table:style-name="ce18">
            <text:p>36.7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5.7" table:style-name="ce19">
            <text:p>45.7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3" table:style-name="ce54">
              <text:p>13.3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3.4" table:style-name="ce54">
              <text:p>23.4</text:p>
            </table:table-cell>
            <table:table-cell office:value-type="float" office:value="3.3" table:style-name="ce54">
              <text:p>3.3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6" table:style-name="ce55">
              <text:p>29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1.4" table:style-name="ce18">
            <text:p>41.4</text:p>
          </table:table-cell>
          <table:table-cell office:value-type="float" office:value="6.1" table:style-name="ce18">
            <text:p>6.1</text:p>
          </table:table-cell>
          <table:table-cell office:value-type="float" office:value="3.3" table:style-name="ce18">
            <text:p>3.3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51.8" table:style-name="ce19">
            <text:p>51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8" table:style-name="ce18">
            <text:p>26.8</text:p>
          </table:table-cell>
          <table:table-cell office:value-type="float" office:value="3.6" table:style-name="ce18">
            <text:p>3.6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32.700000000000003" table:style-name="ce19">
            <text:p>32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7.5" table:style-name="ce18">
            <text:p>67.5</text:p>
          </table:table-cell>
          <table:table-cell office:value-type="float" office:value="8.6" table:style-name="ce18">
            <text:p>8.6</text:p>
          </table:table-cell>
          <table:table-cell office:value-type="float" office:value="4" table:style-name="ce18">
            <text:p>4.0</text:p>
          </table:table-cell>
          <table:table-cell office:value-type="float" office:value="0.8" table:style-name="ce18">
            <text:p>0.8</text:p>
          </table:table-cell>
          <table:table-cell office:value-type="float" office:value="0.7" table:style-name="ce18">
            <text:p>0.7</text:p>
          </table:table-cell>
          <table:table-cell office:value-type="float" office:value="1.5" table:style-name="ce18">
            <text:p>1.5</text:p>
          </table:table-cell>
          <table:table-cell office:value-type="float" office:value="81.5" table:style-name="ce19">
            <text:p>81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5.4" table:style-name="ce18">
            <text:p>35.4</text:p>
          </table:table-cell>
          <table:table-cell office:value-type="float" office:value="4.8" table:style-name="ce18">
            <text:p>4.8</text:p>
          </table:table-cell>
          <table:table-cell office:value-type="float" office:value="2.5" table:style-name="ce18">
            <text:p>2.5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43.7" table:style-name="ce19">
            <text:p>43.7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25.7" table:style-name="ce18">
            <text:p>325.7</text:p>
          </table:table-cell>
          <table:table-cell office:value-type="float" office:value="44" table:style-name="ce18">
            <text:p>44.0</text:p>
          </table:table-cell>
          <table:table-cell office:value-type="float" office:value="24.4" table:style-name="ce18">
            <text:p>24.4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8.5" table:style-name="ce18">
            <text:p>8.5</text:p>
          </table:table-cell>
          <table:table-cell office:value-type="float" office:value="402.5" table:style-name="ce19">
            <text:p>402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20.2" table:style-name="ce18">
            <text:p>20.2</text:p>
          </table:table-cell>
          <table:table-cell office:value-type="float" office:value="2.9" table:style-name="ce18">
            <text:p>2.9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4.9" table:style-name="ce19">
            <text:p>24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1.6" table:style-name="ce18">
            <text:p>31.6</text:p>
          </table:table-cell>
          <table:table-cell office:value-type="float" office:value="4.7" table:style-name="ce18">
            <text:p>4.7</text:p>
          </table:table-cell>
          <table:table-cell office:value-type="float" office:value="2.4" table:style-name="ce18">
            <text:p>2.4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39.5" table:style-name="ce19">
            <text:p>39.5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77.4" table:style-name="ce18">
            <text:p>377.4</text:p>
          </table:table-cell>
          <table:table-cell office:value-type="float" office:value="51.6" table:style-name="ce18">
            <text:p>51.6</text:p>
          </table:table-cell>
          <table:table-cell office:value-type="float" office:value="28.1" table:style-name="ce18">
            <text:p>28.1</text:p>
          </table:table-cell>
          <table:table-cell office:value-type="float" office:value="4.5" table:style-name="ce18">
            <text:p>4.5</text:p>
          </table:table-cell>
          <table:table-cell office:value-type="float" office:value="5.3" table:style-name="ce18">
            <text:p>5.3</text:p>
          </table:table-cell>
          <table:table-cell office:value-type="float" office:value="9.8000000000000007" table:style-name="ce18">
            <text:p>9.8</text:p>
          </table:table-cell>
          <table:table-cell office:value-type="float" office:value="467" table:style-name="ce19">
            <text:p>467.0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9).$A$1:TRA0206_(1999).$I$45" table:base-cell-address="TRA0206_(1999).$A$1"/>
          <table:named-range table:name="Print_Titles" table:cell-range-address="TRA0206_(1999).$A$3:TRA0206_(1999).$IV$7" table:base-cell-address="TRA0206_(1999).$A$1"/>
        </table:named-expressions>
      </table:table>
      <table:table table:name="TRA0206_(1998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8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9" table:style-name="ce18">
            <text:p>14.9</text:p>
          </table:table-cell>
          <table:table-cell office:value-type="float" office:value="2" table:style-name="ce18">
            <text:p>2.0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8.100000000000001" table:style-name="ce19">
            <text:p>18.1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3" table:style-name="ce55">
              <text:p>7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8000000000000007" table:style-name="ce54">
              <text:p>8.8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.8" table:style-name="ce55">
              <text:p>10.8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1.9" table:style-name="ce18">
            <text:p>41.9</text:p>
          </table:table-cell>
          <table:table-cell office:value-type="float" office:value="5.4" table:style-name="ce18">
            <text:p>5.4</text:p>
          </table:table-cell>
          <table:table-cell office:value-type="float" office:value="3.4" table:style-name="ce18">
            <text:p>3.4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1" table:style-name="ce18">
            <text:p>1.0</text:p>
          </table:table-cell>
          <table:table-cell office:value-type="float" office:value="51.7" table:style-name="ce19">
            <text:p>51.7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3.7" table:style-name="ce54">
              <text:p>13.7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8" table:style-name="ce55">
              <text:p>16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2" table:style-name="ce55">
              <text:p>7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2.2" table:style-name="ce54">
              <text:p>22.2</text:p>
            </table:table-cell>
            <table:table-cell office:value-type="float" office:value="2.8" table:style-name="ce54">
              <text:p>2.8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7.7" table:style-name="ce55">
              <text:p>27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30" table:style-name="ce18">
            <text:p>30.0</text:p>
          </table:table-cell>
          <table:table-cell office:value-type="float" office:value="4.3" table:style-name="ce18">
            <text:p>4.3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8" table:style-name="ce19">
            <text:p>38.0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7" table:style-name="ce54">
              <text:p>7.0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8.9" table:style-name="ce55">
              <text:p>8.9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7" table:style-name="ce54">
              <text:p>11.7</text:p>
            </table:table-cell>
            <table:table-cell office:value-type="float" office:value="1.6" table:style-name="ce54">
              <text:p>1.6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4.5" table:style-name="ce55">
              <text:p>14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4" table:style-name="ce54">
              <text:p>11.4</text:p>
            </table:table-cell>
            <table:table-cell office:value-type="float" office:value="1.7" table:style-name="ce54">
              <text:p>1.7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5" table:style-name="ce55">
              <text:p>14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8.9" table:style-name="ce18">
            <text:p>28.9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6.700000000000003" table:style-name="ce19">
            <text:p>36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6.200000000000003" table:style-name="ce18">
            <text:p>36.2</text:p>
          </table:table-cell>
          <table:table-cell office:value-type="float" office:value="5" table:style-name="ce18">
            <text:p>5.0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5.2" table:style-name="ce19">
            <text:p>45.2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3.1" table:style-name="ce54">
              <text:p>13.1</text:p>
            </table:table-cell>
            <table:table-cell office:value-type="float" office:value="1.7" table:style-name="ce54">
              <text:p>1.7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9" table:style-name="ce55">
              <text:p>15.9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3.1" table:style-name="ce54">
              <text:p>23.1</text:p>
            </table:table-cell>
            <table:table-cell office:value-type="float" office:value="3.3" table:style-name="ce54">
              <text:p>3.3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9.2" table:style-name="ce55">
              <text:p>29.2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0.6" table:style-name="ce18">
            <text:p>40.6</text:p>
          </table:table-cell>
          <table:table-cell office:value-type="float" office:value="6" table:style-name="ce18">
            <text:p>6.0</text:p>
          </table:table-cell>
          <table:table-cell office:value-type="float" office:value="3.2" table:style-name="ce18">
            <text:p>3.2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0.8" table:style-name="ce19">
            <text:p>50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2" table:style-name="ce18">
            <text:p>26.2</text:p>
          </table:table-cell>
          <table:table-cell office:value-type="float" office:value="3.4" table:style-name="ce18">
            <text:p>3.4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.2" table:style-name="ce18">
            <text:p>1.2</text:p>
          </table:table-cell>
          <table:table-cell office:value-type="float" office:value="31.9" table:style-name="ce19">
            <text:p>31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6" table:style-name="ce18">
            <text:p>66.0</text:p>
          </table:table-cell>
          <table:table-cell office:value-type="float" office:value="8.6" table:style-name="ce18">
            <text:p>8.6</text:p>
          </table:table-cell>
          <table:table-cell office:value-type="float" office:value="3.8" table:style-name="ce18">
            <text:p>3.8</text:p>
          </table:table-cell>
          <table:table-cell office:value-type="float" office:value="0.7" table:style-name="ce18">
            <text:p>0.7</text:p>
          </table:table-cell>
          <table:table-cell office:value-type="float" office:value="0.7" table:style-name="ce18">
            <text:p>0.7</text:p>
          </table:table-cell>
          <table:table-cell office:value-type="float" office:value="1.4" table:style-name="ce18">
            <text:p>1.4</text:p>
          </table:table-cell>
          <table:table-cell office:value-type="float" office:value="79.900000000000006" table:style-name="ce19">
            <text:p>79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4.9" table:style-name="ce18">
            <text:p>34.9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2.5" table:style-name="ce18">
            <text:p>2.5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42.9" table:style-name="ce19">
            <text:p>42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19.60000000000002" table:style-name="ce18">
            <text:p>319.6</text:p>
          </table:table-cell>
          <table:table-cell office:value-type="float" office:value="43.4" table:style-name="ce18">
            <text:p>43.4</text:p>
          </table:table-cell>
          <table:table-cell office:value-type="float" office:value="24" table:style-name="ce18">
            <text:p>24.0</text:p>
          </table:table-cell>
          <table:table-cell office:value-type="float" office:value="3.7" table:style-name="ce18">
            <text:p>3.7</text:p>
          </table:table-cell>
          <table:table-cell office:value-type="float" office:value="4.4000000000000004" table:style-name="ce18">
            <text:p>4.4</text:p>
          </table:table-cell>
          <table:table-cell office:value-type="float" office:value="8.1" table:style-name="ce18">
            <text:p>8.1</text:p>
          </table:table-cell>
          <table:table-cell office:value-type="float" office:value="395.1" table:style-name="ce19">
            <text:p>395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9.8" table:style-name="ce18">
            <text:p>19.8</text:p>
          </table:table-cell>
          <table:table-cell office:value-type="float" office:value="2.8" table:style-name="ce18">
            <text:p>2.8</text:p>
          </table:table-cell>
          <table:table-cell office:value-type="float" office:value="1.4" table:style-name="ce18">
            <text:p>1.4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4.5" table:style-name="ce19">
            <text:p>24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1.2" table:style-name="ce18">
            <text:p>31.2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2.4" table:style-name="ce18">
            <text:p>2.4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8" table:style-name="ce18">
            <text:p>0.8</text:p>
          </table:table-cell>
          <table:table-cell office:value-type="float" office:value="38.9" table:style-name="ce19">
            <text:p>38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70.6" table:style-name="ce18">
            <text:p>370.6</text:p>
          </table:table-cell>
          <table:table-cell office:value-type="float" office:value="50.8" table:style-name="ce18">
            <text:p>50.8</text:p>
          </table:table-cell>
          <table:table-cell office:value-type="float" office:value="27.7" table:style-name="ce18">
            <text:p>27.7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5.2" table:style-name="ce18">
            <text:p>5.2</text:p>
          </table:table-cell>
          <table:table-cell office:value-type="float" office:value="9.4" table:style-name="ce18">
            <text:p>9.4</text:p>
          </table:table-cell>
          <table:table-cell office:value-type="float" office:value="458.5" table:style-name="ce19">
            <text:p>458.5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8).$A$1:TRA0206_(1998).$I$45" table:base-cell-address="TRA0206_(1998).$A$1"/>
          <table:named-range table:name="Print_Titles" table:cell-range-address="TRA0206_(1998).$A$3:TRA0206_(1998).$IV$7" table:base-cell-address="TRA0206_(1998).$A$1"/>
        </table:named-expressions>
      </table:table>
      <table:table table:name="TRA0206_(1997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7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7" table:style-name="ce18">
            <text:p>14.7</text:p>
          </table:table-cell>
          <table:table-cell office:value-type="float" office:value="1.9" table:style-name="ce18">
            <text:p>1.9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7.8" table:style-name="ce19">
            <text:p>17.8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.1" table:style-name="ce54">
              <text:p>6.1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2" table:style-name="ce55">
              <text:p>7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6999999999999993" table:style-name="ce54">
              <text:p>8.7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.6" table:style-name="ce55">
              <text:p>10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1.2" table:style-name="ce18">
            <text:p>41.2</text:p>
          </table:table-cell>
          <table:table-cell office:value-type="float" office:value="5.2" table:style-name="ce18">
            <text:p>5.2</text:p>
          </table:table-cell>
          <table:table-cell office:value-type="float" office:value="3.3" table:style-name="ce18">
            <text:p>3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50.7" table:style-name="ce19">
            <text:p>50.7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3.5" table:style-name="ce54">
              <text:p>13.5</text:p>
            </table:table-cell>
            <table:table-cell office:value-type="float" office:value="1.8" table:style-name="ce54">
              <text:p>1.8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399999999999999" table:style-name="ce55">
              <text:p>16.4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1" table:style-name="ce55">
              <text:p>7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1.9" table:style-name="ce54">
              <text:p>21.9</text:p>
            </table:table-cell>
            <table:table-cell office:value-type="float" office:value="2.7" table:style-name="ce54">
              <text:p>2.7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7.1" table:style-name="ce55">
              <text:p>27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29.5" table:style-name="ce18">
            <text:p>29.5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7.200000000000003" table:style-name="ce19">
            <text:p>37.2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6.8" table:style-name="ce54">
              <text:p>6.8</text:p>
            </table:table-cell>
            <table:table-cell office:value-type="float" office:value="1" table:style-name="ce54">
              <text:p>1.0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8.6999999999999993" table:style-name="ce55">
              <text:p>8.7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4" table:style-name="ce54">
              <text:p>11.4</text:p>
            </table:table-cell>
            <table:table-cell office:value-type="float" office:value="1.5" table:style-name="ce54">
              <text:p>1.5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4.2" table:style-name="ce55">
              <text:p>14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2" table:style-name="ce54">
              <text:p>11.2</text:p>
            </table:table-cell>
            <table:table-cell office:value-type="float" office:value="1.6" table:style-name="ce54">
              <text:p>1.6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3" table:style-name="ce55">
              <text:p>14.3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8.4" table:style-name="ce18">
            <text:p>28.4</text:p>
          </table:table-cell>
          <table:table-cell office:value-type="float" office:value="3.9" table:style-name="ce18">
            <text:p>3.9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6" table:style-name="ce19">
            <text:p>36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5.700000000000003" table:style-name="ce18">
            <text:p>35.7</text:p>
          </table:table-cell>
          <table:table-cell office:value-type="float" office:value="4.8" table:style-name="ce18">
            <text:p>4.8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4.3" table:style-name="ce19">
            <text:p>44.3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9" table:style-name="ce54">
              <text:p>12.9</text:p>
            </table:table-cell>
            <table:table-cell office:value-type="float" office:value="1.7" table:style-name="ce54">
              <text:p>1.7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7" table:style-name="ce55">
              <text:p>15.7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2.8" table:style-name="ce54">
              <text:p>22.8</text:p>
            </table:table-cell>
            <table:table-cell office:value-type="float" office:value="3.1" table:style-name="ce54">
              <text:p>3.1</text:p>
            </table:table-cell>
            <table:table-cell office:value-type="float" office:value="2.4" table:style-name="ce54">
              <text:p>2.4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5" table:style-name="ce54">
              <text:p>0.5</text:p>
            </table:table-cell>
            <table:table-cell office:value-type="float" office:value="28.7" table:style-name="ce55">
              <text:p>28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40.299999999999997" table:style-name="ce18">
            <text:p>40.3</text:p>
          </table:table-cell>
          <table:table-cell office:value-type="float" office:value="5.7" table:style-name="ce18">
            <text:p>5.7</text:p>
          </table:table-cell>
          <table:table-cell office:value-type="float" office:value="3.1" table:style-name="ce18">
            <text:p>3.1</text:p>
          </table:table-cell>
          <table:table-cell office:value-type="float" office:value="0.5" table:style-name="ce18">
            <text:p>0.5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50" table:style-name="ce19">
            <text:p>50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.1" table:style-name="ce18">
            <text:p>26.1</text:p>
          </table:table-cell>
          <table:table-cell office:value-type="float" office:value="3.4" table:style-name="ce18">
            <text:p>3.4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31.7" table:style-name="ce19">
            <text:p>31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4.8" table:style-name="ce18">
            <text:p>64.8</text:p>
          </table:table-cell>
          <table:table-cell office:value-type="float" office:value="8.1" table:style-name="ce18">
            <text:p>8.1</text:p>
          </table:table-cell>
          <table:table-cell office:value-type="float" office:value="3.7" table:style-name="ce18">
            <text:p>3.7</text:p>
          </table:table-cell>
          <table:table-cell office:value-type="float" office:value="0.7" table:style-name="ce18">
            <text:p>0.7</text:p>
          </table:table-cell>
          <table:table-cell office:value-type="float" office:value="0.7" table:style-name="ce18">
            <text:p>0.7</text:p>
          </table:table-cell>
          <table:table-cell office:value-type="float" office:value="1.4" table:style-name="ce18">
            <text:p>1.4</text:p>
          </table:table-cell>
          <table:table-cell office:value-type="float" office:value="78" table:style-name="ce19">
            <text:p>78.0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4.4" table:style-name="ce18">
            <text:p>34.4</text:p>
          </table:table-cell>
          <table:table-cell office:value-type="float" office:value="4.5" table:style-name="ce18">
            <text:p>4.5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2.1" table:style-name="ce19">
            <text:p>42.1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15.2" table:style-name="ce18">
            <text:p>315.2</text:p>
          </table:table-cell>
          <table:table-cell office:value-type="float" office:value="41.5" table:style-name="ce18">
            <text:p>41.5</text:p>
          </table:table-cell>
          <table:table-cell office:value-type="float" office:value="23.2" table:style-name="ce18">
            <text:p>23.2</text:p>
          </table:table-cell>
          <table:table-cell office:value-type="float" office:value="3.6" table:style-name="ce18">
            <text:p>3.6</text:p>
          </table:table-cell>
          <table:table-cell office:value-type="float" office:value="4.3" table:style-name="ce18">
            <text:p>4.3</text:p>
          </table:table-cell>
          <table:table-cell office:value-type="float" office:value="7.9" table:style-name="ce18">
            <text:p>7.9</text:p>
          </table:table-cell>
          <table:table-cell office:value-type="float" office:value="387.8" table:style-name="ce19">
            <text:p>387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9.7" table:style-name="ce18">
            <text:p>19.7</text:p>
          </table:table-cell>
          <table:table-cell office:value-type="float" office:value="2.7" table:style-name="ce18">
            <text:p>2.7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24.2" table:style-name="ce19">
            <text:p>24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0.9" table:style-name="ce18">
            <text:p>30.9</text:p>
          </table:table-cell>
          <table:table-cell office:value-type="float" office:value="4.3" table:style-name="ce18">
            <text:p>4.3</text:p>
          </table:table-cell>
          <table:table-cell office:value-type="float" office:value="2.4" table:style-name="ce18">
            <text:p>2.4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8" table:style-name="ce18">
            <text:p>0.8</text:p>
          </table:table-cell>
          <table:table-cell office:value-type="float" office:value="38.299999999999997" table:style-name="ce19">
            <text:p>38.3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65.8" table:style-name="ce18">
            <text:p>365.8</text:p>
          </table:table-cell>
          <table:table-cell office:value-type="float" office:value="48.6" table:style-name="ce18">
            <text:p>48.6</text:p>
          </table:table-cell>
          <table:table-cell office:value-type="float" office:value="26.9" table:style-name="ce18">
            <text:p>26.9</text:p>
          </table:table-cell>
          <table:table-cell office:value-type="float" office:value="4" table:style-name="ce18">
            <text:p>4.0</text:p>
          </table:table-cell>
          <table:table-cell office:value-type="float" office:value="5.2" table:style-name="ce18">
            <text:p>5.2</text:p>
          </table:table-cell>
          <table:table-cell office:value-type="float" office:value="9.1" table:style-name="ce18">
            <text:p>9.1</text:p>
          </table:table-cell>
          <table:table-cell office:value-type="float" office:value="450.3" table:style-name="ce19">
            <text:p>450.3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7).$A$1:TRA0206_(1997).$I$45" table:base-cell-address="TRA0206_(1997).$A$1"/>
          <table:named-range table:name="Print_Titles" table:cell-range-address="TRA0206_(1997).$A$3:TRA0206_(1997).$IV$7" table:base-cell-address="TRA0206_(1997).$A$1"/>
        </table:named-expressions>
      </table:table>
      <table:table table:name="TRA0206_(1996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6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5" table:style-name="ce18">
            <text:p>14.5</text:p>
          </table:table-cell>
          <table:table-cell office:value-type="float" office:value="1.8" table:style-name="ce18">
            <text:p>1.8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7.399999999999999" table:style-name="ce19">
            <text:p>17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6" table:style-name="ce54">
              <text:p>6.0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1" table:style-name="ce55">
              <text:p>7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5" table:style-name="ce54">
              <text:p>8.5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.4" table:style-name="ce55">
              <text:p>10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40.5" table:style-name="ce18">
            <text:p>40.5</text:p>
          </table:table-cell>
          <table:table-cell office:value-type="float" office:value="5" table:style-name="ce18">
            <text:p>5.0</text:p>
          </table:table-cell>
          <table:table-cell office:value-type="float" office:value="3.2" table:style-name="ce18">
            <text:p>3.2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9.6" table:style-name="ce19">
            <text:p>49.6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3.3" table:style-name="ce54">
              <text:p>13.3</text:p>
            </table:table-cell>
            <table:table-cell office:value-type="float" office:value="1.7" table:style-name="ce54">
              <text:p>1.7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6.100000000000001" table:style-name="ce55">
              <text:p>16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8" table:style-name="ce54">
              <text:p>5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" table:style-name="ce55">
              <text:p>7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1.5" table:style-name="ce54">
              <text:p>21.5</text:p>
            </table:table-cell>
            <table:table-cell office:value-type="float" office:value="2.6" table:style-name="ce54">
              <text:p>2.6</text:p>
            </table:table-cell>
            <table:table-cell office:value-type="float" office:value="2" table:style-name="ce54">
              <text:p>2.0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6.5" table:style-name="ce55">
              <text:p>26.5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29" table:style-name="ce18">
            <text:p>29.0</text:p>
          </table:table-cell>
          <table:table-cell office:value-type="float" office:value="3.9" table:style-name="ce18">
            <text:p>3.9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6.5" table:style-name="ce19">
            <text:p>36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6.7" table:style-name="ce54">
              <text:p>6.7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8.5" table:style-name="ce55">
              <text:p>8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1.2" table:style-name="ce54">
              <text:p>11.2</text:p>
            </table:table-cell>
            <table:table-cell office:value-type="float" office:value="1.4" table:style-name="ce54">
              <text:p>1.4</text:p>
            </table:table-cell>
            <table:table-cell office:value-type="float" office:value="1" table:style-name="ce54">
              <text:p>1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3.9" table:style-name="ce55">
              <text:p>13.9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1.1" table:style-name="ce54">
              <text:p>11.1</text:p>
            </table:table-cell>
            <table:table-cell office:value-type="float" office:value="1.5" table:style-name="ce54">
              <text:p>1.5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1" table:style-name="ce55">
              <text:p>14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7.9" table:style-name="ce18">
            <text:p>27.9</text:p>
          </table:table-cell>
          <table:table-cell office:value-type="float" office:value="3.7" table:style-name="ce18">
            <text:p>3.7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5.200000000000003" table:style-name="ce19">
            <text:p>35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5.1" table:style-name="ce18">
            <text:p>35.1</text:p>
          </table:table-cell>
          <table:table-cell office:value-type="float" office:value="4.5" table:style-name="ce18">
            <text:p>4.5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3.4" table:style-name="ce19">
            <text:p>43.4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8" table:style-name="ce54">
              <text:p>12.8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5" table:style-name="ce55">
              <text:p>15.5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2.3" table:style-name="ce54">
              <text:p>22.3</text:p>
            </table:table-cell>
            <table:table-cell office:value-type="float" office:value="2.9" table:style-name="ce54">
              <text:p>2.9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7.9" table:style-name="ce55">
              <text:p>27.9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39.6" table:style-name="ce18">
            <text:p>39.6</text:p>
          </table:table-cell>
          <table:table-cell office:value-type="float" office:value="5.4" table:style-name="ce18">
            <text:p>5.4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8.9" table:style-name="ce19">
            <text:p>48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6" table:style-name="ce18">
            <text:p>26.0</text:p>
          </table:table-cell>
          <table:table-cell office:value-type="float" office:value="3.3" table:style-name="ce18">
            <text:p>3.3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31.5" table:style-name="ce19">
            <text:p>31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3.6" table:style-name="ce18">
            <text:p>63.6</text:p>
          </table:table-cell>
          <table:table-cell office:value-type="float" office:value="7.7" table:style-name="ce18">
            <text:p>7.7</text:p>
          </table:table-cell>
          <table:table-cell office:value-type="float" office:value="3.6" table:style-name="ce18">
            <text:p>3.6</text:p>
          </table:table-cell>
          <table:table-cell office:value-type="float" office:value="0.7" table:style-name="ce18">
            <text:p>0.7</text:p>
          </table:table-cell>
          <table:table-cell office:value-type="float" office:value="0.7" table:style-name="ce18">
            <text:p>0.7</text:p>
          </table:table-cell>
          <table:table-cell office:value-type="float" office:value="1.3" table:style-name="ce18">
            <text:p>1.3</text:p>
          </table:table-cell>
          <table:table-cell office:value-type="float" office:value="76.2" table:style-name="ce19">
            <text:p>76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3.9" table:style-name="ce18">
            <text:p>33.9</text:p>
          </table:table-cell>
          <table:table-cell office:value-type="float" office:value="4.3" table:style-name="ce18">
            <text:p>4.3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1.3" table:style-name="ce19">
            <text:p>41.3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10.2" table:style-name="ce18">
            <text:p>310.2</text:p>
          </table:table-cell>
          <table:table-cell office:value-type="float" office:value="39.6" table:style-name="ce18">
            <text:p>39.6</text:p>
          </table:table-cell>
          <table:table-cell office:value-type="float" office:value="22.6" table:style-name="ce18">
            <text:p>22.6</text:p>
          </table:table-cell>
          <table:table-cell office:value-type="float" office:value="3.4" table:style-name="ce18">
            <text:p>3.4</text:p>
          </table:table-cell>
          <table:table-cell office:value-type="float" office:value="4.2" table:style-name="ce18">
            <text:p>4.2</text:p>
          </table:table-cell>
          <table:table-cell office:value-type="float" office:value="7.6" table:style-name="ce18">
            <text:p>7.6</text:p>
          </table:table-cell>
          <table:table-cell office:value-type="float" office:value="379.9" table:style-name="ce19">
            <text:p>379.9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9.3" table:style-name="ce18">
            <text:p>19.3</text:p>
          </table:table-cell>
          <table:table-cell office:value-type="float" office:value="2.6" table:style-name="ce18">
            <text:p>2.6</text:p>
          </table:table-cell>
          <table:table-cell office:value-type="float" office:value="1.3" table:style-name="ce18">
            <text:p>1.3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23.6" table:style-name="ce19">
            <text:p>23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30.4" table:style-name="ce18">
            <text:p>30.4</text:p>
          </table:table-cell>
          <table:table-cell office:value-type="float" office:value="4" table:style-name="ce18">
            <text:p>4.0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8" table:style-name="ce18">
            <text:p>0.8</text:p>
          </table:table-cell>
          <table:table-cell office:value-type="float" office:value="37.5" table:style-name="ce19">
            <text:p>37.5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59.9" table:style-name="ce18">
            <text:p>359.9</text:p>
          </table:table-cell>
          <table:table-cell office:value-type="float" office:value="46.2" table:style-name="ce18">
            <text:p>46.2</text:p>
          </table:table-cell>
          <table:table-cell office:value-type="float" office:value="26.2" table:style-name="ce18">
            <text:p>26.2</text:p>
          </table:table-cell>
          <table:table-cell office:value-type="float" office:value="3.8" table:style-name="ce18">
            <text:p>3.8</text:p>
          </table:table-cell>
          <table:table-cell office:value-type="float" office:value="5" table:style-name="ce18">
            <text:p>5.0</text:p>
          </table:table-cell>
          <table:table-cell office:value-type="float" office:value="8.8000000000000007" table:style-name="ce18">
            <text:p>8.8</text:p>
          </table:table-cell>
          <table:table-cell office:value-type="float" office:value="441.1" table:style-name="ce19">
            <text:p>441.1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6).$A$1:TRA0206_(1996).$I$45" table:base-cell-address="TRA0206_(1996).$A$1"/>
          <table:named-range table:name="Print_Titles" table:cell-range-address="TRA0206_(1996).$A$3:TRA0206_(1996).$IV$7" table:base-cell-address="TRA0206_(1996).$A$1"/>
        </table:named-expressions>
      </table:table>
      <table:table table:name="TRA0206_(1995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5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.2" table:style-name="ce18">
            <text:p>14.2</text:p>
          </table:table-cell>
          <table:table-cell office:value-type="float" office:value="1.7" table:style-name="ce18">
            <text:p>1.7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7.100000000000001" table:style-name="ce19">
            <text:p>17.1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9" table:style-name="ce54">
              <text:p>5.9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" table:style-name="ce55">
              <text:p>7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3000000000000007" table:style-name="ce54">
              <text:p>8.3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.1" table:style-name="ce55">
              <text:p>10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39.6" table:style-name="ce18">
            <text:p>39.6</text:p>
          </table:table-cell>
          <table:table-cell office:value-type="float" office:value="4.8" table:style-name="ce18">
            <text:p>4.8</text:p>
          </table:table-cell>
          <table:table-cell office:value-type="float" office:value="3.1" table:style-name="ce18">
            <text:p>3.1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0.9" table:style-name="ce18">
            <text:p>0.9</text:p>
          </table:table-cell>
          <table:table-cell office:value-type="float" office:value="48.4" table:style-name="ce19">
            <text:p>48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3" table:style-name="ce54">
              <text:p>13.0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8" table:style-name="ce55">
              <text:p>15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7" table:style-name="ce54">
              <text:p>5.7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6.9" table:style-name="ce55">
              <text:p>6.9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0.9" table:style-name="ce54">
              <text:p>20.9</text:p>
            </table:table-cell>
            <table:table-cell office:value-type="float" office:value="2.5" table:style-name="ce54">
              <text:p>2.5</text:p>
            </table:table-cell>
            <table:table-cell office:value-type="float" office:value="2" table:style-name="ce54">
              <text:p>2.0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5.7" table:style-name="ce55">
              <text:p>25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28.2" table:style-name="ce18">
            <text:p>28.2</text:p>
          </table:table-cell>
          <table:table-cell office:value-type="float" office:value="3.8" table:style-name="ce18">
            <text:p>3.8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5.5" table:style-name="ce19">
            <text:p>35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6.5" table:style-name="ce54">
              <text:p>6.5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8.3000000000000007" table:style-name="ce55">
              <text:p>8.3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0.9" table:style-name="ce54">
              <text:p>10.9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3.5" table:style-name="ce55">
              <text:p>13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0.8" table:style-name="ce54">
              <text:p>10.8</text:p>
            </table:table-cell>
            <table:table-cell office:value-type="float" office:value="1.5" table:style-name="ce54">
              <text:p>1.5</text:p>
            </table:table-cell>
            <table:table-cell office:value-type="float" office:value="1.2" table:style-name="ce54">
              <text:p>1.2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3.7" table:style-name="ce55">
              <text:p>13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7.1" table:style-name="ce18">
            <text:p>27.1</text:p>
          </table:table-cell>
          <table:table-cell office:value-type="float" office:value="3.6" table:style-name="ce18">
            <text:p>3.6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4.1" table:style-name="ce19">
            <text:p>34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4.200000000000003" table:style-name="ce18">
            <text:p>34.2</text:p>
          </table:table-cell>
          <table:table-cell office:value-type="float" office:value="4.3" table:style-name="ce18">
            <text:p>4.3</text:p>
          </table:table-cell>
          <table:table-cell office:value-type="float" office:value="2.9" table:style-name="ce18">
            <text:p>2.9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2.3" table:style-name="ce19">
            <text:p>42.3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7" table:style-name="ce54">
              <text:p>12.7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.4" table:style-name="ce54">
              <text:p>0.4</text:p>
            </table:table-cell>
            <table:table-cell office:value-type="float" office:value="15.3" table:style-name="ce55">
              <text:p>15.3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1.5" table:style-name="ce54">
              <text:p>21.5</text:p>
            </table:table-cell>
            <table:table-cell office:value-type="float" office:value="2.8" table:style-name="ce54">
              <text:p>2.8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7" table:style-name="ce55">
              <text:p>27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38.6" table:style-name="ce18">
            <text:p>38.6</text:p>
          </table:table-cell>
          <table:table-cell office:value-type="float" office:value="5.0999999999999996" table:style-name="ce18">
            <text:p>5.1</text:p>
          </table:table-cell>
          <table:table-cell office:value-type="float" office:value="3" table:style-name="ce18">
            <text:p>3.0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7.6" table:style-name="ce19">
            <text:p>47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8" table:style-name="ce18">
            <text:p>25.8</text:p>
          </table:table-cell>
          <table:table-cell office:value-type="float" office:value="3.4" table:style-name="ce18">
            <text:p>3.4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.1000000000000001" table:style-name="ce18">
            <text:p>1.1</text:p>
          </table:table-cell>
          <table:table-cell office:value-type="float" office:value="31.2" table:style-name="ce19">
            <text:p>31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1.7" table:style-name="ce18">
            <text:p>61.7</text:p>
          </table:table-cell>
          <table:table-cell office:value-type="float" office:value="7.3" table:style-name="ce18">
            <text:p>7.3</text:p>
          </table:table-cell>
          <table:table-cell office:value-type="float" office:value="3.5" table:style-name="ce18">
            <text:p>3.5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73.8" table:style-name="ce19">
            <text:p>73.8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3.1" table:style-name="ce18">
            <text:p>33.1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40.299999999999997" table:style-name="ce19">
            <text:p>40.3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302.60000000000002" table:style-name="ce18">
            <text:p>302.6</text:p>
          </table:table-cell>
          <table:table-cell office:value-type="float" office:value="38.200000000000003" table:style-name="ce18">
            <text:p>38.2</text:p>
          </table:table-cell>
          <table:table-cell office:value-type="float" office:value="22" table:style-name="ce18">
            <text:p>22.0</text:p>
          </table:table-cell>
          <table:table-cell office:value-type="float" office:value="3.4" table:style-name="ce18">
            <text:p>3.4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7.4" table:style-name="ce18">
            <text:p>7.4</text:p>
          </table:table-cell>
          <table:table-cell office:value-type="float" office:value="370.2" table:style-name="ce19">
            <text:p>370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8.899999999999999" table:style-name="ce18">
            <text:p>18.9</text:p>
          </table:table-cell>
          <table:table-cell office:value-type="float" office:value="2.5" table:style-name="ce18">
            <text:p>2.5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23.1" table:style-name="ce19">
            <text:p>23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29.6" table:style-name="ce18">
            <text:p>29.6</text:p>
          </table:table-cell>
          <table:table-cell office:value-type="float" office:value="3.8" table:style-name="ce18">
            <text:p>3.8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2" table:style-name="ce18">
            <text:p>0.2</text:p>
          </table:table-cell>
          <table:table-cell office:value-type="float" office:value="0.6" table:style-name="ce18">
            <text:p>0.6</text:p>
          </table:table-cell>
          <table:table-cell office:value-type="float" office:value="0.8" table:style-name="ce18">
            <text:p>0.8</text:p>
          </table:table-cell>
          <table:table-cell office:value-type="float" office:value="36.5" table:style-name="ce19">
            <text:p>36.5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51.1" table:style-name="ce18">
            <text:p>351.1</text:p>
          </table:table-cell>
          <table:table-cell office:value-type="float" office:value="44.5" table:style-name="ce18">
            <text:p>44.5</text:p>
          </table:table-cell>
          <table:table-cell office:value-type="float" office:value="25.4" table:style-name="ce18">
            <text:p>25.4</text:p>
          </table:table-cell>
          <table:table-cell office:value-type="float" office:value="3.7" table:style-name="ce18">
            <text:p>3.7</text:p>
          </table:table-cell>
          <table:table-cell office:value-type="float" office:value="4.9000000000000004" table:style-name="ce18">
            <text:p>4.9</text:p>
          </table:table-cell>
          <table:table-cell office:value-type="float" office:value="8.6" table:style-name="ce18">
            <text:p>8.6</text:p>
          </table:table-cell>
          <table:table-cell office:value-type="float" office:value="429.7" table:style-name="ce19">
            <text:p>429.7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5).$A$1:TRA0206_(1995).$I$45" table:base-cell-address="TRA0206_(1995).$A$1"/>
          <table:named-range table:name="Print_Titles" table:cell-range-address="TRA0206_(1995).$A$3:TRA0206_(1995).$IV$7" table:base-cell-address="TRA0206_(1995).$A$1"/>
        </table:named-expressions>
      </table:table>
      <table:table table:name="TRA0206_(1994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4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4" table:style-name="ce18">
            <text:p>14.0</text:p>
          </table:table-cell>
          <table:table-cell office:value-type="float" office:value="1.7" table:style-name="ce18">
            <text:p>1.7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6.8" table:style-name="ce19">
            <text:p>16.8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8" table:style-name="ce54">
              <text:p>5.8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6.9" table:style-name="ce55">
              <text:p>6.9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.1999999999999993" table:style-name="ce54">
              <text:p>8.2</text:p>
            </table:table-cell>
            <table:table-cell office:value-type="float" office:value="1" table:style-name="ce54">
              <text:p>1.0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0" table:style-name="ce55">
              <text:p>10.0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38.799999999999997" table:style-name="ce18">
            <text:p>38.8</text:p>
          </table:table-cell>
          <table:table-cell office:value-type="float" office:value="4.7" table:style-name="ce18">
            <text:p>4.7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7.4" table:style-name="ce19">
            <text:p>47.4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2.7" table:style-name="ce54">
              <text:p>12.7</text:p>
            </table:table-cell>
            <table:table-cell office:value-type="float" office:value="1.6" table:style-name="ce54">
              <text:p>1.6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5" table:style-name="ce55">
              <text:p>15.5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6" table:style-name="ce54">
              <text:p>5.6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6.8" table:style-name="ce55">
              <text:p>6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0.399999999999999" table:style-name="ce54">
              <text:p>20.4</text:p>
            </table:table-cell>
            <table:table-cell office:value-type="float" office:value="2.4" table:style-name="ce54">
              <text:p>2.4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5.1" table:style-name="ce55">
              <text:p>25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27.7" table:style-name="ce18">
            <text:p>27.7</text:p>
          </table:table-cell>
          <table:table-cell office:value-type="float" office:value="3.7" table:style-name="ce18">
            <text:p>3.7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4.700000000000003" table:style-name="ce19">
            <text:p>34.7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6.4" table:style-name="ce54">
              <text:p>6.4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8.1" table:style-name="ce55">
              <text:p>8.1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0.7" table:style-name="ce54">
              <text:p>10.7</text:p>
            </table:table-cell>
            <table:table-cell office:value-type="float" office:value="1.4" table:style-name="ce54">
              <text:p>1.4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3.2" table:style-name="ce55">
              <text:p>13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0.6" table:style-name="ce54">
              <text:p>10.6</text:p>
            </table:table-cell>
            <table:table-cell office:value-type="float" office:value="1.4" table:style-name="ce54">
              <text:p>1.4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3.4" table:style-name="ce55">
              <text:p>13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6.6" table:style-name="ce18">
            <text:p>26.6</text:p>
          </table:table-cell>
          <table:table-cell office:value-type="float" office:value="3.5" table:style-name="ce18">
            <text:p>3.5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3.4" table:style-name="ce19">
            <text:p>33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3.6" table:style-name="ce18">
            <text:p>33.6</text:p>
          </table:table-cell>
          <table:table-cell office:value-type="float" office:value="4.2" table:style-name="ce18">
            <text:p>4.2</text:p>
          </table:table-cell>
          <table:table-cell office:value-type="float" office:value="2.8" table:style-name="ce18">
            <text:p>2.8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1.4" table:style-name="ce19">
            <text:p>41.4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5" table:style-name="ce54">
              <text:p>12.5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" table:style-name="ce55">
              <text:p>15.0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1.1" table:style-name="ce54">
              <text:p>21.1</text:p>
            </table:table-cell>
            <table:table-cell office:value-type="float" office:value="2.7" table:style-name="ce54">
              <text:p>2.7</text:p>
            </table:table-cell>
            <table:table-cell office:value-type="float" office:value="2.2000000000000002" table:style-name="ce54">
              <text:p>2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6.4" table:style-name="ce55">
              <text:p>26.4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37.9" table:style-name="ce18">
            <text:p>37.9</text:p>
          </table:table-cell>
          <table:table-cell office:value-type="float" office:value="5" table:style-name="ce18">
            <text:p>5.0</text:p>
          </table:table-cell>
          <table:table-cell office:value-type="float" office:value="2.9" table:style-name="ce18">
            <text:p>2.9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6.6" table:style-name="ce19">
            <text:p>46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9" table:style-name="ce18">
            <text:p>25.9</text:p>
          </table:table-cell>
          <table:table-cell office:value-type="float" office:value="3.2" table:style-name="ce18">
            <text:p>3.2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" table:style-name="ce18">
            <text:p>1.0</text:p>
          </table:table-cell>
          <table:table-cell office:value-type="float" office:value="31.1" table:style-name="ce19">
            <text:p>31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60.5" table:style-name="ce18">
            <text:p>60.5</text:p>
          </table:table-cell>
          <table:table-cell office:value-type="float" office:value="7.2" table:style-name="ce18">
            <text:p>7.2</text:p>
          </table:table-cell>
          <table:table-cell office:value-type="float" office:value="3.4" table:style-name="ce18">
            <text:p>3.4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72.2" table:style-name="ce19">
            <text:p>72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2.5" table:style-name="ce18">
            <text:p>32.5</text:p>
          </table:table-cell>
          <table:table-cell office:value-type="float" office:value="4" table:style-name="ce18">
            <text:p>4.0</text:p>
          </table:table-cell>
          <table:table-cell office:value-type="float" office:value="2.1" table:style-name="ce18">
            <text:p>2.1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39.4" table:style-name="ce19">
            <text:p>39.4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297.39999999999998" table:style-name="ce18">
            <text:p>297.4</text:p>
          </table:table-cell>
          <table:table-cell office:value-type="float" office:value="37.1" table:style-name="ce18">
            <text:p>37.1</text:p>
          </table:table-cell>
          <table:table-cell office:value-type="float" office:value="21.4" table:style-name="ce18">
            <text:p>21.4</text:p>
          </table:table-cell>
          <table:table-cell office:value-type="float" office:value="3.4" table:style-name="ce18">
            <text:p>3.4</text:p>
          </table:table-cell>
          <table:table-cell office:value-type="float" office:value="3.8" table:style-name="ce18">
            <text:p>3.8</text:p>
          </table:table-cell>
          <table:table-cell office:value-type="float" office:value="7.2" table:style-name="ce18">
            <text:p>7.2</text:p>
          </table:table-cell>
          <table:table-cell office:value-type="float" office:value="363.2" table:style-name="ce19">
            <text:p>363.2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8.600000000000001" table:style-name="ce18">
            <text:p>18.6</text:p>
          </table:table-cell>
          <table:table-cell office:value-type="float" office:value="2.4" table:style-name="ce18">
            <text:p>2.4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4" table:style-name="ce18">
            <text:p>0.4</text:p>
          </table:table-cell>
          <table:table-cell office:value-type="float" office:value="22.6" table:style-name="ce19">
            <text:p>22.6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29.1" table:style-name="ce18">
            <text:p>29.1</text:p>
          </table:table-cell>
          <table:table-cell office:value-type="float" office:value="3.7" table:style-name="ce18">
            <text:p>3.7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0.7" table:style-name="ce18">
            <text:p>0.7</text:p>
          </table:table-cell>
          <table:table-cell office:value-type="float" office:value="35.799999999999997" table:style-name="ce19">
            <text:p>35.8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45" table:style-name="ce18">
            <text:p>345.0</text:p>
          </table:table-cell>
          <table:table-cell office:value-type="float" office:value="43.3" table:style-name="ce18">
            <text:p>43.3</text:p>
          </table:table-cell>
          <table:table-cell office:value-type="float" office:value="24.8" table:style-name="ce18">
            <text:p>24.8</text:p>
          </table:table-cell>
          <table:table-cell office:value-type="float" office:value="3.8" table:style-name="ce18">
            <text:p>3.8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8.4" table:style-name="ce18">
            <text:p>8.4</text:p>
          </table:table-cell>
          <table:table-cell office:value-type="float" office:value="421.5" table:style-name="ce19">
            <text:p>421.5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4).$A$1:TRA0206_(1994).$I$45" table:base-cell-address="TRA0206_(1994).$A$1"/>
          <table:named-range table:name="Print_Titles" table:cell-range-address="TRA0206_(1994).$A$3:TRA0206_(1994).$IV$7" table:base-cell-address="TRA0206_(1994).$A$1"/>
        </table:named-expressions>
      </table:table>
      <table:table table:name="TRA0206_(1993)" table:style-name="ta1">
        <table:table-column table:style-name="co1" table:default-cell-style-name="ce20"/>
        <table:table-column table:style-name="co2" table:default-cell-style-name="ce37"/>
        <table:table-column table:style-name="co3" table:default-cell-style-name="ce38"/>
        <table:table-column table:style-name="co3" table:default-cell-style-name="ce20"/>
        <table:table-column table:style-name="co5" table:default-cell-style-name="ce20"/>
        <table:table-column table:style-name="co6" table:default-cell-style-name="ce20"/>
        <table:table-column table:style-name="co3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number-columns-repeated="123" table:default-cell-style-name="ce20"/>
        <table:table-column table:style-name="co9" table:number-columns-repeated="16251" table:default-cell-style-name="ce2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Traffic (www.gov.uk/government/organisations/department-for-transport/series/road-traffic-statistics)</text:p>
          </table:table-cell>
          <table:table-cell table:number-columns-repeated="2" table:style-name="ce4"/>
          <table:table-cell table:style-name="ce40"/>
          <table:table-cell table:number-columns-repeated="16380" table:style-name="ce4"/>
        </table:table-row>
        <table:table-row table:style-name="ro3">
          <table:table-cell office:value-type="string" table:style-name="ce5">
            <text:p>Table TRA0206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5">
            <text:p>Road traffic (vehicle kilometres) by vehicle type and region and country in Great Britain, annual 1993</text:p>
          </table:table-cell>
          <table:table-cell table:number-columns-repeated="3" table:style-name="ce6"/>
          <table:table-cell table:number-columns-repeated="3" table:style-name="ce44"/>
          <table:table-cell table:number-columns-repeated="2" table:style-name="ce6"/>
          <table:table-cell table:number-columns-repeated="16375" table:style-name="ce3"/>
        </table:table-row>
        <table:table-row table:style-name="ro5">
          <table:table-cell table:number-columns-repeated="2" table:style-name="ce8"/>
          <table:table-cell table:number-columns-repeated="6" table:style-name="ce9"/>
          <table:table-cell office:value-type="string" table:style-name="ce10">
            <text:p>Billion vehicle kilometres</text:p>
          </table:table-cell>
          <table:table-cell table:number-columns-repeated="16375" table:style-name="ce4"/>
        </table:table-row>
        <table:table-row table:style-name="ro5">
          <table:table-cell table:number-columns-repeated="2" table:style-name="ce11"/>
          <table:table-cell table:number-columns-repeated="3" table:style-name="ce12"/>
          <table:table-cell office:value-type="string" table:number-columns-spanned="3" table:number-rows-spanned="1" table:style-name="ce42">
            <text:p>Other Vehicles</text:p>
          </table:table-cell>
          <table:covered-table-cell table:number-columns-repeated="2"/>
          <table:table-cell table:style-name="ce12"/>
          <table:table-cell table:number-columns-repeated="16375" table:style-name="ce4"/>
        </table:table-row>
        <table:table-row table:style-name="ro6">
          <table:table-cell table:style-name="ce13"/>
          <table:table-cell table:style-name="ce14"/>
          <table:table-cell office:value-type="string" table:style-name="ce52">
            <text:p>Cars and taxis</text:p>
          </table:table-cell>
          <table:table-cell office:value-type="string" table:style-name="ce52">
            <text:p>Light</text:p>
            <text:p>vans<text:s/><text:span text:style-name="T1">1</text:span></text:p>
          </table:table-cell>
          <table:table-cell office:value-type="string" table:style-name="ce52">
            <text:p>Goods vehicles<text:s/><text:span text:style-name="T1">2</text:span></text:p>
          </table:table-cell>
          <table:table-cell office:value-type="string" table:style-name="ce52">
            <text:p>Motorcycles</text:p>
          </table:table-cell>
          <table:table-cell office:value-type="string" table:style-name="ce52">
            <text:p>Buses &amp; Coaches</text:p>
          </table:table-cell>
          <table:table-cell office:value-type="string" table:style-name="ce14">
            <text:p>Total<text:s/><text:span text:style-name="T1">3</text:span></text:p>
          </table:table-cell>
          <table:table-cell office:value-type="string" table:style-name="ce52">
            <text:p>All motor vehicles</text:p>
          </table:table-cell>
          <table:table-cell table:number-columns-repeated="16375" table:style-name="ce4"/>
        </table:table-row>
        <table:table-row table:style-name="ro7">
          <table:table-cell office:value-type="string" table:style-name="ce53">
            <text:p>North East</text:p>
          </table:table-cell>
          <table:table-cell office:value-type="float" office:value="4" table:style-name="ce17">
            <text:p>4</text:p>
          </table:table-cell>
          <table:table-cell office:value-type="float" office:value="13.7" table:style-name="ce18">
            <text:p>13.7</text:p>
          </table:table-cell>
          <table:table-cell office:value-type="float" office:value="1.6" table:style-name="ce18">
            <text:p>1.6</text:p>
          </table:table-cell>
          <table:table-cell office:value-type="float" office:value="0.8" table:style-name="ce18">
            <text:p>0.8</text:p>
          </table:table-cell>
          <table:table-cell office:value-type="float" office:value="0.1" table:style-name="ce18">
            <text:p>0.1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16.5" table:style-name="ce19">
            <text:p>16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5.7" table:style-name="ce54">
              <text:p>5.7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6.8" table:style-name="ce55">
              <text:p>6.8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8" table:style-name="ce54">
              <text:p>8.0</text:p>
            </table:table-cell>
            <table:table-cell office:value-type="float" office:value="1" table:style-name="ce54">
              <text:p>1.0</text:p>
            </table:table-cell>
            <table:table-cell office:value-type="float" office:value="0.5" table:style-name="ce54">
              <text:p>0.5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9.6999999999999993" table:style-name="ce55">
              <text:p>9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North West</text:p>
          </table:table-cell>
          <table:table-cell office:value-type="float" office:value="4" table:style-name="ce17">
            <text:p>4</text:p>
          </table:table-cell>
          <table:table-cell office:value-type="float" office:value="38.200000000000003" table:style-name="ce18">
            <text:p>38.2</text:p>
          </table:table-cell>
          <table:table-cell office:value-type="float" office:value="4.5" table:style-name="ce18">
            <text:p>4.5</text:p>
          </table:table-cell>
          <table:table-cell office:value-type="float" office:value="3" table:style-name="ce18">
            <text:p>3.0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9" table:style-name="ce18">
            <text:p>0.9</text:p>
          </table:table-cell>
          <table:table-cell office:value-type="float" office:value="46.5" table:style-name="ce19">
            <text:p>46.5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12.6" table:style-name="ce54">
              <text:p>12.6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8" table:style-name="ce54">
              <text:p>0.8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5.2" table:style-name="ce55">
              <text:p>15.2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5.6" table:style-name="ce54">
              <text:p>5.6</text:p>
            </table:table-cell>
            <table:table-cell office:value-type="float" office:value="0.7" table:style-name="ce54">
              <text:p>0.7</text:p>
            </table:table-cell>
            <table:table-cell office:value-type="float" office:value="0.3" table:style-name="ce54">
              <text:p>0.3</text:p>
            </table:table-cell>
            <table:table-cell office:value-type="float" office:value="0" table:style-name="ce54">
              <text:p>0.0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6.7" table:style-name="ce55">
              <text:p>6.7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20.100000000000001" table:style-name="ce54">
              <text:p>20.1</text:p>
            </table:table-cell>
            <table:table-cell office:value-type="float" office:value="2.2999999999999998" table:style-name="ce54">
              <text:p>2.3</text:p>
            </table:table-cell>
            <table:table-cell office:value-type="float" office:value="1.9" table:style-name="ce54">
              <text:p>1.9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4.6" table:style-name="ce55">
              <text:p>24.6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Yorkshire and the Humber</text:p>
          </table:table-cell>
          <table:table-cell office:value-type="float" office:value="4" table:style-name="ce17">
            <text:p>4</text:p>
          </table:table-cell>
          <table:table-cell office:value-type="float" office:value="27.2" table:style-name="ce18">
            <text:p>27.2</text:p>
          </table:table-cell>
          <table:table-cell office:value-type="float" office:value="3.5" table:style-name="ce18">
            <text:p>3.5</text:p>
          </table:table-cell>
          <table:table-cell office:value-type="float" office:value="2.6" table:style-name="ce18">
            <text:p>2.6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0.7" table:style-name="ce18">
            <text:p>0.7</text:p>
          </table:table-cell>
          <table:table-cell office:value-type="float" office:value="34" table:style-name="ce19">
            <text:p>34.0</text:p>
          </table:table-cell>
          <table:table-cell table:number-columns-repeated="16375" table:style-name="ce47"/>
        </table:table-row>
        <table:table-row-group table:display="false">
          <table:table-row table:style-name="ro8" table:visibility="collapse">
            <table:table-cell office:value-type="string" table:style-name="ce21">
              <text:p>of which:</text:p>
            </table:table-cell>
            <table:table-cell table:style-name="ce17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6.3" table:style-name="ce54">
              <text:p>6.3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7.9" table:style-name="ce55">
              <text:p>7.9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10.5" table:style-name="ce54">
              <text:p>10.5</text:p>
            </table:table-cell>
            <table:table-cell office:value-type="float" office:value="1.3" table:style-name="ce54">
              <text:p>1.3</text:p>
            </table:table-cell>
            <table:table-cell office:value-type="float" office:value="0.9" table:style-name="ce54">
              <text:p>0.9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13" table:style-name="ce55">
              <text:p>13.0</text:p>
            </table:table-cell>
            <table:table-cell table:number-columns-repeated="16375" table:style-name="ce47"/>
          </table:table-row>
          <table:table-row table:style-name="ro8" table:visibility="collapse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10.3" table:style-name="ce54">
              <text:p>10.3</text:p>
            </table:table-cell>
            <table:table-cell office:value-type="float" office:value="1.4" table:style-name="ce54">
              <text:p>1.4</text:p>
            </table:table-cell>
            <table:table-cell office:value-type="float" office:value="1.1000000000000001" table:style-name="ce54">
              <text:p>1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3.1" table:style-name="ce55">
              <text:p>13.1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Midlands</text:p>
          </table:table-cell>
          <table:table-cell table:style-name="ce17"/>
          <table:table-cell office:value-type="float" office:value="26.1" table:style-name="ce18">
            <text:p>26.1</text:p>
          </table:table-cell>
          <table:table-cell office:value-type="float" office:value="3.4" table:style-name="ce18">
            <text:p>3.4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office:value-type="float" office:value="32.700000000000003" table:style-name="ce19">
            <text:p>32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est Midlands</text:p>
          </table:table-cell>
          <table:table-cell office:value-type="float" office:value="4" table:style-name="ce17">
            <text:p>4</text:p>
          </table:table-cell>
          <table:table-cell office:value-type="float" office:value="33" table:style-name="ce18">
            <text:p>33.0</text:p>
          </table:table-cell>
          <table:table-cell office:value-type="float" office:value="4.0999999999999996" table:style-name="ce18">
            <text:p>4.1</text:p>
          </table:table-cell>
          <table:table-cell office:value-type="float" office:value="2.7" table:style-name="ce18">
            <text:p>2.7</text:p>
          </table:table-cell>
          <table:table-cell office:value-type="float" office:value="0.3" table:style-name="ce18">
            <text:p>0.3</text:p>
          </table:table-cell>
          <table:table-cell office:value-type="float" office:value="0.5" table:style-name="ce18">
            <text:p>0.5</text:p>
          </table:table-cell>
          <table:table-cell office:value-type="float" office:value="0.8" table:style-name="ce18">
            <text:p>0.8</text:p>
          </table:table-cell>
          <table:table-cell office:value-type="float" office:value="40.5" table:style-name="ce19">
            <text:p>40.5</text:p>
          </table:table-cell>
          <table:table-cell table:number-columns-repeated="16375" table:style-name="ce47"/>
        </table:table-row>
        <table:table-row-group table:display="false">
          <table:table-row table:style-name="ro2" table:visibility="collapse">
            <table:table-cell office:value-type="string" table:style-name="ce21">
              <text:p>of which:</text:p>
            </table:table-cell>
            <table:table-cell table:style-name="ce24"/>
            <table:table-cell table:number-columns-repeated="6" table:style-name="ce18"/>
            <table:table-cell table:style-name="ce19"/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12.4" table:style-name="ce54">
              <text:p>12.4</text:p>
            </table:table-cell>
            <table:table-cell office:value-type="float" office:value="1.5" table:style-name="ce54">
              <text:p>1.5</text:p>
            </table:table-cell>
            <table:table-cell office:value-type="float" office:value="0.6" table:style-name="ce54">
              <text:p>0.6</text:p>
            </table:table-cell>
            <table:table-cell office:value-type="float" office:value="0.1" table:style-name="ce54">
              <text:p>0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3" table:style-name="ce54">
              <text:p>0.3</text:p>
            </table:table-cell>
            <table:table-cell office:value-type="float" office:value="14.8" table:style-name="ce55">
              <text:p>14.8</text:p>
            </table:table-cell>
            <table:table-cell table:number-columns-repeated="16375" table:style-name="ce47"/>
          </table:table-row>
          <table:table-row table:style-name="ro2" table:visibility="collapse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20.6" table:style-name="ce54">
              <text:p>20.6</text:p>
            </table:table-cell>
            <table:table-cell office:value-type="float" office:value="2.6" table:style-name="ce54">
              <text:p>2.6</text:p>
            </table:table-cell>
            <table:table-cell office:value-type="float" office:value="2.1" table:style-name="ce54">
              <text:p>2.1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2" table:style-name="ce54">
              <text:p>0.2</text:p>
            </table:table-cell>
            <table:table-cell office:value-type="float" office:value="0.4" table:style-name="ce54">
              <text:p>0.4</text:p>
            </table:table-cell>
            <table:table-cell office:value-type="float" office:value="25.7" table:style-name="ce55">
              <text:p>25.7</text:p>
            </table:table-cell>
            <table:table-cell table:number-columns-repeated="16375" table:style-name="ce47"/>
          </table:table-row>
        </table:table-row-group>
        <table:table-row table:style-name="ro9">
          <table:table-cell office:value-type="string" table:style-name="ce53">
            <text:p>East of England</text:p>
          </table:table-cell>
          <table:table-cell table:style-name="ce24"/>
          <table:table-cell office:value-type="float" office:value="37" table:style-name="ce18">
            <text:p>37.0</text:p>
          </table:table-cell>
          <table:table-cell office:value-type="float" office:value="4.8" table:style-name="ce18">
            <text:p>4.8</text:p>
          </table:table-cell>
          <table:table-cell office:value-type="float" office:value="2.8" table:style-name="ce18">
            <text:p>2.8</text:p>
          </table:table-cell>
          <table:table-cell office:value-type="float" office:value="0.4" table:style-name="ce18">
            <text:p>0.4</text:p>
          </table:table-cell>
          <table:table-cell office:value-type="float" office:value="0.4" table:style-name="ce18">
            <text:p>0.4</text:p>
          </table:table-cell>
          <table:table-cell office:value-type="float" office:value="0.8" table:style-name="ce18">
            <text:p>0.8</text:p>
          </table:table-cell>
          <table:table-cell office:value-type="float" office:value="45.4" table:style-name="ce19">
            <text:p>45.4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London</text:p>
          </table:table-cell>
          <table:table-cell table:style-name="ce24"/>
          <table:table-cell office:value-type="float" office:value="25.6" table:style-name="ce18">
            <text:p>25.6</text:p>
          </table:table-cell>
          <table:table-cell office:value-type="float" office:value="3.1" table:style-name="ce18">
            <text:p>3.1</text:p>
          </table:table-cell>
          <table:table-cell office:value-type="float" office:value="1" table:style-name="ce18">
            <text:p>1.0</text:p>
          </table:table-cell>
          <table:table-cell office:value-type="float" office:value="0.6" table:style-name="ce18">
            <text:p>0.6</text:p>
          </table:table-cell>
          <table:table-cell office:value-type="float" office:value="0.4" table:style-name="ce18">
            <text:p>0.4</text:p>
          </table:table-cell>
          <table:table-cell office:value-type="float" office:value="1" table:style-name="ce18">
            <text:p>1.0</text:p>
          </table:table-cell>
          <table:table-cell office:value-type="float" office:value="30.7" table:style-name="ce19">
            <text:p>30.7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East</text:p>
          </table:table-cell>
          <table:table-cell table:style-name="ce24"/>
          <table:table-cell office:value-type="float" office:value="59.1" table:style-name="ce18">
            <text:p>59.1</text:p>
          </table:table-cell>
          <table:table-cell office:value-type="float" office:value="6.9" table:style-name="ce18">
            <text:p>6.9</text:p>
          </table:table-cell>
          <table:table-cell office:value-type="float" office:value="3.3" table:style-name="ce18">
            <text:p>3.3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.3" table:style-name="ce18">
            <text:p>1.3</text:p>
          </table:table-cell>
          <table:table-cell office:value-type="float" office:value="70.5" table:style-name="ce19">
            <text:p>70.5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outh West</text:p>
          </table:table-cell>
          <table:table-cell table:style-name="ce24"/>
          <table:table-cell office:value-type="float" office:value="31.7" table:style-name="ce18">
            <text:p>31.7</text:p>
          </table:table-cell>
          <table:table-cell office:value-type="float" office:value="3.8" table:style-name="ce18">
            <text:p>3.8</text:p>
          </table:table-cell>
          <table:table-cell office:value-type="float" office:value="2.1" table:style-name="ce18">
            <text:p>2.1</text:p>
          </table:table-cell>
          <table:table-cell office:value-type="float" office:value="0.5" table:style-name="ce18">
            <text:p>0.5</text:p>
          </table:table-cell>
          <table:table-cell office:value-type="float" office:value="0.4" table:style-name="ce18">
            <text:p>0.4</text:p>
          </table:table-cell>
          <table:table-cell office:value-type="float" office:value="0.9" table:style-name="ce18">
            <text:p>0.9</text:p>
          </table:table-cell>
          <table:table-cell office:value-type="float" office:value="38.4" table:style-name="ce19">
            <text:p>38.4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England</text:p>
          </table:table-cell>
          <table:table-cell table:style-name="ce24"/>
          <table:table-cell office:value-type="float" office:value="291.5" table:style-name="ce18">
            <text:p>291.5</text:p>
          </table:table-cell>
          <table:table-cell office:value-type="float" office:value="35.700000000000003" table:style-name="ce18">
            <text:p>35.7</text:p>
          </table:table-cell>
          <table:table-cell office:value-type="float" office:value="20.9" table:style-name="ce18">
            <text:p>20.9</text:p>
          </table:table-cell>
          <table:table-cell office:value-type="float" office:value="3.4" table:style-name="ce18">
            <text:p>3.4</text:p>
          </table:table-cell>
          <table:table-cell office:value-type="float" office:value="3.8" table:style-name="ce18">
            <text:p>3.8</text:p>
          </table:table-cell>
          <table:table-cell office:value-type="float" office:value="7.2" table:style-name="ce18">
            <text:p>7.2</text:p>
          </table:table-cell>
          <table:table-cell office:value-type="float" office:value="355.3" table:style-name="ce19">
            <text:p>355.3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Wales</text:p>
          </table:table-cell>
          <table:table-cell table:style-name="ce24"/>
          <table:table-cell office:value-type="float" office:value="18.2" table:style-name="ce18">
            <text:p>18.2</text:p>
          </table:table-cell>
          <table:table-cell office:value-type="float" office:value="2.2999999999999998" table:style-name="ce18">
            <text:p>2.3</text:p>
          </table:table-cell>
          <table:table-cell office:value-type="float" office:value="1.2" table:style-name="ce18">
            <text:p>1.2</text:p>
          </table:table-cell>
          <table:table-cell office:value-type="float" office:value="0.2" table:style-name="ce18">
            <text:p>0.2</text:p>
          </table:table-cell>
          <table:table-cell office:value-type="float" office:value="0.3" table:style-name="ce18">
            <text:p>0.3</text:p>
          </table:table-cell>
          <table:table-cell office:value-type="float" office:value="0.4" table:style-name="ce18">
            <text:p>0.4</text:p>
          </table:table-cell>
          <table:table-cell office:value-type="float" office:value="22.1" table:style-name="ce19">
            <text:p>22.1</text:p>
          </table:table-cell>
          <table:table-cell table:number-columns-repeated="16375" table:style-name="ce47"/>
        </table:table-row>
        <table:table-row table:style-name="ro9">
          <table:table-cell office:value-type="string" table:style-name="ce53">
            <text:p>Scotland</text:p>
          </table:table-cell>
          <table:table-cell table:style-name="ce24"/>
          <table:table-cell office:value-type="float" office:value="28.4" table:style-name="ce18">
            <text:p>28.4</text:p>
          </table:table-cell>
          <table:table-cell office:value-type="float" office:value="3.6" table:style-name="ce18">
            <text:p>3.6</text:p>
          </table:table-cell>
          <table:table-cell office:value-type="float" office:value="2.2000000000000002" table:style-name="ce18">
            <text:p>2.2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office:value-type="float" office:value="0.7" table:style-name="ce18">
            <text:p>0.7</text:p>
          </table:table-cell>
          <table:table-cell office:value-type="float" office:value="34.9" table:style-name="ce19">
            <text:p>34.9</text:p>
          </table:table-cell>
          <table:table-cell table:number-columns-repeated="16375" table:style-name="ce47"/>
        </table:table-row>
        <table:table-row table:style-name="ro5">
          <table:table-cell office:value-type="string" table:style-name="ce53">
            <text:p>Great Britain</text:p>
          </table:table-cell>
          <table:table-cell table:style-name="ce24"/>
          <table:table-cell office:value-type="float" office:value="338.1" table:style-name="ce18">
            <text:p>338.1</text:p>
          </table:table-cell>
          <table:table-cell office:value-type="float" office:value="41.6" table:style-name="ce18">
            <text:p>41.6</text:p>
          </table:table-cell>
          <table:table-cell office:value-type="float" office:value="24.3" table:style-name="ce18">
            <text:p>24.3</text:p>
          </table:table-cell>
          <table:table-cell office:value-type="float" office:value="3.8" table:style-name="ce18">
            <text:p>3.8</text:p>
          </table:table-cell>
          <table:table-cell office:value-type="float" office:value="4.5999999999999996" table:style-name="ce18">
            <text:p>4.6</text:p>
          </table:table-cell>
          <table:table-cell office:value-type="float" office:value="8.4" table:style-name="ce18">
            <text:p>8.4</text:p>
          </table:table-cell>
          <table:table-cell office:value-type="float" office:value="412.3" table:style-name="ce19">
            <text:p>412.3</text:p>
          </table:table-cell>
          <table:table-cell table:number-columns-repeated="16375" table:style-name="ce47"/>
        </table:table-row>
        <table:table-row table:style-name="ro10">
          <table:table-cell table:style-name="ce26"/>
          <table:table-cell table:style-name="ce27"/>
          <table:table-cell table:number-columns-repeated="7" table:style-name="ce28"/>
          <table:table-cell table:number-columns-repeated="16375" table:style-name="ce47"/>
        </table:table-row>
        <table:table-row table:style-name="ro11">
          <table:table-cell office:value-type="string" table:style-name="ce56">
            <text:p>1 Not exceeding 3,500 kgs gross vehicle weight, post 1982</text:p>
          </table:table-cell>
          <table:table-cell table:style-name="ce30"/>
          <table:table-cell table:style-name="ce31"/>
          <table:table-cell table:style-name="ce32"/>
          <table:table-cell table:number-columns-repeated="4" table:style-name="ce33"/>
          <table:table-cell office:value-type="string" table:style-name="ce34">
            <text:p>Source: DfT National Road Traffic Survey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2 Over 3,500 kgs gross vehicle weight, post 1982</text:p>
          </table:table-cell>
          <table:table-cell table:style-name="ce30"/>
          <table:table-cell table:style-name="ce35"/>
          <table:table-cell table:number-columns-repeated="5" table:style-name="ce33"/>
          <table:table-cell office:value-type="string" table:style-name="ce34">
            <text:p>Last updated: June 2013</text:p>
          </table:table-cell>
          <table:table-cell table:number-columns-repeated="16375" table:style-name="ce47"/>
        </table:table-row>
        <table:table-row table:style-name="ro2">
          <table:table-cell office:value-type="string" table:style-name="ce56">
            <text:p>3 Total of all other vehicles (i.e. motorcycles, buses, and coaches)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office:value-type="string" table:style-name="ce56">
            <text:p>4 Use controls on left hand side to access data for Former Metropolitan Counties (FMC) within these regions</text:p>
          </table:table-cell>
          <table:table-cell table:style-name="ce30"/>
          <table:table-cell table:style-name="ce35"/>
          <table:table-cell table:number-columns-repeated="5" table:style-name="ce33"/>
          <table:table-cell table:style-name="ce36"/>
          <table:table-cell table:number-columns-repeated="16375" table:style-name="ce47"/>
        </table:table-row>
        <table:table-row table:style-name="ro2">
          <table:table-cell table:style-name="ce32"/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30"/>
          <table:table-cell table:style-name="ce31"/>
          <table:table-cell table:number-columns-repeated="6" table:style-name="ce32"/>
          <table:table-cell table:number-columns-repeated="16375" table:style-name="ce47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2">
          <table:table-cell office:value-type="string" table:style-name="ce43">
            <text:p>Notes &amp; definitions (www.gov.uk/transport-statistics-notes-and-guidance-road-traffic)</text:p>
          </table:table-cell>
          <table:table-cell table:style-name="ce40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6">
          <table:table-cell table:style-name="ce20"/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37"/>
          <table:table-cell table:style-name="ce38"/>
          <table:table-cell table:number-columns-repeated="6" table:style-name="ce20"/>
          <table:table-cell table:number-columns-repeated="16375" table:style-name="ce47"/>
        </table:table-row>
        <table:table-row table:number-rows-repeated="1048531" table:style-name="ro14">
          <table:table-cell table:number-columns-repeated="16384"/>
        </table:table-row>
        <table:named-expressions>
          <table:named-range table:name="Print_Area" table:cell-range-address="TRA0206_(1993).$A$1:TRA0206_(1993).$I$45" table:base-cell-address="TRA0206_(1993).$A$1"/>
          <table:named-range table:name="Print_Titles" table:cell-range-address="TRA0206_(1993).$A$3:TRA0206_(1993).$IV$7" table:base-cell-address="TRA0206_(1993)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2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2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2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2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2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2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2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2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2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2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2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2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2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2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2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2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2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2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2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2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2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2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2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2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2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2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206_(2017).$A$1"/>
        <table:named-range table:name="\p" table:cell-range-address="'file://virago.internal.dtlr.gov.uk/data/2005Publications/RoRo%20Q2_2005/Bulletin205draft.xls'#TABLE1a.$P$1" table:base-cell-address="TRA0206_(2017).$A$1"/>
        <table:named-range table:name="\t" table:cell-range-address="'file://virago.internal.dtlr.gov.uk/data/2005Publications/RoRo%20Q2_2005/Bulletin205draft.xls'#TABLE1a.$U$3" table:base-cell-address="TRA0206_(2017).$A$1"/>
        <table:named-expression table:name="_1.2__Average_distance_travelled_by_mode_of_travel__1975_76__1985_86_and_1993_95" table:expression="of:=[.#REF!]" table:base-cell-address="TRA0206_(2017).$A$1"/>
        <table:named-expression table:name="_1981" table:expression="of:=[.#REF!]" table:base-cell-address="TRA0206_(2017).$A$1"/>
        <table:named-expression table:name="_tab13" table:expression="of:=[.#REF!]" table:base-cell-address="TRA0206_(2017).$A$1"/>
        <table:named-expression table:name="_tab14" table:expression="of:=[.#REF!]" table:base-cell-address="TRA0206_(2017).$A$1"/>
        <table:named-expression table:name="activeCell" table:expression="of:=[.#REF!]" table:base-cell-address="TRA0206_(2017).$A$1"/>
        <table:named-expression table:name="ALL" table:expression="of:=#N/A" table:base-cell-address="TRA0206_(2017).$A$1"/>
        <table:named-range table:name="ANNBELGIUM" table:cell-range-address="'file://virago.internal.dtlr.gov.uk/data/2005Publications/RoRo%20Q2_2005/Bulletin205draft.xls'#TABLE5.$D$5:TABLE5.$D$12" table:base-cell-address="TRA0206_(2017).$A$1"/>
        <table:named-range table:name="ANNDVR" table:cell-range-address="'file://virago.internal.dtlr.gov.uk/data/2005Publications/RoRo%20Q2_2005/Bulletin205draft.xls'#TABLE4AL.$D$6:TABLE4AL.$D$12" table:base-cell-address="TRA0206_(2017).$A$1"/>
        <table:named-range table:name="ANNENG" table:cell-range-address="'file://virago.internal.dtlr.gov.uk/data/2005Publications/RoRo%20Q2_2005/Bulletin205draft.xls'#TABLE4AL.$F$6:TABLE4AL.$F$12" table:base-cell-address="TRA0206_(2017).$A$1"/>
        <table:named-range table:name="ANNFORIEGN" table:cell-range-address="'file://virago.internal.dtlr.gov.uk/data/2005Publications/RoRo%20Q2_2005/Bulletin205draft.xls'#TABLE1a.$P$37" table:base-cell-address="TRA0206_(2017).$A$1"/>
        <table:named-range table:name="ANNFRANCE" table:cell-range-address="'file://virago.internal.dtlr.gov.uk/data/2005Publications/RoRo%20Q2_2005/Bulletin205draft.xls'#TABLE5.$B$5:TABLE5.$B$12" table:base-cell-address="TRA0206_(2017).$A$1"/>
        <table:named-range table:name="ANNL" table:cell-range-address="'file://virago.internal.dtlr.gov.uk/data/2005Publications/RoRo%20Q2_2005/Bulletin205draft.xls'#TABLE5.$F$5:TABLE5.$F$12" table:base-cell-address="TRA0206_(2017).$A$1"/>
        <table:named-range table:name="ANNOTHER" table:cell-range-address="'file://virago.internal.dtlr.gov.uk/data/2005Publications/RoRo%20Q2_2005/Bulletin205draft.xls'#TABLE5.$J$5:TABLE5.$J$12" table:base-cell-address="TRA0206_(2017).$A$1"/>
        <table:named-range table:name="ANNSE" table:cell-range-address="'file://virago.internal.dtlr.gov.uk/data/2005Publications/RoRo%20Q2_2005/Bulletin205draft.xls'#TABLE4AL.$B$6:TABLE4AL.$B$12" table:base-cell-address="TRA0206_(2017).$A$1"/>
        <table:named-expression table:name="ANNUAL" table:expression="of:=[.#REF!]" table:base-cell-address="TRA0206_(2017).$A$1"/>
        <table:named-range table:name="ANNUK" table:cell-range-address="'file://virago.internal.dtlr.gov.uk/data/2005Publications/RoRo%20Q2_2005/Bulletin205draft.xls'#TABLE1a.$E$8:TABLE1a.$E$14" table:base-cell-address="TRA0206_(2017).$A$1"/>
        <table:named-range table:name="ANNUT" table:cell-range-address="'file://virago.internal.dtlr.gov.uk/data/2005Publications/RoRo%20Q2_2005/Bulletin205draft.xls'#TABLE1a.$M$8:TABLE1a.$M$14" table:base-cell-address="TRA0206_(2017).$A$1"/>
        <table:named-expression table:name="BARQTR" table:expression="of:=[.#REF!]" table:base-cell-address="TRA0206_(2017).$A$1"/>
        <table:named-expression table:name="BELGIUM" table:expression="of:=[.#REF!]" table:base-cell-address="TRA0206_(2017).$A$1"/>
        <table:named-expression table:name="BULL" table:expression="of:=#N/A" table:base-cell-address="TRA0206_(2017).$A$1"/>
        <table:named-range table:name="CAMARA" table:cell-range-address="'file://virago.internal.dtlr.gov.uk/data/2005Publications/RoRo%20Q2_2005/Bulletin205draft.xls'#TABLE1a.$P$4" table:base-cell-address="TRA0206_(2017).$A$1"/>
        <table:named-expression table:name="CategoryTitle" table:expression="of:=[.#REF!]" table:base-cell-address="TRA0206_(2017).$A$1"/>
        <table:named-range table:name="CLONE" table:cell-range-address="'file://virago.internal.dtlr.gov.uk/data/2005Publications/RoRo%20Q2_2005/Bulletin205draft.xls'#TABLE1a.$P$6" table:base-cell-address="TRA0206_(2017).$A$1"/>
        <table:named-expression table:name="DEFLATOR" table:expression="of:=[.#REF!]" table:base-cell-address="TRA0206_(2017).$A$1"/>
        <table:named-expression table:name="dgdsfyh" table:expression="of:=[.#REF!]" table:base-cell-address="TRA0206_(2017).$A$1"/>
        <table:named-expression table:name="DK" table:expression="of:=[.#REF!]" table:base-cell-address="TRA0206_(2017).$A$1"/>
        <table:named-expression table:name="DNK_D" table:expression="of:=[.#REF!]" table:base-cell-address="TRA0206_(2017).$A$1"/>
        <table:named-expression table:name="DOVER" table:expression="of:=#N/A" table:base-cell-address="TRA0206_(2017).$A$1"/>
        <table:named-expression table:name="EIRE" table:expression="of:=[.#REF!]" table:base-cell-address="TRA0206_(2017).$A$1"/>
        <table:named-expression table:name="ENGLISH" table:expression="of:=#N/A" table:base-cell-address="TRA0206_(2017).$A$1"/>
        <table:named-expression table:name="fbegyear" table:expression="of:=[.#REF!]" table:base-cell-address="TRA0206_(2017).$A$1"/>
        <table:named-range table:name="fendyear" table:cell-range-address="'file://virago.internal.dtlr.gov.uk/data/Publications%20&amp;%20DataProvision/SR2/Annual%20Bulletin%20working%20version/work/Sect1.xls'#Year.$B$3" table:base-cell-address="TRA0206_(2017).$A$1"/>
        <table:named-expression table:name="FL" table:expression="of:=[.#REF!]" table:base-cell-address="TRA0206_(2017).$A$1"/>
        <table:named-expression table:name="Footnotes" table:expression="of:=[.#REF!]" table:base-cell-address="TRA0206_(2017).$A$1"/>
        <table:named-range table:name="FOREIGN" table:cell-range-address="'file://virago.internal.dtlr.gov.uk/data/2005Publications/RoRo%20Q2_2005/Bulletin205draft.xls'#TABLE1a.$P$38:TABLE1a.$P$52" table:base-cell-address="TRA0206_(2017).$A$1"/>
        <table:named-expression table:name="FRANCE" table:expression="of:=[.#REF!]" table:base-cell-address="TRA0206_(2017).$A$1"/>
        <table:named-range table:name="fyear" table:cell-range-address="'file://virago.internal.dtlr.gov.uk/data/Publications%20&amp;%20DataProvision/SR2/Annual%20Bulletin%20working%20version/work/Sect1.xls'#c11.$D$42" table:base-cell-address="TRA0206_(2017).$A$1"/>
        <table:named-expression table:name="GERMANY" table:expression="of:=[.#REF!]" table:base-cell-address="TRA0206_(2017)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206_(2017).$A$1"/>
        <table:named-expression table:name="GraphTitle" table:expression="of:=[.#REF!]" table:base-cell-address="TRA0206_(2017).$A$1"/>
        <table:named-expression table:name="ITALY" table:expression="of:=[.#REF!]" table:base-cell-address="TRA0206_(2017).$A$1"/>
        <table:named-expression table:name="NLS" table:expression="of:=[.#REF!]" table:base-cell-address="TRA0206_(2017).$A$1"/>
        <table:named-expression table:name="NONEC" table:expression="of:=[.#REF!]" table:base-cell-address="TRA0206_(2017).$A$1"/>
        <table:named-expression table:name="NORTHSEA" table:expression="of:=#N/A" table:base-cell-address="TRA0206_(2017).$A$1"/>
        <table:named-expression table:name="OldData" table:expression="of:=[.#REF!]" table:base-cell-address="TRA0206_(2017).$A$1"/>
        <table:named-expression table:name="OTHER" table:expression="of:=#N/A" table:base-cell-address="TRA0206_(2017).$A$1"/>
        <table:named-expression table:name="OTHEREC" table:expression="of:=[.#REF!]" table:base-cell-address="TRA0206_(2017).$A$1"/>
        <table:named-expression table:name="PIE" table:expression="of:=[.#REF!]" table:base-cell-address="TRA0206_(2017).$A$1"/>
        <table:named-expression table:name="Print_Area" table:expression="of:=[.#REF!]" table:base-cell-address="TRA0206_(2017).$A$1"/>
        <table:named-range table:name="Print_Area_MI" table:cell-range-address="'file://virago.internal.dtlr.gov.uk/data/2005Publications/RoRo%20Q2_2005/Bulletin205draft.xls'#TABLE1a.$A$1:TABLE1a.$O$37" table:base-cell-address="TRA0206_(2017).$A$1"/>
        <table:named-expression table:name="PUBLISH_Print_Area" table:expression="of:=[.#REF!]" table:base-cell-address="TRA0206_(2017).$A$1"/>
        <table:named-expression table:name="PUBLISH1998_Print_Area" table:expression="of:=[.#REF!]" table:base-cell-address="TRA0206_(2017).$A$1"/>
        <table:named-expression table:name="qryNonEUBreakdown" table:expression="of:=[.#REF!]" table:base-cell-address="TRA0206_(2017).$A$1"/>
        <table:named-expression table:name="QUARTER" table:expression="of:=[.#REF!]" table:base-cell-address="TRA0206_(2017).$A$1"/>
        <table:named-expression table:name="SPAIN" table:expression="of:=[.#REF!]" table:base-cell-address="TRA0206_(2017).$A$1"/>
        <table:named-range table:name="tab" table:cell-range-address="'file://virago.internal.dtlr.gov.uk/data/IRHS/EXCEL/RORO/bulletins/2003/SA%20Changes/SA%20Changes%20to%20bulletin%20-%20draft.xls'#TABLE1a.$U$3" table:base-cell-address="TRA0206_(2017).$A$1"/>
        <table:named-expression table:name="TAB4ALL" table:expression="of:=#N/A" table:base-cell-address="TRA0206_(2017).$A$1"/>
        <table:named-expression table:name="TAB4PV" table:expression="of:=#N/A" table:base-cell-address="TRA0206_(2017).$A$1"/>
        <table:named-expression table:name="TAB4UT" table:expression="of:=#N/A" table:base-cell-address="TRA0206_(2017).$A$1"/>
        <table:named-expression table:name="TableTitle" table:expression="of:=[.#REF!]" table:base-cell-address="TRA0206_(2017).$A$1"/>
        <table:named-expression table:name="testing" table:expression="of:=[.#REF!]" table:base-cell-address="TRA0206_(2017).$A$1"/>
        <table:named-expression table:name="UK" table:expression="of:=#N/A" table:base-cell-address="TRA0206_(2017).$A$1"/>
        <table:named-expression table:name="UT" table:expression="of:=#N/A" table:base-cell-address="TRA0206_(2017).$A$1"/>
        <table:named-expression table:name="ValueTitle" table:expression="of:=[.#REF!]" table:base-cell-address="TRA0206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" style:display-name="Hyperlink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17in" style:print-orientation="landscape" style:print-page-order="ttb" style:first-page-number="continue" style:scale-to="99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3:25:14Z</meta:creation-date>
    <dc:date>2018-07-03T17:23:43Z</dc:date>
  </office:meta>
</office:document-meta>
</file>